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4.787cm" style:rel-column-width="18454*"/>
    </style:style>
    <style:style style:name="Table11.B" style:family="table-column">
      <style:table-column-properties style:column-width="12.213cm" style:rel-column-width="47081*"/>
    </style:style>
    <style:style style:name="Table1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1.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1.A2" style:family="table-cell">
      <style:table-cell-properties style:border-line-width-bottom="0.002cm 0.035cm 0.002cm" fo:padding="0.097cm" fo:border-left="0.002cm solid #000000" fo:border-right="none" fo:border-top="none" fo:border-bottom="0.039cm double #000000"/>
    </style:style>
    <style:style style:name="Table11.B2" style:family="table-cell">
      <style:table-cell-properties style:border-line-width-bottom="0.002cm 0.035cm 0.002cm" fo:padding="0.097cm" fo:border-left="0.002cm solid #000000" fo:border-right="0.002cm solid #000000" fo:border-top="none" fo:border-bottom="0.039cm double #000000"/>
    </style:style>
    <style:style style:name="Table11.A3" style:family="table-cell">
      <style:table-cell-properties fo:padding="0.097cm" fo:border-left="0.002cm solid #000000" fo:border-right="none"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2" style:family="table">
      <style:table-properties style:width="16.962cm" fo:margin-left="0.019cm" fo:margin-right="0.019cm" table:align="margins" style:shadow="none"/>
    </style:style>
    <style:style style:name="Table2.A" style:family="table-column">
      <style:table-column-properties style:column-width="1.923cm" style:rel-column-width="7428*"/>
    </style:style>
    <style:style style:name="Table2.B" style:family="table-column">
      <style:table-column-properties style:column-width="1.395cm" style:rel-column-width="5390*"/>
    </style:style>
    <style:style style:name="Table2.D" style:family="table-column">
      <style:table-column-properties style:column-width="3.993cm" style:rel-column-width="15429*"/>
    </style:style>
    <style:style style:name="Table2.E" style:family="table-column">
      <style:table-column-properties style:column-width="8.255cm" style:rel-column-width="31898*"/>
    </style:style>
    <style:style style:name="Table2.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A2" style:family="table-cell">
      <style:table-cell-properties style:border-line-width-right="0.002cm 0.035cm 0.002cm" fo:padding="0.097cm" fo:border-left="0.002cm solid #000000" fo:border-right="0.039cm double #000000"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2.B3" style:family="table-cell">
      <style:table-cell-properties style:border-line-width-bottom="0.002cm 0.035cm 0.002cm" fo:padding="0.097cm" fo:border-left="0.002cm solid #000000" fo:border-right="none" fo:border-top="none" fo:border-bottom="0.039cm double #000000"/>
    </style:style>
    <style:style style:name="Table2.C3" style:family="table-cell" style:data-style-name="N0">
      <style:table-cell-properties style:border-line-width-bottom="0.002cm 0.035cm 0.002cm" fo:padding="0.097cm" fo:border-left="0.002cm solid #000000" fo:border-right="none" fo:border-top="none" fo:border-bottom="0.039cm double #000000"/>
    </style:style>
    <style:style style:name="Table2.E3" style:family="table-cell">
      <style:table-cell-properties style:border-line-width-bottom="0.002cm 0.035cm 0.002cm" fo:padding="0.097cm" fo:border-left="0.002cm solid #000000" fo:border-right="0.002cm solid #000000" fo:border-top="none" fo:border-bottom="0.039cm double #000000"/>
    </style:style>
    <style:style style:name="Table8" style:family="table">
      <style:table-properties style:width="17.011cm" fo:margin-left="0cm" fo:margin-right="-0.011cm" table:align="margins" style:shadow="none"/>
    </style:style>
    <style:style style:name="Table8.A" style:family="table-column">
      <style:table-column-properties style:column-width="4.736cm" style:rel-column-width="18245*"/>
    </style:style>
    <style:style style:name="Table8.B" style:family="table-column">
      <style:table-column-properties style:column-width="1.732cm" style:rel-column-width="6673*"/>
    </style:style>
    <style:style style:name="Table8.D" style:family="table-column">
      <style:table-column-properties style:column-width="2.667cm" style:rel-column-width="10274*"/>
    </style:style>
    <style:style style:name="Table8.E" style:family="table-column">
      <style:table-column-properties style:column-width="1.67cm" style:rel-column-width="6435*"/>
    </style:style>
    <style:style style:name="Table8.G" style:family="table-column">
      <style:table-column-properties style:column-width="2.803cm" style:rel-column-width="10800*"/>
    </style:style>
    <style:style style:name="Table8.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8.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8.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1.346cm" style:rel-column-width="5188*"/>
    </style:style>
    <style:style style:name="Table1.C" style:family="table-column">
      <style:table-column-properties style:column-width="1.782cm" style:rel-column-width="6867*"/>
    </style:style>
    <style:style style:name="Table1.D" style:family="table-column">
      <style:table-column-properties style:column-width="11.876cm" style:rel-column-width="45783*"/>
    </style:style>
    <style:style style:name="Table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D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7" style:family="table-cell">
      <style:table-cell-properties style:border-line-width-bottom="0.002cm 0.035cm 0.002cm" fo:padding="0.097cm" fo:border-left="0.002cm solid #000000" fo:border-right="none" fo:border-top="none" fo:border-bottom="0.039cm double #000000"/>
    </style:style>
    <style:style style:name="Table1.B7" style:family="table-cell" style:data-style-name="N0">
      <style:table-cell-properties style:border-line-width-bottom="0.002cm 0.035cm 0.002cm" fo:padding="0.097cm" fo:border-left="0.002cm solid #000000" fo:border-right="none" fo:border-top="none" fo:border-bottom="0.039cm double #000000"/>
    </style:style>
    <style:style style:name="Table1.D7" style:family="table-cell">
      <style:table-cell-properties style:border-line-width-bottom="0.002cm 0.035cm 0.002cm" fo:padding="0.097cm" fo:border-left="0.002cm solid #000000" fo:border-right="0.002cm solid #000000" fo:border-top="none" fo:border-bottom="0.039cm double #000000"/>
    </style:style>
    <style:style style:name="Table3" style:family="table">
      <style:table-properties style:width="17cm" table:align="margins" style:shadow="none"/>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3.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hadow="none"/>
    </style:style>
    <style:style style:name="Table7.A" style:family="table-column">
      <style:table-column-properties style:column-width="2cm" style:rel-column-width="1134*"/>
    </style:style>
    <style:style style:name="Table7.B" style:family="table-column">
      <style:table-column-properties style:column-width="3.75cm" style:rel-column-width="2126*"/>
    </style:style>
    <style:style style:name="Table7.D" style:family="table-column">
      <style:table-column-properties style:column-width="1.877cm" style:rel-column-width="1064*"/>
    </style:style>
    <style:style style:name="Table7.E" style:family="table-column">
      <style:table-column-properties style:column-width="1.873cm" style:rel-column-width="1062*"/>
    </style:style>
    <style:style style:name="Table7.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7.B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7.F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7.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7.B2" style:family="table-cell" style:data-style-name="N100">
      <style:table-cell-properties fo:padding="0.097cm" fo:border-left="0.002cm solid #000000" fo:border-right="none" fo:border-top="none" fo:border-bottom="0.002cm solid #000000"/>
    </style:style>
    <style:style style:name="Table7.F2" style:family="table-cell" style:data-style-name="N100">
      <style:table-cell-properties fo:padding="0.097cm" fo:border-left="0.002cm solid #000000" fo:border-right="0.002cm solid #000000" fo:border-top="none" fo:border-bottom="0.002cm solid #000000"/>
    </style:style>
    <style:style style:name="Table4" style:family="table">
      <style:table-properties style:width="17cm" table:align="margins" style:shadow="none"/>
    </style:style>
    <style:style style:name="Table4.A" style:family="table-column">
      <style:table-column-properties style:column-width="1.889cm" style:rel-column-width="7281*"/>
    </style:style>
    <style:style style:name="Table4.I" style:family="table-column">
      <style:table-column-properties style:column-width="1.891cm" style:rel-column-width="7287*"/>
    </style:style>
    <style:style style:name="Table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4.B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4.I1" style:family="table-cell" style:data-style-name="N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4.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hadow="none"/>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5.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style:border-line-width-right="0.002cm 0.035cm 0.002cm" fo:padding="0.097cm" fo:border-left="0.002cm solid #000000" fo:border-right="0.039cm double #000000"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hadow="none"/>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6.C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6.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style:border-line-width-right="0.002cm 0.035cm 0.002cm" fo:padding="0.097cm" fo:border-left="0.002cm solid #000000" fo:border-right="0.039cm double #000000"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0" style:family="table">
      <style:table-properties style:width="16.955cm" fo:margin-left="0cm" fo:margin-right="0.046cm" table:align="margins" style:shadow="none"/>
    </style:style>
    <style:style style:name="Table10.A" style:family="table-column">
      <style:table-column-properties style:column-width="1.824cm" style:rel-column-width="1034*"/>
    </style:style>
    <style:style style:name="Table10.B" style:family="table-column">
      <style:table-column-properties style:column-width="1.111cm" style:rel-column-width="630*"/>
    </style:style>
    <style:style style:name="Table10.C" style:family="table-column">
      <style:table-column-properties style:column-width="1.217cm" style:rel-column-width="690*"/>
    </style:style>
    <style:style style:name="Table10.D" style:family="table-column">
      <style:table-column-properties style:column-width="1.376cm" style:rel-column-width="780*"/>
    </style:style>
    <style:style style:name="Table10.E" style:family="table-column">
      <style:table-column-properties style:column-width="1.138cm" style:rel-column-width="645*"/>
    </style:style>
    <style:style style:name="Table10.F" style:family="table-column">
      <style:table-column-properties style:column-width="1.536cm" style:rel-column-width="871*"/>
    </style:style>
    <style:style style:name="Table10.G" style:family="table-column">
      <style:table-column-properties style:column-width="8.752cm" style:rel-column-width="4962*"/>
    </style:style>
    <style:style style:name="Table10.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0.B1" style:family="table-cell">
      <style:table-cell-properties fo:background-color="#e6e6e6" style:border-line-width-left="0.002cm 0.035cm 0.002cm" style:border-line-width-right="0.002cm 0.035cm 0.002cm" fo:padding="0.097cm" fo:border-left="0.039cm double #000000" fo:border-right="0.039cm double #000000" fo:border-top="0.002cm solid #000000" fo:border-bottom="0.002cm solid #000000">
        <style:background-image/>
      </style:table-cell-properties>
    </style:style>
    <style:style style:name="Table10.D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F1" style:family="table-cell">
      <style:table-cell-properties fo:background-color="#e6e6e6" style:border-line-width-left="0.002cm 0.035cm 0.002cm" style:border-line-width-bottom="0.002cm 0.035cm 0.002cm" fo:padding="0.097cm" fo:border-left="0.039cm double #000000" fo:border-right="none" fo:border-top="0.002cm solid #000000" fo:border-bottom="0.039cm double #000000">
        <style:background-image/>
      </style:table-cell-properties>
    </style:style>
    <style:style style:name="Table10.G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0.A2"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10.B2"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10.D2"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10.G2" style:family="table-cell">
      <style:table-cell-properties fo:background-color="#e6e6e6" style:border-line-width-bottom="0.002cm 0.035cm 0.002cm" fo:padding="0.097cm" fo:border-left="0.002cm solid #000000" fo:border-right="0.002cm solid #000000" fo:border-top="none" fo:border-bottom="0.039cm double #000000">
        <style:background-image/>
      </style:table-cell-properties>
    </style:style>
    <style:style style:name="Table10.A3"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10.B3" style:family="table-cell" style:data-style-name="N0">
      <style:table-cell-properties fo:background-color="#e6e6e6" style:border-line-width-left="0.002cm 0.035cm 0.002cm" style:border-line-width-top="0.002cm 0.035cm 0.002cm" fo:padding="0.097cm" fo:border-left="0.039cm double #000000" fo:border-right="none" fo:border-top="0.039cm double #000000" fo:border-bottom="0.002cm solid #000000">
        <style:background-image/>
      </style:table-cell-properties>
    </style:style>
    <style:style style:name="Table10.D3" style:family="table-cell" style:data-style-name="N0">
      <style:table-cell-properties fo:background-color="#e6e6e6" style:border-line-width-top="0.002cm 0.035cm 0.002cm" fo:padding="0.097cm" fo:border-left="0.002cm solid #000000" fo:border-right="none" fo:border-top="0.039cm double #000000" fo:border-bottom="0.002cm solid #000000">
        <style:background-image/>
      </style:table-cell-properties>
    </style:style>
    <style:style style:name="Table10.E3" style:family="table-cell" style:data-style-name="N0">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10.F3" style:family="table-cell">
      <style:table-cell-properties style:border-line-width-left="0.002cm 0.035cm 0.002cm" style:border-line-width-top="0.002cm 0.035cm 0.002cm" fo:padding="0.097cm" fo:border-left="0.039cm double #000000" fo:border-right="none" fo:border-top="0.039cm double #000000" fo:border-bottom="0.002cm solid #000000"/>
    </style:style>
    <style:style style:name="Table10.G3" style:family="table-cell">
      <style:table-cell-properties style:border-line-width-top="0.002cm 0.035cm 0.002cm" fo:padding="0.097cm" fo:border-left="0.002cm solid #000000" fo:border-right="0.002cm solid #000000" fo:border-top="0.039cm double #000000" fo:border-bottom="0.002cm solid #000000"/>
    </style:style>
    <style:style style:name="Table10.A4" style:family="table-cell">
      <style:table-cell-properties style:border-line-width-right="0.002cm 0.035cm 0.002cm" fo:padding="0.097cm" fo:border-left="0.002cm solid #000000" fo:border-right="0.039cm double #000000" fo:border-top="none" fo:border-bottom="0.002cm solid #000000"/>
    </style:style>
    <style:style style:name="Table10.B4" style:family="table-cell" style:data-style-name="N0">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D4"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10.F4" style:family="table-cell">
      <style:table-cell-properties style:border-line-width-left="0.002cm 0.035cm 0.002cm" fo:padding="0.097cm" fo:border-left="0.039cm double #000000" fo:border-right="none" fo:border-top="none" fo:border-bottom="0.002cm solid #000000"/>
    </style:style>
    <style:style style:name="Table10.G4" style:family="table-cell">
      <style:table-cell-properties fo:padding="0.097cm" fo:border-left="0.002cm solid #000000" fo:border-right="0.002cm solid #000000" fo:border-top="none" fo:border-bottom="0.002cm solid #000000"/>
    </style:style>
    <style:style style:name="Table10.B5" style:family="table-cell" style:data-style-name="N0">
      <style:table-cell-properties style:border-line-width-left="0.002cm 0.035cm 0.002cm" fo:padding="0.097cm" fo:border-left="0.039cm double #000000" fo:border-right="none" fo:border-top="none" fo:border-bottom="0.002cm solid #000000"/>
    </style:style>
    <style:style style:name="Table10.C5" style:family="table-cell" style:data-style-name="N0">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10.D5" style:family="table-cell" style:data-style-name="N0">
      <style:table-cell-properties fo:padding="0.097cm" fo:border-left="0.002cm solid #000000" fo:border-right="none" fo:border-top="none" fo:border-bottom="0.002cm solid #000000"/>
    </style:style>
    <style:style style:name="Table10.C6"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10.B10"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10.E10" style:family="table-cell">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10.E11" style:family="table-cell" style:data-style-name="N0">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9" style:family="table">
      <style:table-properties style:width="16.953cm" fo:margin-left="0cm" fo:margin-right="0.048cm" table:align="margins" style:shadow="none"/>
    </style:style>
    <style:style style:name="Table9.A" style:family="table-column">
      <style:table-column-properties style:column-width="1.796cm" style:rel-column-width="6941*"/>
    </style:style>
    <style:style style:name="Table9.B" style:family="table-column">
      <style:table-column-properties style:column-width="1.263cm" style:rel-column-width="4882*"/>
    </style:style>
    <style:style style:name="Table9.M" style:family="table-column">
      <style:table-column-properties style:column-width="1.265cm" style:rel-column-width="4892*"/>
    </style:style>
    <style:style style:name="Tab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I1" style:family="table-cell">
      <style:table-cell-properties fo:background-color="#e6e6e6" fo:padding="0.097cm" fo:border="0.002cm solid #000000">
        <style:background-image/>
      </style:table-cell-properties>
    </style:style>
    <style:style style:name="Table9.A2" style:family="table-cell">
      <style:table-cell-properties fo:background-color="#e6e6e6" fo:padding="0.097cm" fo:border-left="0.002cm solid #000000" fo:border-right="none" fo:border-top="none" fo:border-bottom="0.002cm solid #000000">
        <style:background-image/>
      </style:table-cell-properties>
    </style:style>
    <style:style style:name="Table9.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9.A3"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9.M3" style:family="table-cell">
      <style:table-cell-properties fo:background-color="#e6e6e6" style:border-line-width-bottom="0.002cm 0.035cm 0.002cm" fo:padding="0.097cm" fo:border-left="0.002cm solid #000000" fo:border-right="0.002cm solid #000000" fo:border-top="none" fo:border-bottom="0.039cm double #000000">
        <style:background-image/>
      </style:table-cell-properties>
    </style:style>
    <style:style style:name="Table9.A4" style:family="table-cell">
      <style:table-cell-properties style:border-line-width-right="0.002cm 0.035cm 0.002cm" fo:padding="0.097cm" fo:border-left="0.002cm solid #000000" fo:border-right="0.039cm double #000000" fo:border-top="none" fo:border-bottom="0.002cm solid #000000"/>
    </style:style>
    <style:style style:name="Table9.B4" style:family="table-cell" style:data-style-name="N0">
      <style:table-cell-properties fo:padding="0.097cm" fo:border-left="0.002cm solid #000000" fo:border-right="none" fo:border-top="none" fo:border-bottom="0.002cm solid #000000"/>
    </style:style>
    <style:style style:name="Table9.H4"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9.M4" style:family="table-cell" style:data-style-name="N0">
      <style:table-cell-properties fo:padding="0.097cm" fo:border-left="0.002cm solid #000000" fo:border-right="0.002cm solid #000000" fo:border-top="none" fo:border-bottom="0.002cm solid #000000"/>
    </style:style>
    <style:style style:name="Table12" style:family="table">
      <style:table-properties style:width="17cm" table:align="margins" style:shadow="none"/>
    </style:style>
    <style:style style:name="Table12.A" style:family="table-column">
      <style:table-column-properties style:column-width="2cm" style:rel-column-width="1134*"/>
    </style:style>
    <style:style style:name="Table12.B" style:family="table-column">
      <style:table-column-properties style:column-width="7.5cm" style:rel-column-width="4252*"/>
    </style:style>
    <style:style style:name="Table12.C" style:family="table-column">
      <style:table-column-properties style:column-width="3.75cm" style:rel-column-width="2126*"/>
    </style:style>
    <style:style style:name="Table12.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2.B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2.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12.B2" style:family="table-cell" style:data-style-name="N100">
      <style:table-cell-properties fo:padding="0.097cm" fo:border-left="0.002cm solid #000000" fo:border-right="0.002cm solid #000000" fo:border-top="none" fo:border-bottom="0.002cm solid #000000"/>
    </style:style>
    <style:style style:name="Table12.B3" style:family="table-cell" style:data-style-name="N100">
      <style:table-cell-properties fo:padding="0.097cm" fo:border-left="0.002cm solid #000000" fo:border-right="none" fo:border-top="none" fo:border-bottom="0.002cm solid #000000"/>
    </style:style>
    <style:style style:name="P1" style:family="paragraph" style:parent-style-name="Footer">
      <style:text-properties officeooo:paragraph-rsid="00382091"/>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0ef393"/>
    </style:style>
    <style:style style:name="P4" style:family="paragraph" style:parent-style-name="Table_20_Contents">
      <style:paragraph-properties fo:text-align="justify" style:justify-single-word="false"/>
      <style:text-properties officeooo:paragraph-rsid="00169342"/>
    </style:style>
    <style:style style:name="P5" style:family="paragraph" style:parent-style-name="Table_20_Contents">
      <style:paragraph-properties fo:text-align="justify" style:justify-single-word="false"/>
      <style:text-properties officeooo:paragraph-rsid="001fd4d7"/>
    </style:style>
    <style:style style:name="P6" style:family="paragraph" style:parent-style-name="Table_20_Contents">
      <style:paragraph-properties fo:text-align="justify" style:justify-single-word="false"/>
      <style:text-properties officeooo:paragraph-rsid="0021d2eb"/>
    </style:style>
    <style:style style:name="P7" style:family="paragraph" style:parent-style-name="Table_20_Contents">
      <style:paragraph-properties fo:text-align="justify" style:justify-single-word="false"/>
      <style:text-properties officeooo:paragraph-rsid="0027516a"/>
    </style:style>
    <style:style style:name="P8" style:family="paragraph" style:parent-style-name="Table_20_Contents">
      <style:paragraph-properties fo:text-align="justify" style:justify-single-word="false"/>
      <style:text-properties officeooo:paragraph-rsid="002a8be2"/>
    </style:style>
    <style:style style:name="P9" style:family="paragraph" style:parent-style-name="Table_20_Contents">
      <style:paragraph-properties fo:text-align="justify" style:justify-single-word="false"/>
      <style:text-properties officeooo:paragraph-rsid="002c0bca"/>
    </style:style>
    <style:style style:name="P10" style:family="paragraph" style:parent-style-name="Table_20_Contents">
      <style:paragraph-properties fo:text-align="justify" style:justify-single-word="false"/>
      <style:text-properties officeooo:paragraph-rsid="002ba61c"/>
    </style:style>
    <style:style style:name="P11" style:family="paragraph" style:parent-style-name="Table_20_Contents">
      <style:paragraph-properties fo:text-align="justify" style:justify-single-word="false"/>
      <style:text-properties officeooo:paragraph-rsid="0037cd82"/>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text-properties style:font-name="Times New Roman2" style:font-name-asian="Times New Roman2" style:font-name-complex="Times New Roman2"/>
    </style:style>
    <style:style style:name="P15" style:family="paragraph" style:parent-style-name="Table_20_Contents">
      <style:paragraph-properties fo:text-align="end" style:justify-single-word="false"/>
      <style:text-properties style:font-name="Times New Roman2" officeooo:paragraph-rsid="00169342" style:font-name-asian="Times New Roman2" style:font-name-complex="Times New Roman2"/>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justify" style:justify-single-word="false"/>
      <style:text-properties officeooo:rsid="0004816b" officeooo:paragraph-rsid="0004816b"/>
    </style:style>
    <style:style style:name="P18" style:family="paragraph" style:parent-style-name="Table_20_Contents">
      <style:paragraph-properties fo:text-align="justify" style:justify-single-word="false"/>
      <style:text-properties officeooo:rsid="0013ffe2" officeooo:paragraph-rsid="0013ffe2"/>
    </style:style>
    <style:style style:name="P19" style:family="paragraph" style:parent-style-name="Table_20_Contents">
      <style:paragraph-properties fo:text-align="justify" style:justify-single-word="false"/>
      <style:text-properties officeooo:rsid="000f9cba" officeooo:paragraph-rsid="000f9cba"/>
    </style:style>
    <style:style style:name="P20" style:family="paragraph" style:parent-style-name="Table_20_Contents">
      <style:paragraph-properties fo:text-align="justify" style:justify-single-word="false"/>
      <style:text-properties officeooo:rsid="0014b1dc" officeooo:paragraph-rsid="0014b1dc"/>
    </style:style>
    <style:style style:name="P21" style:family="paragraph" style:parent-style-name="Table_20_Contents">
      <style:paragraph-properties fo:text-align="justify" style:justify-single-word="false"/>
      <style:text-properties officeooo:rsid="000ef393" officeooo:paragraph-rsid="000ef393"/>
    </style:style>
    <style:style style:name="P22" style:family="paragraph" style:parent-style-name="Table_20_Contents">
      <style:paragraph-properties fo:text-align="justify" style:justify-single-word="false"/>
      <style:text-properties officeooo:rsid="000ef393" officeooo:paragraph-rsid="002a8be2"/>
    </style:style>
    <style:style style:name="P23" style:family="paragraph" style:parent-style-name="Table_20_Contents">
      <style:paragraph-properties fo:text-align="end" style:justify-single-word="false"/>
      <style:text-properties officeooo:rsid="0010f58a"/>
    </style:style>
    <style:style style:name="P24" style:family="paragraph" style:parent-style-name="Table_20_Contents">
      <style:text-properties officeooo:rsid="000ced1c" officeooo:paragraph-rsid="000ced1c"/>
    </style:style>
    <style:style style:name="P25" style:family="paragraph" style:parent-style-name="Table_20_Contents">
      <style:text-properties officeooo:rsid="000ad027" officeooo:paragraph-rsid="002a8be2"/>
    </style:style>
    <style:style style:name="P26" style:family="paragraph" style:parent-style-name="Table_20_Contents">
      <style:text-properties officeooo:paragraph-rsid="001b284d"/>
    </style:style>
    <style:style style:name="P27" style:family="paragraph" style:parent-style-name="Table_20_Contents">
      <style:text-properties officeooo:rsid="001b284d" officeooo:paragraph-rsid="001b284d"/>
    </style:style>
    <style:style style:name="P28" style:family="paragraph" style:parent-style-name="Table_20_Contents">
      <style:paragraph-properties fo:text-align="end" style:justify-single-word="false"/>
      <style:text-properties officeooo:rsid="00169342" officeooo:paragraph-rsid="00169342"/>
    </style:style>
    <style:style style:name="P29" style:family="paragraph" style:parent-style-name="Table_20_Contents">
      <style:text-properties officeooo:paragraph-rsid="0023049e"/>
    </style:style>
    <style:style style:name="P30" style:family="paragraph" style:parent-style-name="Table_20_Contents">
      <style:text-properties officeooo:paragraph-rsid="0027516a"/>
    </style:style>
    <style:style style:name="P31" style:family="paragraph" style:parent-style-name="Table_20_Contents">
      <style:text-properties officeooo:paragraph-rsid="002a8be2"/>
    </style:style>
    <style:style style:name="P32" style:family="paragraph" style:parent-style-name="Table_20_Contents">
      <style:paragraph-properties fo:text-align="justify" style:justify-single-word="false"/>
      <style:text-properties officeooo:rsid="002ba61c" officeooo:paragraph-rsid="002ba61c"/>
    </style:style>
    <style:style style:name="P33" style:family="paragraph" style:parent-style-name="Table_20_Contents">
      <style:paragraph-properties fo:text-align="justify" style:justify-single-word="false"/>
      <style:text-properties officeooo:rsid="002c0bca" officeooo:paragraph-rsid="002c0bca"/>
    </style:style>
    <style:style style:name="P34" style:family="paragraph" style:parent-style-name="Table_20_Contents">
      <style:paragraph-properties fo:text-align="justify" style:justify-single-word="false"/>
      <style:text-properties officeooo:rsid="001fd4d7" officeooo:paragraph-rsid="001fd4d7"/>
    </style:style>
    <style:style style:name="P35" style:family="paragraph" style:parent-style-name="Table_20_Contents">
      <style:paragraph-properties fo:text-align="justify" style:justify-single-word="false"/>
      <style:text-properties officeooo:rsid="001fd4d7" officeooo:paragraph-rsid="0021d2eb"/>
    </style:style>
    <style:style style:name="P36" style:family="paragraph" style:parent-style-name="Table_20_Contents">
      <style:paragraph-properties fo:text-align="justify" style:justify-single-word="false"/>
      <style:text-properties officeooo:rsid="0021d2eb" officeooo:paragraph-rsid="0021d2eb"/>
    </style:style>
    <style:style style:name="P37" style:family="paragraph" style:parent-style-name="Table_20_Contents">
      <style:paragraph-properties fo:text-align="justify" style:justify-single-word="false"/>
      <style:text-properties officeooo:rsid="0023c164" officeooo:paragraph-rsid="0023c164"/>
    </style:style>
    <style:style style:name="P38" style:family="paragraph" style:parent-style-name="Table_20_Contents">
      <style:paragraph-properties fo:text-align="justify" style:justify-single-word="false"/>
      <style:text-properties officeooo:rsid="0023049e" officeooo:paragraph-rsid="0023049e"/>
    </style:style>
    <style:style style:name="P39" style:family="paragraph" style:parent-style-name="Table_20_Contents">
      <style:paragraph-properties fo:text-align="end" style:justify-single-word="false"/>
      <style:text-properties officeooo:rsid="002a8be2" officeooo:paragraph-rsid="002a8be2"/>
    </style:style>
    <style:style style:name="P40" style:family="paragraph" style:parent-style-name="Table_20_Contents">
      <style:text-properties officeooo:rsid="002a8be2" officeooo:paragraph-rsid="002a8be2"/>
    </style:style>
    <style:style style:name="P41" style:family="paragraph" style:parent-style-name="Table_20_Contents">
      <style:text-properties officeooo:rsid="00181e69" officeooo:paragraph-rsid="00181e69"/>
    </style:style>
    <style:style style:name="P42" style:family="paragraph" style:parent-style-name="Table_20_Contents">
      <style:text-properties officeooo:rsid="00181e69" officeooo:paragraph-rsid="00326ad2"/>
    </style:style>
    <style:style style:name="P43" style:family="paragraph" style:parent-style-name="Table_20_Contents">
      <style:text-properties officeooo:paragraph-rsid="00344f00"/>
    </style:style>
    <style:style style:name="P44" style:family="paragraph" style:parent-style-name="Table_20_Contents">
      <style:text-properties officeooo:rsid="00326ad2" officeooo:paragraph-rsid="00326ad2"/>
    </style:style>
    <style:style style:name="P4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6" style:family="paragraph" style:parent-style-name="Standard">
      <style:paragraph-properties fo:text-align="center" style:justify-single-word="false"/>
      <style:text-properties fo:font-size="16pt" fo:font-weight="bold" officeooo:paragraph-rsid="002ba61c" style:font-size-asian="16pt" style:font-weight-asian="bold" style:font-size-complex="16pt" style:font-weight-complex="bold"/>
    </style:style>
    <style:style style:name="P47" style:family="paragraph" style:parent-style-name="Standard">
      <style:paragraph-properties fo:text-align="center" style:justify-single-word="false"/>
      <style:text-properties fo:font-size="16pt" fo:font-weight="bold" officeooo:rsid="002ba61c" officeooo:paragraph-rsid="002ba61c" style:font-size-asian="16pt" style:font-weight-asian="bold" style:font-size-complex="16pt" style:font-weight-complex="bold"/>
    </style:style>
    <style:style style:name="P48" style:family="paragraph" style:parent-style-name="Table">
      <style:paragraph-properties fo:keep-with-next="always"/>
    </style:style>
    <style:style style:name="P49" style:family="paragraph" style:parent-style-name="Table">
      <style:paragraph-properties fo:keep-with-next="always"/>
      <style:text-properties officeooo:paragraph-rsid="0027516a"/>
    </style:style>
    <style:style style:name="P50" style:family="paragraph" style:parent-style-name="Text_20_body">
      <style:text-properties officeooo:paragraph-rsid="0013ffe2"/>
    </style:style>
    <style:style style:name="P51" style:family="paragraph" style:parent-style-name="Text_20_body">
      <style:text-properties officeooo:rsid="0013ffe2" officeooo:paragraph-rsid="0013ffe2"/>
    </style:style>
    <style:style style:name="P52" style:family="paragraph" style:parent-style-name="Text_20_body">
      <style:text-properties officeooo:paragraph-rsid="00169342"/>
    </style:style>
    <style:style style:name="P53" style:family="paragraph" style:parent-style-name="Text_20_body">
      <style:text-properties officeooo:paragraph-rsid="001b284d"/>
    </style:style>
    <style:style style:name="P54" style:family="paragraph" style:parent-style-name="Text_20_body">
      <style:text-properties officeooo:paragraph-rsid="001cd5e0"/>
    </style:style>
    <style:style style:name="P55" style:family="paragraph" style:parent-style-name="Text_20_body">
      <style:text-properties officeooo:rsid="001e9031" officeooo:paragraph-rsid="002aef7c"/>
    </style:style>
    <style:style style:name="P56" style:family="paragraph" style:parent-style-name="Text_20_body">
      <style:text-properties officeooo:rsid="001b284d" officeooo:paragraph-rsid="001b284d"/>
    </style:style>
    <style:style style:name="P57" style:family="paragraph" style:parent-style-name="Text_20_body">
      <style:text-properties officeooo:paragraph-rsid="001fd4d7"/>
    </style:style>
    <style:style style:name="P58" style:family="paragraph" style:parent-style-name="Text_20_body">
      <style:text-properties officeooo:paragraph-rsid="0025aa62"/>
    </style:style>
    <style:style style:name="P59" style:family="paragraph" style:parent-style-name="Text_20_body">
      <style:text-properties officeooo:paragraph-rsid="002ba61c"/>
    </style:style>
    <style:style style:name="P60" style:family="paragraph" style:parent-style-name="Text_20_body">
      <style:text-properties officeooo:rsid="001fd4d7" officeooo:paragraph-rsid="001fd4d7"/>
    </style:style>
    <style:style style:name="P61" style:family="paragraph" style:parent-style-name="Text_20_body">
      <style:text-properties officeooo:paragraph-rsid="0027516a"/>
    </style:style>
    <style:style style:name="P62" style:family="paragraph" style:parent-style-name="Text_20_body" style:list-style-name="L1"/>
    <style:style style:name="P63" style:family="paragraph" style:parent-style-name="Text_20_body">
      <style:text-properties officeooo:rsid="0037cd82" officeooo:paragraph-rsid="0037cd82"/>
    </style:style>
    <style:style style:name="P64" style:family="paragraph" style:parent-style-name="Text_20_body" style:list-style-name="L2"/>
    <style:style style:name="P65" style:family="paragraph" style:parent-style-name="Text_20_body" style:list-style-name="L2">
      <style:text-properties officeooo:paragraph-rsid="003c7102"/>
    </style:style>
    <style:style style:name="P66" style:family="paragraph" style:parent-style-name="Text_20_body" style:list-style-name="L2">
      <style:text-properties officeooo:paragraph-rsid="0041db03"/>
    </style:style>
    <style:style style:name="P67" style:family="paragraph" style:parent-style-name="Text_20_body" style:list-style-name="L3"/>
    <style:style style:name="P68" style:family="paragraph" style:parent-style-name="Text_20_body">
      <style:text-properties officeooo:rsid="0034e6df" officeooo:paragraph-rsid="0034e6df"/>
    </style:style>
    <style:style style:name="P69" style:family="paragraph" style:parent-style-name="Text_20_body">
      <style:text-properties style:font-name="Times New Roman1"/>
    </style:style>
    <style:style style:name="P70" style:family="paragraph" style:parent-style-name="Text_20_body">
      <style:text-properties officeooo:paragraph-rsid="003fc06d"/>
    </style:style>
    <style:style style:name="P71" style:family="paragraph" style:parent-style-name="Text_20_body">
      <style:text-properties officeooo:paragraph-rsid="0023c164"/>
    </style:style>
    <style:style style:name="P72" style:family="paragraph" style:parent-style-name="Text_20_body">
      <style:text-properties officeooo:paragraph-rsid="00419860"/>
    </style:style>
    <style:style style:name="P73" style:family="paragraph" style:parent-style-name="Text_20_body">
      <style:text-properties officeooo:paragraph-rsid="0041db03"/>
    </style:style>
    <style:style style:name="P74" style:family="paragraph" style:parent-style-name="Text_20_body">
      <style:text-properties officeooo:paragraph-rsid="0044c239"/>
    </style:style>
    <style:style style:name="P75" style:family="paragraph" style:parent-style-name="Text_20_body">
      <style:text-properties officeooo:rsid="002fa19d" officeooo:paragraph-rsid="0044c239"/>
    </style:style>
    <style:style style:name="P76" style:family="paragraph" style:parent-style-name="Text_20_body">
      <style:text-properties officeooo:paragraph-rsid="004945d1"/>
    </style:style>
    <style:style style:name="P77" style:family="paragraph" style:parent-style-name="Text_20_body">
      <style:text-properties officeooo:paragraph-rsid="004ea5bf"/>
    </style:style>
    <style:style style:name="P78" style:family="paragraph" style:parent-style-name="Text_20_body">
      <style:text-properties officeooo:paragraph-rsid="004f0fbc"/>
    </style:style>
    <style:style style:name="P79" style:family="paragraph" style:parent-style-name="Text_20_body">
      <style:text-properties officeooo:paragraph-rsid="0051c524"/>
    </style:style>
    <style:style style:name="P80" style:family="paragraph" style:parent-style-name="Text_20_body">
      <style:text-properties officeooo:rsid="002a8be2" officeooo:paragraph-rsid="0051ca0b"/>
    </style:style>
    <style:style style:name="P81" style:family="paragraph" style:parent-style-name="Heading_20_1">
      <style:text-properties officeooo:rsid="002a8be2" officeooo:paragraph-rsid="002a8be2"/>
    </style:style>
    <style:style style:name="P82" style:family="paragraph" style:parent-style-name="Heading_20_1">
      <style:paragraph-properties fo:break-before="page"/>
    </style:style>
    <style:style style:name="P83" style:family="paragraph" style:parent-style-name="Table_20_Contents">
      <style:paragraph-properties fo:text-align="center" style:justify-single-word="false"/>
      <style:text-properties officeooo:paragraph-rsid="003c7102"/>
    </style:style>
    <style:style style:name="P84" style:family="paragraph" style:parent-style-name="Table_20_Contents">
      <style:paragraph-properties fo:text-align="center" style:justify-single-word="false"/>
      <style:text-properties officeooo:paragraph-rsid="003fc06d"/>
    </style:style>
    <style:style style:name="P85" style:family="paragraph" style:parent-style-name="Table_20_Contents">
      <style:paragraph-properties fo:text-align="justify" style:justify-single-word="false"/>
      <style:text-properties officeooo:rsid="002c0bca" officeooo:paragraph-rsid="004c6d1e"/>
    </style:style>
    <style:style style:name="P86" style:family="paragraph" style:parent-style-name="Table_20_Contents">
      <style:text-properties officeooo:paragraph-rsid="00539da8"/>
    </style:style>
    <style:style style:name="P87" style:family="paragraph" style:parent-style-name="Table_20_Contents">
      <style:paragraph-properties fo:text-align="end" style:justify-single-word="false"/>
      <style:text-properties officeooo:rsid="000c1dbe" officeooo:paragraph-rsid="000c1dbe"/>
    </style:style>
    <style:style style:name="P88" style:family="paragraph" style:parent-style-name="Table_20_Contents">
      <style:paragraph-properties fo:text-align="end" style:justify-single-word="false"/>
    </style:style>
    <style:style style:name="P89" style:family="paragraph" style:parent-style-name="Table_20_Contents">
      <style:paragraph-properties fo:text-align="end" style:justify-single-word="false"/>
      <style:text-properties officeooo:rsid="0006527a" officeooo:paragraph-rsid="0006527a"/>
    </style:style>
    <style:style style:name="P90" style:family="paragraph" style:parent-style-name="Table_20_Contents">
      <style:paragraph-properties fo:text-align="end" style:justify-single-word="false"/>
      <style:text-properties officeooo:rsid="000681be" officeooo:paragraph-rsid="000681be"/>
    </style:style>
    <style:style style:name="P91" style:family="paragraph" style:parent-style-name="Table_20_Contents">
      <style:paragraph-properties fo:text-align="end" style:justify-single-word="false"/>
      <style:text-properties officeooo:rsid="00072937" officeooo:paragraph-rsid="00072937"/>
    </style:style>
    <style:style style:name="P92" style:family="paragraph" style:parent-style-name="Table_20_Contents">
      <style:paragraph-properties fo:text-align="end" style:justify-single-word="false"/>
      <style:text-properties officeooo:rsid="0005fc00" officeooo:paragraph-rsid="0005fc00"/>
    </style:style>
    <style:style style:name="P93" style:family="paragraph" style:parent-style-name="Table_20_Contents">
      <style:paragraph-properties fo:text-align="end" style:justify-single-word="false"/>
      <style:text-properties style:font-name="Times New Roman2"/>
    </style:style>
    <style:style style:name="P94" style:family="paragraph" style:parent-style-name="Table_20_Contents">
      <style:paragraph-properties fo:text-align="end" style:justify-single-word="false"/>
      <style:text-properties style:font-name="Times New Roman2" officeooo:rsid="00072937" officeooo:paragraph-rsid="00072937"/>
    </style:style>
    <style:style style:name="P95" style:family="paragraph" style:parent-style-name="Table_20_Contents">
      <style:paragraph-properties fo:text-align="end" style:justify-single-word="false"/>
      <style:text-properties style:font-name="Times New Roman2" officeooo:rsid="000ad027" officeooo:paragraph-rsid="000ad027"/>
    </style:style>
    <style:style style:name="P96" style:family="paragraph" style:parent-style-name="Table_20_Contents">
      <style:paragraph-properties fo:text-align="end" style:justify-single-word="false"/>
      <style:text-properties officeooo:rsid="000ad027" officeooo:paragraph-rsid="000ad027"/>
    </style:style>
    <style:style style:name="P97" style:family="paragraph" style:parent-style-name="Table_20_Contents">
      <style:paragraph-properties fo:text-align="end" style:justify-single-word="false"/>
      <style:text-properties officeooo:rsid="000df523" officeooo:paragraph-rsid="000df523"/>
    </style:style>
    <style:style style:name="P98" style:family="paragraph" style:parent-style-name="Table_20_Contents">
      <style:paragraph-properties fo:text-align="end" style:justify-single-word="false"/>
      <style:text-properties officeooo:rsid="00079e60" officeooo:paragraph-rsid="00079e60"/>
    </style:style>
    <style:style style:name="P99" style:family="paragraph" style:parent-style-name="Table_20_Contents">
      <style:paragraph-properties fo:text-align="center" style:justify-single-word="false"/>
      <style:text-properties officeooo:rsid="000ced1c" officeooo:paragraph-rsid="00169342"/>
    </style:style>
    <style:style style:name="P100" style:family="paragraph" style:parent-style-name="Table_20_Contents">
      <style:paragraph-properties fo:text-align="center" style:justify-single-word="false"/>
      <style:text-properties officeooo:rsid="000ced1c" officeooo:paragraph-rsid="000ced1c"/>
    </style:style>
    <style:style style:name="P101" style:family="paragraph" style:parent-style-name="Table_20_Contents">
      <style:paragraph-properties fo:text-align="justify" style:justify-single-word="false"/>
      <style:text-properties officeooo:paragraph-rsid="0053d06d"/>
    </style:style>
    <style:style style:name="P102" style:family="paragraph" style:parent-style-name="Table_20_Contents">
      <style:paragraph-properties fo:text-align="start" style:justify-single-word="false"/>
      <style:text-properties officeooo:paragraph-rsid="005aecf4"/>
    </style:style>
    <style:style style:name="P103" style:family="paragraph" style:parent-style-name="Heading_20_2">
      <style:text-properties officeooo:rsid="001e9031"/>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Heading_20_3">
      <style:text-properties officeooo:paragraph-rsid="001b284d"/>
    </style:style>
    <style:style style:name="P107" style:family="paragraph" style:parent-style-name="Contents_20_3">
      <style:paragraph-properties>
        <style:tab-stops>
          <style:tab-stop style:position="16.002cm" style:type="right" style:leader-style="dotted" style:leader-text="."/>
        </style:tab-stops>
      </style:paragraph-properties>
    </style:style>
    <style:style style:name="P108" style:family="paragraph" style:parent-style-name="Preformatted_20_Text">
      <style:text-properties officeooo:rsid="0034e6df"/>
    </style:style>
    <style:style style:name="P109" style:family="paragraph" style:parent-style-name="Preformatted_20_Text">
      <style:text-properties officeooo:paragraph-rsid="0051c524"/>
    </style:style>
    <style:style style:name="P110" style:family="paragraph" style:parent-style-name="Contents_20_4">
      <style:paragraph-properties>
        <style:tab-stops>
          <style:tab-stop style:position="15.503cm" style:type="right" style:leader-style="dotted" style:leader-text="."/>
        </style:tab-stops>
      </style:paragraph-properties>
    </style:style>
    <style:style style:name="P111" style:family="paragraph" style:parent-style-name="Table">
      <style:paragraph-properties fo:keep-with-next="always"/>
      <style:text-properties officeooo:paragraph-rsid="003fc06d"/>
    </style:style>
    <style:style style:name="P112" style:family="paragraph">
      <style:paragraph-properties fo:margin-left="0cm" fo:margin-right="0cm" fo:margin-top="0cm" fo:margin-bottom="0cm" fo:line-height="100%" fo:text-indent="0cm"/>
    </style:style>
    <style:style style:name="P113"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6"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align="center" fo:text-indent="0cm"/>
    </style:style>
    <style:style style:name="T1" style:family="text">
      <style:text-properties officeooo:rsid="00382091"/>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2" officeooo:rsid="0021d2eb"/>
    </style:style>
    <style:style style:name="T5" style:family="text">
      <style:text-properties style:font-name="Times New Roman2" officeooo:rsid="004945d1"/>
    </style:style>
    <style:style style:name="T6" style:family="text">
      <style:text-properties style:font-name="Times New Roman1"/>
    </style:style>
    <style:style style:name="T7" style:family="text">
      <style:text-properties style:font-name="Times New Roman1" officeooo:rsid="00169342"/>
    </style:style>
    <style:style style:name="T8" style:family="text">
      <style:text-properties style:font-name="Times New Roman1" officeooo:rsid="00539da8"/>
    </style:style>
    <style:style style:name="T9" style:family="text">
      <style:text-properties style:text-position="-20% 75%" style:font-size-asian="10.5pt"/>
    </style:style>
    <style:style style:name="T10" style:family="text">
      <style:text-properties style:text-position="-20% 75%" officeooo:rsid="002a8be2" style:font-size-asian="10.5pt"/>
    </style:style>
    <style:style style:name="T11" style:family="text">
      <style:text-properties officeooo:rsid="0004816b"/>
    </style:style>
    <style:style style:name="T12" style:family="text">
      <style:text-properties officeooo:rsid="000ef393"/>
    </style:style>
    <style:style style:name="T13" style:family="text">
      <style:text-properties officeooo:rsid="000f9cba"/>
    </style:style>
    <style:style style:name="T14" style:family="text">
      <style:text-properties officeooo:rsid="00124398"/>
    </style:style>
    <style:style style:name="T15" style:family="text">
      <style:text-properties officeooo:rsid="0013ffe2"/>
    </style:style>
    <style:style style:name="T16" style:family="text">
      <style:text-properties officeooo:rsid="00169342"/>
    </style:style>
    <style:style style:name="T17" style:family="text">
      <style:text-properties officeooo:rsid="00181e69"/>
    </style:style>
    <style:style style:name="T18" style:family="text">
      <style:text-properties officeooo:rsid="001b284d"/>
    </style:style>
    <style:style style:name="T19" style:family="text">
      <style:text-properties officeooo:rsid="001cd5e0"/>
    </style:style>
    <style:style style:name="T20" style:family="text">
      <style:text-properties officeooo:rsid="001e9031"/>
    </style:style>
    <style:style style:name="T21" style:family="text">
      <style:text-properties officeooo:rsid="001eb8b3"/>
    </style:style>
    <style:style style:name="T22" style:family="text">
      <style:text-properties officeooo:rsid="001fd4d7"/>
    </style:style>
    <style:style style:name="T23" style:family="text">
      <style:text-properties officeooo:rsid="0021d2eb"/>
    </style:style>
    <style:style style:name="T24" style:family="text">
      <style:text-properties style:font-name="Times New Roman" fo:font-size="12pt" officeooo:rsid="0023049e" style:font-size-asian="12pt" style:font-size-complex="12pt"/>
    </style:style>
    <style:style style:name="T25" style:family="text">
      <style:text-properties officeooo:rsid="0023c164"/>
    </style:style>
    <style:style style:name="T26" style:family="text">
      <style:text-properties officeooo:rsid="0025aa62"/>
    </style:style>
    <style:style style:name="T27" style:family="text">
      <style:text-properties officeooo:rsid="00296b95"/>
    </style:style>
    <style:style style:name="T28" style:family="text">
      <style:text-properties officeooo:rsid="002a8be2"/>
    </style:style>
    <style:style style:name="T29" style:family="text">
      <style:text-properties officeooo:rsid="002aef7c"/>
    </style:style>
    <style:style style:name="T30" style:family="text">
      <style:text-properties officeooo:rsid="002ba61c"/>
    </style:style>
    <style:style style:name="T31" style:family="text">
      <style:text-properties officeooo:rsid="002c0bca"/>
    </style:style>
    <style:style style:name="T32" style:family="text">
      <style:text-properties officeooo:rsid="002dc5e1"/>
    </style:style>
    <style:style style:name="T33" style:family="text">
      <style:text-properties officeooo:rsid="002fa19d"/>
    </style:style>
    <style:style style:name="T34" style:family="text">
      <style:text-properties officeooo:rsid="00306769"/>
    </style:style>
    <style:style style:name="T35" style:family="text">
      <style:text-properties officeooo:rsid="00317083"/>
    </style:style>
    <style:style style:name="T36" style:family="text">
      <style:text-properties officeooo:rsid="00326ad2"/>
    </style:style>
    <style:style style:name="T37" style:family="text">
      <style:text-properties officeooo:rsid="00344f00"/>
    </style:style>
    <style:style style:name="T38" style:family="text">
      <style:text-properties officeooo:rsid="00348dd2"/>
    </style:style>
    <style:style style:name="T39" style:family="text">
      <style:text-properties officeooo:rsid="0036c9a6"/>
    </style:style>
    <style:style style:name="T40" style:family="text">
      <style:text-properties officeooo:rsid="0037cd82"/>
    </style:style>
    <style:style style:name="T41" style:family="text">
      <style:text-properties officeooo:rsid="003c7102"/>
    </style:style>
    <style:style style:name="T42" style:family="text">
      <style:text-properties officeooo:rsid="003fc06d"/>
    </style:style>
    <style:style style:name="T43" style:family="text">
      <style:text-properties officeooo:rsid="00419860"/>
    </style:style>
    <style:style style:name="T44" style:family="text">
      <style:text-properties officeooo:rsid="0041c41c"/>
    </style:style>
    <style:style style:name="T45" style:family="text">
      <style:text-properties officeooo:rsid="0041db03"/>
    </style:style>
    <style:style style:name="T46" style:family="text">
      <style:text-properties officeooo:rsid="004208ba"/>
    </style:style>
    <style:style style:name="T47" style:family="text">
      <style:text-properties officeooo:rsid="0042c3d1"/>
    </style:style>
    <style:style style:name="T48" style:family="text">
      <style:text-properties officeooo:rsid="0043fbfa"/>
    </style:style>
    <style:style style:name="T49" style:family="text">
      <style:text-properties officeooo:rsid="0044c239"/>
    </style:style>
    <style:style style:name="T50" style:family="text">
      <style:text-properties officeooo:rsid="0045ecbb"/>
    </style:style>
    <style:style style:name="T51" style:family="text">
      <style:text-properties officeooo:rsid="00475cd8"/>
    </style:style>
    <style:style style:name="T52" style:family="text">
      <style:text-properties officeooo:rsid="004945d1"/>
    </style:style>
    <style:style style:name="T53" style:family="text">
      <style:text-properties officeooo:rsid="004a1deb"/>
    </style:style>
    <style:style style:name="T54" style:family="text">
      <style:text-properties officeooo:rsid="004b2b1c"/>
    </style:style>
    <style:style style:name="T55" style:family="text">
      <style:text-properties officeooo:rsid="004bb788"/>
    </style:style>
    <style:style style:name="T56" style:family="text">
      <style:text-properties officeooo:rsid="004c6d1e"/>
    </style:style>
    <style:style style:name="T57" style:family="text">
      <style:text-properties officeooo:rsid="004e698d"/>
    </style:style>
    <style:style style:name="T58" style:family="text">
      <style:text-properties officeooo:rsid="004ea5bf"/>
    </style:style>
    <style:style style:name="T59" style:family="text">
      <style:text-properties officeooo:rsid="004f0fbc"/>
    </style:style>
    <style:style style:name="T60" style:family="text">
      <style:text-properties officeooo:rsid="0050dc44"/>
    </style:style>
    <style:style style:name="T61" style:family="text">
      <style:text-properties officeooo:rsid="0051c524"/>
    </style:style>
    <style:style style:name="T62" style:family="text">
      <style:text-properties officeooo:rsid="0051ca0b"/>
    </style:style>
    <style:style style:name="T63" style:family="text">
      <style:text-properties officeooo:rsid="00539da8"/>
    </style:style>
    <style:style style:name="T64" style:family="text">
      <style:text-properties style:font-name="Times New Roman2" officeooo:rsid="00539da8"/>
    </style:style>
    <style:style style:name="T65" style:family="text">
      <style:text-properties officeooo:rsid="0053d06d"/>
    </style:style>
    <style:style style:name="T66" style:family="text">
      <style:text-properties officeooo:rsid="0058153c"/>
    </style:style>
    <style:style style:name="T67" style:family="text">
      <style:text-properties officeooo:rsid="005ae0b7"/>
    </style:style>
    <style:style style:name="T68" style:family="text">
      <style:text-properties officeooo:rsid="005aecf4"/>
    </style:style>
    <style:style style:name="T69"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71"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72"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1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draw:stroke-dash="Dash_20_12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2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2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3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3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3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3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3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3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3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13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13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13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14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4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14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14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14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14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14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1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1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1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75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3" style:family="graphic">
      <style:graphic-properties draw:stroke="solid" draw:stroke-dash="Dash_20_1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1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50"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1"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2"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3"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4"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5"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6" style:family="graphic">
      <style:graphic-properties draw:stroke="solid" svg:stroke-width="0.03cm" svg:stroke-color="#000000" draw:marker-start="Arrowheads_20_1" draw:marker-start-width="0.245cm" draw:marker-start-center="true" draw:marker-end="" draw:marker-end-width="0.245cm" draw:marker-end-center="tru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5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6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1"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8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96"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10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10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10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10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104"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5"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10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108"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9"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0"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1"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5"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1-wire (onewire) master</text:p>
      <text:p text:style-name="P46">Verilog <text:span text:style-name="T30">HDL source with C drivers (public domain kit port) and</text:span></text:p>
      <text:p text:style-name="P47"><text:s/>Altera development tools integration (SOPC Builder)</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5">1 <text:s/>Introduction<text:tab/>2</text:p>
          <text:p text:style-name="P104">1.1 <text:s/>1-wire protocol and devices<text:tab/>2</text:p>
          <text:p text:style-name="P104">1.2 <text:s/>Features<text:tab/>2</text:p>
          <text:p text:style-name="P104">1.3 <text:s/>List of source files<text:tab/>2</text:p>
          <text:p text:style-name="P105">2 <text:s/>Verilog module parameters and ports<text:tab/>3</text:p>
          <text:p text:style-name="P104">2.1 <text:s/>Parameters<text:tab/>3</text:p>
          <text:p text:style-name="P107">2.1.1 <text:s/>Data bus width, number of wires and overdrive enable<text:tab/>3</text:p>
          <text:p text:style-name="P107">2.1.2 <text:s/>Clock divider ratio and base time periods<text:tab/>3</text:p>
          <text:p text:style-name="P104">2.2 <text:s/>Ports<text:tab/>4</text:p>
          <text:p text:style-name="P107">2.2.1 <text:s/>CPU bus interface<text:tab/>4</text:p>
          <text:p text:style-name="P107">2.2.2 <text:s/>1-wire interface<text:tab/>5</text:p>
          <text:p text:style-name="P105">3 <text:s/>Processor interface<text:tab/>7</text:p>
          <text:p text:style-name="P104">3.1 <text:s/>Address space<text:tab/>7</text:p>
          <text:p text:style-name="P104">3.2 <text:s/>Clock dividers<text:tab/>7</text:p>
          <text:p text:style-name="P104">3.3 <text:s/>1-wire line multiplexing and power enable<text:tab/>8</text:p>
          <text:p text:style-name="P104">3.4 <text:s/>Status/control register<text:tab/>8</text:p>
          <text:p text:style-name="P104">3.5 <text:s/>Driver access sequences<text:tab/>10</text:p>
          <text:p text:style-name="P107">3.5.1 <text:s/>Polling routines<text:tab/>10</text:p>
          <text:p text:style-name="P110">Reset and presence pulses<text:tab/>10</text:p>
          <text:p text:style-name="P110">Write/read time slots<text:tab/>10</text:p>
          <text:p text:style-name="P107">3.5.2 <text:s/>Interrupt routines<text:tab/>11</text:p>
          <text:p text:style-name="P105">4 <text:s/>Supported 1-wire functionality<text:tab/>12</text:p>
          <text:p text:style-name="P104">4.1 <text:s/>RTL description<text:tab/>12</text:p>
          <text:p text:style-name="P104">4.2 <text:s/>1-wire cycle timings<text:tab/>12</text:p>
          <text:p text:style-name="P105">5 <text:s/>SOPC builder integration<text:tab/>15</text:p>
          <text:p text:style-name="P105">6 <text:s/>Software driver<text:tab/>15</text:p>
          <text:p text:style-name="P105">7 <text:s/>Demo hardware and software implementation<text:tab/>15</text:p>
          <text:p text:style-name="P105">8 <text:s/>References<text:tab/>15</text:p>
        </text:index-body>
      </text:table-of-content>
      <text:p text:style-name="Text_20_body"/>
      <text:p text:style-name="Text_20_body"/>
      <text:p text:style-name="Text_20_body"/>
      <text:h text:style-name="P82" text:outline-level="1">Introduction</text:h>
      <text:p text:style-name="P59">This document describes a 1-wire master written in Verilog HDL, ready for integration into a FPGA<text:span text:style-name="T34"> or ASIC</text:span> based SoC.<text:span text:style-name="T30"> A port of the 1-wire Public Domain Kit (version 3.10r2) from Maxim is also provided, with all the code required for integration into the SOPC Builder environment from Altera.</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text:span text:style-name="T34">main</text:span> manufacturer of 1-wire and iButton devices<text:span text:style-name="T34">.</text:span> <text:span text:style-name="T34">D</text:span>evices and standards can be found on their web-page<text:span text:style-name="T31"> </text:span><text:a xlink:type="simple" xlink:href="http://www.maxim-ic.com/products/1-wire/">http://www.maxim-ic.com/products/1-wire/</text:a><text:span text:style-name="T31">.</text:span></text:p>
      <text:h text:style-name="Heading_20_2" text:outline-level="2">Features</text:h>
      <text:p text:style-name="Text_20_body"><text:s/>Only the physical layer of the protocol is implemented in hardware, so only bit level data transfers are possible, a software driver<text:span text:style-name="T34"> or hardware state machine</text:span> is required to perform byte level transfers and to support<text:span text:style-name="T34"> higher</text:span> protocol layers. Features:</text:p>
      <text:list xml:id="list1274602697" text:style-name="L1">
        <text:list-item>
          <text:p text:style-name="P62">reset pulse generation and presence detection, bit level write and read, timed idle <text:span text:style-name="T51">cycle</text:span></text:p>
        </text:list-item>
        <text:list-item>
          <text:p text:style-name="P62">overdrive mode</text:p>
        </text:list-item>
        <text:list-item>
          <text:p text:style-name="P62">from 1 to 16 wires<text:span text:style-name="T34"> (4 wires for an 8bit interface)</text:span></text:p>
        </text:list-item>
        <text:list-item>
          <text:p text:style-name="P62">power (strong pull-up)</text:p>
        </text:list-item>
        <text:list-item>
          <text:p text:style-name="P62">p<text:span text:style-name="T60">o</text:span>lling or interrupt driven CPU interface</text:p>
        </text:list-item>
      </text:list>
      <text:p text:style-name="Text_20_body">There are no<text:span text:style-name="T34"> special</text:span> features for handling a long and unstable bus, like active pull-up or adaptive timing.</text:p>
      <text:h text:style-name="P103" text:outline-level="2">List of source files</text:h>
      <text:p text:style-name="P55"><text:span text:style-name="T29">T</text:span><text:span text:style-name="T30">he sources can be divided into Verilog RTL and testbench </text:span><text:span text:style-name="T32">c</text:span><text:span text:style-name="T30">ode, C code for drivers, code required for integration into Altera development tools and documentation.</text:span></text:p>
      <text:p text:style-name="P48">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32">file name</text:p>
          </table:table-cell>
          <table:table-cell table:style-name="Table11.B1" office:value-type="string">
            <text:p text:style-name="P32">description</text:p>
          </table:table-cell>
        </table:table-row>
        <table:table-row>
          <table:table-cell table:style-name="Table11.A2" office:value-type="string">
            <text:p text:style-name="P32">onewire.odt</text:p>
          </table:table-cell>
          <table:table-cell table:style-name="Table11.B2" office:value-type="string">
            <text:p text:style-name="P85">this document<text:span text:style-name="T56"> (</text:span><text:span text:style-name="T30">onewire.odg</text:span><text:span text:style-name="T56"> contains source drawings)</text:span></text:p>
          </table:table-cell>
        </table:table-row>
        <table:table-row>
          <table:table-cell table:style-name="Table11.A3" office:value-type="string">
            <text:p text:style-name="P32">onewire_tb.v</text:p>
          </table:table-cell>
          <table:table-cell table:style-name="Table11.B3" office:value-type="string">
            <text:p text:style-name="P33">Verilog testbench</text:p>
          </table:table-cell>
        </table:table-row>
        <table:table-row>
          <table:table-cell table:style-name="Table11.A2" office:value-type="string">
            <text:p text:style-name="P32">onewire_slave_model.v</text:p>
          </table:table-cell>
          <table:table-cell table:style-name="Table11.B2" office:value-type="string">
            <text:p text:style-name="P33">Verilog model of 1-wire slave device (very simplified)</text:p>
          </table:table-cell>
        </table:table-row>
        <table:table-row>
          <table:table-cell table:style-name="Table11.A3" office:value-type="string">
            <text:p text:style-name="P32">sockit_owm.v</text:p>
          </table:table-cell>
          <table:table-cell table:style-name="Table11.B3" office:value-type="string">
            <text:p text:style-name="P33">Verilog RTL source</text:p>
          </table:table-cell>
        </table:table-row>
        <table:table-row>
          <table:table-cell table:style-name="Table11.A3" office:value-type="string">
            <text:p text:style-name="P10"><text:span text:style-name="T30">sockit_owm</text:span><text:span text:style-name="T31">_hw.tcl</text:span></text:p>
          </table:table-cell>
          <table:table-cell table:style-name="Table11.B3" office:value-type="string">
            <text:p text:style-name="P9"><text:span text:style-name="T31">Script for </text:span><text:span text:style-name="T32">integrating</text:span><text:span text:style-name="T31"> the hardware into Altera dev. tools</text:span></text:p>
          </table:table-cell>
        </table:table-row>
        <table:table-row>
          <table:table-cell table:style-name="Table11.A2" office:value-type="string">
            <text:p text:style-name="P9"><text:span text:style-name="T30">sockit_owm</text:span><text:span text:style-name="T31">_sw.tcl</text:span></text:p>
          </table:table-cell>
          <table:table-cell table:style-name="Table11.B2" office:value-type="string">
            <text:p text:style-name="P9"><text:span text:style-name="T31">Script for </text:span><text:span text:style-name="T32">integrating</text:span><text:span text:style-name="T31"> the software into Altera dev. tools</text:span></text:p>
          </table:table-cell>
        </table:table-row>
        <table:table-row>
          <table:table-cell table:style-name="Table11.A3" office:value-type="string">
            <text:p text:style-name="P33">inc/sockit_owm_regs.h</text:p>
          </table:table-cell>
          <table:table-cell table:style-name="Table11.B3" office:value-type="string">
            <text:p text:style-name="P33">C header file describing CPU bus accessible registers</text:p>
          </table:table-cell>
        </table:table-row>
        <table:table-row>
          <table:table-cell table:style-name="Table11.A3" office:value-type="string">
            <text:p text:style-name="P33">hal/inc/sockit_owm.h</text:p>
          </table:table-cell>
          <table:table-cell table:style-name="Table11.B3" office:value-type="string">
            <text:p text:style-name="P33">C header file for Nios II HAL integration</text:p>
          </table:table-cell>
        </table:table-row>
        <table:table-row>
          <table:table-cell table:style-name="Table11.A3" office:value-type="string">
            <text:p text:style-name="P33">hal/inc/sockit_owm.h</text:p>
          </table:table-cell>
          <table:table-cell table:style-name="Table11.B3" office:value-type="string">
            <text:p text:style-name="P33">C source file for Nios II HAL integration</text:p>
          </table:table-cell>
        </table:table-row>
        <table:table-row>
          <table:table-cell table:style-name="Table11.A3" office:value-type="string">
            <text:p text:style-name="P33">hal/src/owlnk.c, ...</text:p>
          </table:table-cell>
          <table:table-cell table:style-name="Table11.B3" office:value-type="string">
            <text:p text:style-name="P9"><text:span text:style-name="T31">C source code ported from the </text:span><text:span text:style-name="T30">1-wire Public Domain Kit</text:span></text:p>
          </table:table-cell>
        </table:table-row>
      </table:table>
      <text:h text:style-name="Heading_20_1" text:outline-level="1"><text:soft-page-break/>Verilog module parameters and ports</text:h>
      <text:p text:style-name="Text_20_body">The next section describes how to properly integrate the Verilog module into a<text:span text:style-name="T35"> SoC</text:span>.</text:p>
      <text:h text:style-name="Heading_20_2" text:outline-level="2">Parameters</text:h>
      <text:p text:style-name="P56">The next list of parameters is almost complete, but there are some timing parameters that should be modified only by developers able to read the HDL source code.</text:p>
      <text:p text:style-name="P48">Table <text:sequence text:ref-name="refTable1" text:name="Table" text:formula="ooow:Table+1" style:num-format="1">2</text:sequence>: List of onewire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text:span text:style-name="T37"> (8bit interface)</text:span></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text:span text:style-name="T17">VD_E</text:span></text:span></text:p>
          </table:table-cell>
          <table:table-cell table:style-name="Table2.B2" office:value-type="string">
            <text:p text:style-name="Table_20_Contents">integer</text:p>
          </table:table-cell>
          <table:table-cell table:style-name="Table2.C2" office:value-type="float" office:value="1">
            <text:p text:style-name="P27">1</text:p>
          </table:table-cell>
          <table:table-cell table:style-name="Table2.B2" office:value-type="string">
            <text:p text:style-name="Table_20_Contents"><text:span text:style-name="T36">0, </text:span>1</text:p>
          </table:table-cell>
          <table:table-cell table:style-name="Table2.E2" office:value-type="string">
            <text:p text:style-name="P41">overdrive functionality enable</text:p>
          </table:table-cell>
        </table:table-row>
        <table:table-row>
          <table:table-cell table:style-name="Table2.A3" office:value-type="string">
            <text:p text:style-name="Table_20_Contents"><text:span text:style-name="Source_20_Text"><text:span text:style-name="T36">CDR</text:span></text:span><text:span text:style-name="Source_20_Text"><text:span text:style-name="T17">_E</text:span></text:span></text:p>
          </table:table-cell>
          <table:table-cell table:style-name="Table2.B3" office:value-type="string">
            <text:p text:style-name="Table_20_Contents">integer</text:p>
          </table:table-cell>
          <table:table-cell table:style-name="Table2.C3" office:value-type="float" office:value="1">
            <text:p text:style-name="P27">1</text:p>
          </table:table-cell>
          <table:table-cell table:style-name="Table2.B3" office:value-type="string">
            <text:p text:style-name="P44">0, 1</text:p>
          </table:table-cell>
          <table:table-cell table:style-name="Table2.E3" office:value-type="string">
            <text:p text:style-name="P42"><text:span text:style-name="T36">clock divider register</text:span> enable</text:p>
          </table:table-cell>
        </table:table-row>
        <table:table-row>
          <table:table-cell table:style-name="Table2.A2" office:value-type="string">
            <text:p text:style-name="Table_20_Contents"><text:span text:style-name="Source_20_Text">BDW</text:span></text:p>
          </table:table-cell>
          <table:table-cell table:style-name="Table2.B2" office:value-type="string">
            <text:p text:style-name="Table_20_Contents">integer</text:p>
          </table:table-cell>
          <table:table-cell table:style-name="Table2.C2" office:value-type="float" office:value="32">
            <text:p text:style-name="Table_20_Contents">32</text:p>
          </table:table-cell>
          <table:table-cell table:style-name="Table2.B2" office:value-type="string">
            <text:p text:style-name="Table_20_Contents">32<text:span text:style-name="T37"> (8)</text:span></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B3" office:value-type="string">
            <text:p text:style-name="Table_20_Contents">integer</text:p>
          </table:table-cell>
          <table:table-cell table:style-name="Table2.C3" office:value-type="float" office:value="1">
            <text:p text:style-name="P27">1</text:p>
          </table:table-cell>
          <table:table-cell table:style-name="Table2.B3" office:value-type="string">
            <text:p text:style-name="Table_20_Contents">1, 2, ..., 16<text:span text:style-name="T37"> (4)</text:span></text:p>
          </table:table-cell>
          <table:table-cell table:style-name="Table2.E3" office:value-type="string">
            <text:p text:style-name="Table_20_Contents">number of wires</text:p>
          </table:table-cell>
        </table:table-row>
        <table:table-row>
          <table:table-cell table:style-name="Table2.A2" office:value-type="string">
            <text:p text:style-name="P26"><text:span text:style-name="Source_20_Text"><text:span text:style-name="T22">B</text:span></text:span><text:span text:style-name="Source_20_Text"><text:span text:style-name="T18">TP_N</text:span></text:span></text:p>
          </table:table-cell>
          <table:table-cell table:style-name="Table2.B2" office:value-type="string">
            <text:p text:style-name="P27">string</text:p>
          </table:table-cell>
          <table:table-cell table:style-name="Table2.B2" office:value-type="string">
            <text:p text:style-name="P27">"<text:span text:style-name="T36">5</text:span>.<text:span text:style-name="T36">0</text:span>"</text:p>
          </table:table-cell>
          <table:table-cell table:style-name="Table2.B2" office:value-type="string">
            <text:p text:style-name="P27">"7.5", "5.0", "6.0"</text:p>
          </table:table-cell>
          <table:table-cell table:style-name="Table2.E2" office:value-type="string">
            <text:p text:style-name="P27"><text:span text:style-name="T22">base</text:span> time period for normal mode</text:p>
          </table:table-cell>
        </table:table-row>
        <table:table-row>
          <table:table-cell table:style-name="Table2.A3" office:value-type="string">
            <text:p text:style-name="P26"><text:span text:style-name="Source_20_Text"><text:span text:style-name="T22">B</text:span></text:span><text:span text:style-name="Source_20_Text"><text:span text:style-name="T18">TP_O</text:span></text:span></text:p>
          </table:table-cell>
          <table:table-cell table:style-name="Table2.B3" office:value-type="string">
            <text:p text:style-name="P27">string</text:p>
          </table:table-cell>
          <table:table-cell table:style-name="Table2.B3" office:value-type="string">
            <text:p text:style-name="P27">"1.0"</text:p>
          </table:table-cell>
          <table:table-cell table:style-name="Table2.B3" office:value-type="string">
            <text:p text:style-name="P27">"1.0", "0.5"</text:p>
          </table:table-cell>
          <table:table-cell table:style-name="Table2.E3" office:value-type="string">
            <text:p text:style-name="P27"><text:span text:style-name="T22">base</text:span> time period for overdrive mode</text:p>
          </table:table-cell>
        </table:table-row>
        <table:table-row>
          <table:table-cell table:style-name="Table2.A2" office:value-type="string">
            <text:p text:style-name="Table_20_Contents"><text:span text:style-name="Source_20_Text">CDR</text:span><text:span text:style-name="Source_20_Text"><text:span text:style-name="T17">_N</text:span></text:span></text:p>
          </table:table-cell>
          <table:table-cell table:style-name="Table2.B2" office:value-type="string">
            <text:p text:style-name="Table_20_Contents">integer</text:p>
          </table:table-cell>
          <table:table-cell table:style-name="Table2.C2" office:value-type="float" office:value="15">
            <text:p text:style-name="P27">15</text:p>
          </table:table-cell>
          <table:table-cell table:style-name="Table2.B2" office:value-type="string">
            <text:p text:style-name="P43">0, 1, ...<text:span text:style-name="T37">, 65535 (256)</text:span></text:p>
          </table:table-cell>
          <table:table-cell table:style-name="Table2.E2" office:value-type="string">
            <text:p text:style-name="Table_20_Contents">clock divider ratio<text:span text:style-name="T17"> for normal mode</text:span></text:p>
          </table:table-cell>
        </table:table-row>
        <table:table-row>
          <table:table-cell table:style-name="Table2.A2" office:value-type="string">
            <text:p text:style-name="Table_20_Contents"><text:span text:style-name="Source_20_Text">CDR</text:span><text:span text:style-name="Source_20_Text"><text:span text:style-name="T17">_N</text:span></text:span></text:p>
          </table:table-cell>
          <table:table-cell table:style-name="Table2.B2" office:value-type="string">
            <text:p text:style-name="Table_20_Contents">integer</text:p>
          </table:table-cell>
          <table:table-cell table:style-name="Table2.C2" office:value-type="float" office:value="2">
            <text:p text:style-name="P27">2</text:p>
          </table:table-cell>
          <table:table-cell table:style-name="Table2.B2" office:value-type="string">
            <text:p text:style-name="P43">0, 1, ...<text:span text:style-name="T37">, 65535 (256)</text:span></text:p>
          </table:table-cell>
          <table:table-cell table:style-name="Table2.E2" office:value-type="string">
            <text:p text:style-name="Table_20_Contents">clock divider ratio<text:span text:style-name="T17"> for </text:span><text:span text:style-name="T18">overdrive </text:span><text:span text:style-name="T17">mode</text:span></text:p>
          </table:table-cell>
        </table:table-row>
      </table:table>
      <text:p text:style-name="Text_20_body"/>
      <text:h text:style-name="P106" text:outline-level="3">Data bus width<text:span text:style-name="T18">, number of wires and overdrive enable</text:span></text:h>
      <text:p text:style-name="P53">The width of the data bus is 32bit by default, but only 8 bits <text:span text:style-name="T38">can be</text:span> used, so it is possible to connect the controller to a 8bit CPU<text:span text:style-name="T18">, but this adds other restrictions like a</text:span><text:span text:style-name="T38">t most 4</text:span><text:span text:style-name="T18"> wire</text:span><text:span text:style-name="T38">s</text:span><text:span text:style-name="T19"> (</text:span><text:span text:style-name="Source_20_Text"><text:span text:style-name="T19">OWN</text:span></text:span><text:span text:style-name="Source_20_Text"><text:span text:style-name="T38">&lt;</text:span></text:span><text:span text:style-name="Source_20_Text"><text:span text:style-name="T19">=</text:span></text:span><text:span text:style-name="Source_20_Text"><text:span text:style-name="T38">4</text:span></text:span><text:span text:style-name="T19">)</text:span>. The details are explained in the section on module ports.</text:p>
      <text:p text:style-name="P54"><text:span text:style-name="T19">For 32 bit CPU interfaces if is possible to have from 1 to 16 wires. Note that only one wire can be active at the same time. If simultaneous</text:span><text:span text:style-name="T68"> data</text:span><text:span text:style-name="T19"> transfers on more than one wire are required, </text:span><text:span text:style-name="T39">one</text:span><text:span text:style-name="T19"> solution </text:span><text:span text:style-name="T39"><text:s/>would be</text:span><text:span text:style-name="T19"> to instance more than one </text:span><text:span text:style-name="Source_20_Text"><text:span text:style-name="T19">sockit_owm</text:span></text:span><text:span text:style-name="T19"> module</text:span><text:span text:style-name="T39">, but this would require a driver modification</text:span><text:span text:style-name="T19">.</text:span></text:p>
      <text:p text:style-name="P54"><text:span text:style-name="T19">If overdrive mode is not required it can be disabled by setting </text:span><text:span text:style-name="Source_20_Text"><text:span text:style-name="T19">O</text:span></text:span><text:span text:style-name="Source_20_Text"><text:span text:style-name="T17">VD_E</text:span></text:span><text:span text:style-name="Source_20_Text"><text:span text:style-name="T19">=0</text:span></text:span><text:span text:style-name="T19">.</text:span></text:p>
      <text:h text:style-name="Heading_20_3" text:outline-level="3">Clock divider ratio<text:span text:style-name="T18"> and </text:span><text:span text:style-name="T22">base</text:span><text:span text:style-name="T20"> time periods</text:span></text:h>
      <text:p text:style-name="P58">The internal state machine<text:span text:style-name="T21"> requires a </text:span><text:span text:style-name="T22">base time</text:span><text:span text:style-name="T21"> period. For</text:span> normal mode <text:span text:style-name="T21">the</text:span> <text:span text:style-name="T22">base</text:span> <text:span text:style-name="T21">can be exactly</text:span><text:span text:style-name="T23"> 7.5</text:span><text:span text:style-name="T4">μ</text:span><text:span text:style-name="T23">s</text:span><text:span text:style-name="T40"> or</text:span><text:span text:style-name="T23"> 5.0</text:span><text:span text:style-name="T4">μ</text:span><text:span text:style-name="T23">s</text:span><text:span text:style-name="T17">,</text:span><text:span text:style-name="T21"> or in the range</text:span><text:span text:style-name="T23"> from 6.0</text:span><text:span text:style-name="T4">μ</text:span><text:span text:style-name="T23">s to</text:span><text:span text:style-name="T21"> </text:span><text:span text:style-name="T23">7.5</text:span><text:span text:style-name="T4">μ</text:span><text:span text:style-name="T23">s</text:span><text:span text:style-name="T21">. For overdrive mode</text:span><text:span text:style-name="T22"> the base can be</text:span><text:span text:style-name="T23"> 1.0</text:span><text:span text:style-name="T4">μ</text:span><text:span text:style-name="T23">s</text:span><text:span text:style-name="T21"> or in the range</text:span><text:span text:style-name="T23"> from 0.5</text:span><text:span text:style-name="T4">μ</text:span><text:span text:style-name="T23">s to 0.66</text:span><text:span text:style-name="T4">μ</text:span><text:span text:style-name="T23">s</text:span><text:span text:style-name="T21">.</text:span><text:span text:style-name="T22"> The system clock frequency must be such that it is possible to divide it into the desired period. If overdrive is enabled, both normal and overdrive mode periods must be achievable.</text:span><text:span text:style-name="T26"> </text:span><text:span text:style-name="T22">Exact time periods offer a better optimized implementation, range periods should be used only if a round frequency is not possible.</text:span></text:p>
      <text:p text:style-name="P48">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table-cell table:style-name="Table8.A1" office:value-type="string">
            <text:p text:style-name="P6"><text:span text:style-name="T23">overdrive support (</text:span><text:span text:style-name="Source_20_Text"><text:span text:style-name="T19">O</text:span></text:span><text:span text:style-name="Source_20_Text"><text:span text:style-name="T17">VD_E</text:span></text:span><text:span text:style-name="T23">)</text:span></text:p>
          </table:table-cell>
          <table:table-cell table:style-name="Table8.A1" table:number-columns-spanned="3" office:value-type="string">
            <text:p text:style-name="P29"><text:span text:style-name="Source_20_Text"><text:span text:style-name="T24">disabled</text:span></text:span></text:p>
          </table:table-cell>
          <table:covered-table-cell/>
          <table:covered-table-cell/>
          <table:table-cell table:style-name="Table8.E1" table:number-columns-spanned="3" office:value-type="string">
            <text:p text:style-name="P29"><text:span text:style-name="Source_20_Text"><text:span text:style-name="T24">enabled</text:span></text:span></text:p>
          </table:table-cell>
          <table:covered-table-cell/>
          <table:covered-table-cell/>
        </table:table-row>
        <table:table-row>
          <table:table-cell table:style-name="Table8.A2" office:value-type="string">
            <text:p text:style-name="P5"><text:span text:style-name="T22">base period</text:span><text:span text:style-name="T23"> [</text:span><text:span text:style-name="T4">μ</text:span><text:span text:style-name="T23">s]</text:span></text:p>
          </table:table-cell>
          <table:table-cell table:style-name="Table8.B2" office:value-type="float" office:value="7.5">
            <text:p text:style-name="P34">7.5</text:p>
          </table:table-cell>
          <table:table-cell table:style-name="Table8.B2" office:value-type="float" office:value="5">
            <text:p text:style-name="P34">5</text:p>
          </table:table-cell>
          <table:table-cell table:style-name="Table8.D2" office:value-type="string">
            <text:p text:style-name="P5"><text:span text:style-name="T22">6.0</text:span><text:span text:style-name="T25"> </text:span><text:span text:style-name="T22">-</text:span><text:span text:style-name="T25"> </text:span><text:span text:style-name="T22">7.5</text:span></text:p>
          </table:table-cell>
          <table:table-cell table:style-name="Table8.D2" office:value-type="string">
            <text:p text:style-name="P35">7.5</text:p>
            <text:p text:style-name="P6"><text:soft-page-break/><text:span text:style-name="T22">1</text:span><text:span text:style-name="T23">.0</text:span></text:p>
          </table:table-cell>
          <table:table-cell table:style-name="Table8.D2" office:value-type="string">
            <text:p text:style-name="P36">5.0</text:p>
            <text:p text:style-name="P36"><text:soft-page-break/>1.0</text:p>
          </table:table-cell>
          <table:table-cell table:style-name="Table8.G2" office:value-type="string">
            <text:p text:style-name="P5"><text:span text:style-name="T22">6.0</text:span><text:span text:style-name="T25"> </text:span><text:span text:style-name="T22">-</text:span><text:span text:style-name="T25"> </text:span><text:span text:style-name="T22">7.5</text:span></text:p>
            <text:p text:style-name="P6"><text:soft-page-break/><text:span text:style-name="T23">0.5</text:span><text:span text:style-name="T25"> </text:span><text:span text:style-name="T23">-</text:span><text:span text:style-name="T25"> </text:span><text:span text:style-name="T23">0.66</text:span></text:p>
          </table:table-cell>
        </table:table-row>
        <table:table-row>
          <table:table-cell table:style-name="Table8.A2" office:value-type="string">
            <text:p text:style-name="P5"><text:span text:style-name="T22">base frequency</text:span><text:span text:style-name="T23"> [Mhz]</text:span></text:p>
          </table:table-cell>
          <table:table-cell table:style-name="Table8.B2" office:value-type="float" office:value="0.133">
            <text:p text:style-name="P37">0.13</text:p>
          </table:table-cell>
          <table:table-cell table:style-name="Table8.B2" office:value-type="float" office:value="0.2">
            <text:p text:style-name="P37">0.2</text:p>
          </table:table-cell>
          <table:table-cell table:style-name="Table8.D2" office:value-type="string">
            <text:p text:style-name="P37">0.166 - 0.133</text:p>
          </table:table-cell>
          <table:table-cell table:style-name="Table8.B2" office:value-type="float" office:value="2">
            <text:p text:style-name="P36">2</text:p>
          </table:table-cell>
          <table:table-cell table:style-name="Table8.B2" office:value-type="float" office:value="1">
            <text:p text:style-name="P38">1</text:p>
          </table:table-cell>
          <table:table-cell table:style-name="Table8.G2" office:value-type="string">
            <text:p text:style-name="P6"><text:span text:style-name="T23">2</text:span><text:span text:style-name="T25"> - 1.5</text:span></text:p>
          </table:table-cell>
        </table:table-row>
      </table:table>
      <text:p text:style-name="P60"/>
      <text:p text:style-name="P57"><text:span text:style-name="T25">The</text:span> clock divider<text:span text:style-name="T40"> ratio</text:span> parameter<text:span text:style-name="T25">s</text:span><text:span text:style-name="T40"> (register values)</text:span> <text:span text:style-name="T25">are</text:span> computed with the next formula<text:span text:style-name="T25">s (replace the base period as </text:span><text:span text:style-name="T40">required</text:span><text:span text:style-name="T25">)</text:span>:</text:p>
      <text:p text:style-name="Text_20_body"><draw:frame draw:style-name="fr4" draw:name="Object1" text:anchor-type="as-char" svg:width="4.383cm" svg:height="0.531cm" draw:z-index="0"><draw:object xlink:href="./Object 1" xlink:type="simple" xlink:show="embed" xlink:actuate="onLoad"/><draw:image xlink:href="./ObjectReplacements/Object 1" xlink:type="simple" xlink:show="embed" xlink:actuate="onLoad"/></draw:frame></text:p>
      <text:p text:style-name="P71"><draw:frame draw:style-name="fr4" draw:name="Object5" text:anchor-type="as-char" svg:width="4.376cm" svg:height="0.531cm" draw:z-index="7"><draw:object xlink:href="./Object 5" xlink:type="simple" xlink:show="embed" xlink:actuate="onLoad"/><draw:image xlink:href="./ObjectReplacements/Object 5" xlink:type="simple" xlink:show="embed" xlink:actuate="onLoad"/><svg:desc>formula</svg:desc></draw:frame></text:p>
      <text:p text:style-name="P72"><text:span text:style-name="T43">And the exact base time period is computed as:</text:span></text:p>
      <text:p text:style-name="P72"><text:span text:style-name="T43"><draw:frame draw:style-name="fr4" draw:name="Object2" text:anchor-type="as-char" svg:width="3.939cm" svg:height="1.062cm" draw:z-index="12"><draw:object xlink:href="./Object 2" xlink:type="simple" xlink:show="embed" xlink:actuate="onLoad"/><draw:image xlink:href="./ObjectReplacements/Object 2" xlink:type="simple" xlink:show="embed" xlink:actuate="onLoad"/><svg:desc>formula</svg:desc></draw:frame></text:span></text:p>
      <text:p text:style-name="P72"><text:span text:style-name="T43"><draw:frame draw:style-name="fr4" draw:name="Object3" text:anchor-type="as-char" svg:width="3.939cm" svg:height="1.062cm" draw:z-index="13"><draw:object xlink:href="./Object 3" xlink:type="simple" xlink:show="embed" xlink:actuate="onLoad"/><draw:image xlink:href="./ObjectReplacements/Object 3" xlink:type="simple" xlink:show="embed" xlink:actuate="onLoad"/><svg:desc>formula</svg:desc></draw:frame></text:span></text:p>
      <text:p text:style-name="P58">If the dividing factor is not a round integer, than the timing of the controller will be slightly off, and would support only a subset of 1-wire devices with timing closer to the typical 30<text:span text:style-name="T4">μ</text:span>s <text:span text:style-name="T51">base</text:span>.<text:span text:style-name="T26"> If the relative error is large (this is possible if the system clock frequency is low) than </text:span><text:span text:style-name="T22">range periods should be used</text:span><text:span text:style-name="T26">.</text:span><text:span text:style-name="T40"> For range periods longer times offer a better signal quality, although a lower data rate.</text:span></text:p>
      <text:h text:style-name="Heading_20_2" text:outline-level="2">Ports</text:h>
      <text:p text:style-name="P63">Module ports are divided into two groups: CPU bus ports and 1-wire interface ports.</text:p>
      <text:p text:style-name="P48">Table <text:sequence text:ref-name="refTable3" text:name="Table" text:formula="ooow:Table+1" style:num-format="1">4</text:sequence>: List of <text:span text:style-name="T40">sockit_owm</text:span>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text:span text:style-name="T40">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text:span><text:span text:style-name="Source_20_Text"><text:span text:style-name="T40">e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text:span><text:span text:style-name="Source_20_Text"><text:span text:style-name="T40">adr</text:span></text:span></text:p>
          </table:table-cell>
          <table:table-cell table:style-name="Table1.A2" office:value-type="string">
            <text:p text:style-name="Table_20_Contents"><text:span text:style-name="Source_20_Text">B</text:span><text:span text:style-name="Source_20_Text"><text:span text:style-name="T40">A</text:span></text:span><text:span text:style-name="Source_20_Text">W</text:span><text:span text:style-name="Source_20_Text"><text:span text:style-name="T40">*</text:span></text:span></text:p>
          </table:table-cell>
          <table:table-cell table:style-name="Table1.A2" office:value-type="string">
            <text:p text:style-name="Table_20_Contents">input</text:p>
          </table:table-cell>
          <table:table-cell table:style-name="Table1.D2" office:value-type="string">
            <text:p text:style-name="Table_20_Contents">bus <text:span text:style-name="T40">address</text:span></text:p>
          </table:table-cell>
        </table:table-row>
        <table:table-row>
          <table:table-cell table:style-name="Table1.A2" office:value-type="string">
            <text:p text:style-name="Table_20_Contents"><text:span text:style-name="Source_20_Text">bus_w</text:span><text:span text:style-name="Source_20_Text"><text:span text:style-name="T40">d</text:span></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text:span text:style-name="T40">dt</text:span></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text:span text:style-name="T40">rq</text:span></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 status</text:p>
          </table:table-cell>
        </table:table-row>
        <table:table-row>
          <table:table-cell table:style-name="Table1.A2" office:value-type="string">
            <text:p text:style-name="Table_20_Contents"><text:span text:style-name="Source_20_Text">wire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wire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wire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P63">* for a 32 bit interface BAW=1, for an 8bit interface BAW=2</text:p>
      <text:h text:style-name="Heading_20_3" text:outline-level="3">CPU bus interface</text:h>
      <text:p text:style-name="Text_20_body">The default bus interface is 32bit Avalon MM compatible. It should be trivial to connect it to Wishbone and it should be easy to connect to AMBA APB. With the limitation to a single wire (<text:span text:style-name="Source_20_Text">OWN=0</text:span>) the module can be also connected to an 8bit bus (a microcontroller for example). All CPU related signals are active high.</text:p>
      <text:p text:style-name="Text_20_body"><text:soft-page-break/>Both read and write cycles are a single clock period long, the omitted<text:span text:style-name="T40"> Avalon MM signal</text:span> <text:span text:style-name="Source_20_Text">bus_waitrequest</text:span> would be a constant '0'. Read data is valid only the first cycle of <text:span text:style-name="Source_20_Text">bus_</text:span><text:span text:style-name="Source_20_Text"><text:span text:style-name="T41">ren</text:span></text:span> being active, in the next cycle it might change due to the interrupt status being cleared.</text:p>
      <text:p text:style-name="Text_20_body">The interrupt signal indicates, that a reset, presence detection, write bit or read bit 1-wire <text:span text:style-name="T51">cycle</text:span> has finished. After performing a bus read the interrupt is cleared.</text:p>
      <text:p text:style-name="P49">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7">bus signal</text:p>
          </table:table-cell>
          <table:table-cell table:style-name="Table3.A1" office:value-type="string">
            <text:p text:style-name="P7">Avalon MM signal</text:p>
          </table:table-cell>
          <table:table-cell table:style-name="Table3.C1" office:value-type="string">
            <text:p text:style-name="P7">Wishbone signal</text:p>
          </table:table-cell>
        </table:table-row>
        <table:table-row>
          <table:table-cell table:style-name="Table3.A2" office:value-type="string">
            <text:p text:style-name="P30"><text:span text:style-name="Source_20_Text">bus_we</text:span><text:span text:style-name="Source_20_Text"><text:span text:style-name="T40">n</text:span></text:span></text:p>
          </table:table-cell>
          <table:table-cell table:style-name="Table3.A2" office:value-type="string">
            <text:p text:style-name="P30"><text:span text:style-name="Source_20_Text">avalon_write</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30"><text:span text:style-name="Source_20_Text">bus_re</text:span><text:span text:style-name="Source_20_Text"><text:span text:style-name="T40">n</text:span></text:span></text:p>
          </table:table-cell>
          <table:table-cell table:style-name="Table3.A2" office:value-type="string">
            <text:p text:style-name="P30"><text:span text:style-name="Source_20_Text">avalon_read</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30"><text:span text:style-name="Source_20_Text">bus_</text:span><text:span text:style-name="Source_20_Text"><text:span text:style-name="T40">adr</text:span></text:span></text:p>
          </table:table-cell>
          <table:table-cell table:style-name="Table3.A2" office:value-type="string">
            <text:p text:style-name="P30"><text:span text:style-name="Source_20_Text">avalon_</text:span><text:span text:style-name="Source_20_Text"><text:span text:style-name="T40">address</text:span></text:span></text:p>
          </table:table-cell>
          <table:table-cell table:style-name="Table3.C2" office:value-type="string">
            <text:p text:style-name="P11"><text:span text:style-name="Source_20_Text"><text:span text:style-name="T40">adr</text:span></text:span></text:p>
          </table:table-cell>
        </table:table-row>
        <table:table-row>
          <table:table-cell table:style-name="Table3.A2" office:value-type="string">
            <text:p text:style-name="P30"><text:span text:style-name="Source_20_Text">bus_w</text:span><text:span text:style-name="Source_20_Text"><text:span text:style-name="T40">dt</text:span></text:span></text:p>
          </table:table-cell>
          <table:table-cell table:style-name="Table3.A2" office:value-type="string">
            <text:p text:style-name="P30"><text:span text:style-name="Source_20_Text">avalon_writedata</text:span></text:p>
          </table:table-cell>
          <table:table-cell table:style-name="Table3.C2" office:value-type="string">
            <text:p text:style-name="P7"><text:span text:style-name="Source_20_Text">dat_w</text:span></text:p>
          </table:table-cell>
        </table:table-row>
        <table:table-row>
          <table:table-cell table:style-name="Table3.A2" office:value-type="string">
            <text:p text:style-name="P30"><text:span text:style-name="Source_20_Text">bus_r</text:span><text:span text:style-name="Source_20_Text"><text:span text:style-name="T40">dt</text:span></text:span></text:p>
          </table:table-cell>
          <table:table-cell table:style-name="Table3.A2" office:value-type="string">
            <text:p text:style-name="P30"><text:span text:style-name="Source_20_Text">avalon_readdata</text:span></text:p>
          </table:table-cell>
          <table:table-cell table:style-name="Table3.C2" office:value-type="string">
            <text:p text:style-name="P7"><text:span text:style-name="Source_20_Text">dat_r</text:span></text:p>
          </table:table-cell>
        </table:table-row>
        <table:table-row>
          <table:table-cell table:style-name="Table3.A2" office:value-type="string">
            <text:p text:style-name="P30"><text:span text:style-name="Source_20_Text">bus_</text:span><text:span text:style-name="Source_20_Text"><text:span text:style-name="T40">irq</text:span></text:span></text:p>
          </table:table-cell>
          <table:table-cell table:style-name="Table3.A2" office:value-type="string">
            <text:p text:style-name="P30"><text:span text:style-name="Source_20_Text">avalon_interrupt</text:span></text:p>
          </table:table-cell>
          <table:table-cell table:style-name="Table3.C2" office:value-type="string">
            <text:p text:style-name="P7"><text:span text:style-name="Source_20_Text">irq</text:span></text:p>
          </table:table-cell>
        </table:table-row>
      </table:table>
      <text:p text:style-name="P61"/>
      <text:p text:style-name="P61"><draw:frame draw:style-name="fr1" draw:name="Frame7" text:anchor-type="paragraph" svg:x="0.002cm" svg:y="0.212cm" svg:width="17.027cm" draw:z-index="8"><draw:text-box fo:min-height="5.801cm"><text:p text:style-name="Drawing"><draw:g text:anchor-type="paragraph" draw:z-index="9" draw:style-name="gr1"><draw:g draw:style-name="gr14"><draw:line draw:style-name="gr15" draw:text-style-name="P115" svg:x1="4.016cm" svg:y1="0.8cm" svg:x2="4.216cm" svg:y2="0.4cm"><text:p/></draw:line><draw:line draw:style-name="gr16" draw:text-style-name="P115" svg:x1="4.216cm" svg:y1="0.4cm" svg:x2="5.016cm" svg:y2="0.4cm"><text:p/></draw:line><draw:line draw:style-name="gr17" draw:text-style-name="P115" svg:x1="5.215cm" svg:y1="0.8cm" svg:x2="5.015cm" svg:y2="0.4cm"><text:p/></draw:line><draw:line draw:style-name="gr18" draw:text-style-name="P115" svg:x1="5.216cm" svg:y1="0.8cm" svg:x2="6.016cm" svg:y2="0.8cm"><text:p/></draw:line></draw:g><draw:g draw:style-name="gr14"><draw:line draw:style-name="gr19" draw:text-style-name="P115" svg:x1="6.016cm" svg:y1="0.8cm" svg:x2="6.216cm" svg:y2="0.4cm"><text:p/></draw:line><draw:line draw:style-name="gr20" draw:text-style-name="P115" svg:x1="6.216cm" svg:y1="0.4cm" svg:x2="7.016cm" svg:y2="0.4cm"><text:p/></draw:line><draw:line draw:style-name="gr21" draw:text-style-name="P115" svg:x1="7.216cm" svg:y1="0.8cm" svg:x2="7.016cm" svg:y2="0.4cm"><text:p/></draw:line><draw:line draw:style-name="gr22" draw:text-style-name="P115" svg:x1="7.216cm" svg:y1="0.8cm" svg:x2="8.016cm" svg:y2="0.8cm"><text:p/></draw:line></draw:g><draw:g draw:style-name="gr14"><draw:line draw:style-name="gr23" draw:text-style-name="P115" svg:x1="8.016cm" svg:y1="0.8cm" svg:x2="8.216cm" svg:y2="0.4cm"><text:p/></draw:line><draw:line draw:style-name="gr24" draw:text-style-name="P115" svg:x1="8.216cm" svg:y1="0.4cm" svg:x2="9.016cm" svg:y2="0.4cm"><text:p/></draw:line><draw:line draw:style-name="gr25" draw:text-style-name="P115" svg:x1="9.216cm" svg:y1="0.8cm" svg:x2="9.016cm" svg:y2="0.4cm"><text:p/></draw:line><draw:line draw:style-name="gr26" draw:text-style-name="P115" svg:x1="9.216cm" svg:y1="0.8cm" svg:x2="10.016cm" svg:y2="0.8cm"><text:p/></draw:line></draw:g><draw:g draw:style-name="gr14"><draw:line draw:style-name="gr27" draw:text-style-name="P115" svg:x1="10.016cm" svg:y1="0.8cm" svg:x2="10.216cm" svg:y2="0.4cm"><text:p/></draw:line><draw:line draw:style-name="gr28" draw:text-style-name="P115" svg:x1="10.216cm" svg:y1="0.4cm" svg:x2="11.016cm" svg:y2="0.4cm"><text:p/></draw:line><draw:line draw:style-name="gr29" draw:text-style-name="P115" svg:x1="11.216cm" svg:y1="0.8cm" svg:x2="11.016cm" svg:y2="0.4cm"><text:p/></draw:line><draw:line draw:style-name="gr30" draw:text-style-name="P115" svg:x1="11.216cm" svg:y1="0.8cm" svg:x2="12.016cm" svg:y2="0.8cm"><text:p/></draw:line></draw:g><draw:g draw:style-name="gr14"><draw:line draw:style-name="gr31" draw:text-style-name="P115" svg:x1="12.016cm" svg:y1="0.8cm" svg:x2="12.216cm" svg:y2="0.4cm"><text:p/></draw:line><draw:line draw:style-name="gr32" draw:text-style-name="P115" svg:x1="12.216cm" svg:y1="0.4cm" svg:x2="13.016cm" svg:y2="0.4cm"><text:p/></draw:line><draw:line draw:style-name="gr33" draw:text-style-name="P115" svg:x1="13.216cm" svg:y1="0.8cm" svg:x2="13.016cm" svg:y2="0.4cm"><text:p/></draw:line><draw:line draw:style-name="gr34" draw:text-style-name="P115" svg:x1="13.216cm" svg:y1="0.8cm" svg:x2="14.016cm" svg:y2="0.8cm"><text:p/></draw:line></draw:g><draw:g draw:style-name="gr14"><draw:line draw:style-name="gr35" draw:text-style-name="P115" svg:x1="14.016cm" svg:y1="0.8cm" svg:x2="14.216cm" svg:y2="0.4cm"><text:p/></draw:line><draw:line draw:style-name="gr36" draw:text-style-name="P115" svg:x1="14.216cm" svg:y1="0.4cm" svg:x2="15.016cm" svg:y2="0.4cm"><text:p/></draw:line><draw:line draw:style-name="gr37" draw:text-style-name="P115" svg:x1="15.216cm" svg:y1="0.8cm" svg:x2="15.016cm" svg:y2="0.4cm"><text:p/></draw:line><draw:line draw:style-name="gr38" draw:text-style-name="P115" svg:x1="15.216cm" svg:y1="0.8cm" svg:x2="16.016cm" svg:y2="0.8cm"><text:p/></draw:line></draw:g><draw:line draw:style-name="gr4" draw:text-style-name="P114" svg:x1="6.216cm" svg:y1="1.6cm" svg:x2="6.416cm" svg:y2="1.2cm"><text:p/></draw:line><draw:line draw:style-name="gr4" draw:text-style-name="P114" svg:x1="3.015cm" svg:y1="1.6cm" svg:x2="6.216cm" svg:y2="1.6cm"><text:p/></draw:line><draw:line draw:style-name="gr4" draw:text-style-name="P114" svg:x1="8.416cm" svg:y1="1.6cm" svg:x2="8.216cm" svg:y2="1.2cm"><text:p/></draw:line><draw:line draw:style-name="gr4" draw:text-style-name="P114" svg:x1="8.414cm" svg:y1="1.6cm" svg:x2="17.014cm" svg:y2="1.6cm"><text:p/></draw:line><draw:frame draw:style-name="gr39" draw:text-style-name="P116" svg:width="1.999cm" svg:height="1.001cm" svg:x="0.016cm" svg:y="0cm"><draw:text-box><text:p text:style-name="P112"><text:span text:style-name="T72">clk</text:span></text:p></draw:text-box></draw:frame><draw:frame draw:style-name="gr40" draw:text-style-name="P116" svg:width="2.999cm" svg:height="0.802cm" svg:x="0.016cm" svg:y="0.998cm"><draw:text-box><text:p text:style-name="P112"><text:span text:style-name="T72">bus_wen</text:span></text:p></draw:text-box></draw:frame><draw:frame draw:style-name="gr40" draw:text-style-name="P116" svg:width="3.008cm" svg:height="0.802cm" svg:x="0.007cm" svg:y="1.834cm"><draw:text-box><text:p text:style-name="P112"><text:span text:style-name="T72">bus_ren</text:span></text:p></draw:text-box></draw:frame><draw:line draw:style-name="gr4" draw:text-style-name="P114" svg:x1="6.416cm" svg:y1="1.2cm" svg:x2="8.216cm" svg:y2="1.2cm"><text:p/></draw:line><draw:line draw:style-name="gr4" draw:text-style-name="P114" svg:x1="12.216cm" svg:y1="2.4cm" svg:x2="12.416cm" svg:y2="2cm"><text:p/></draw:line><draw:line draw:style-name="gr4" draw:text-style-name="P114" svg:x1="3.015cm" svg:y1="2.4cm" svg:x2="12.216cm" svg:y2="2.4cm"><text:p/></draw:line><draw:line draw:style-name="gr4" draw:text-style-name="P114" svg:x1="14.416cm" svg:y1="2.4cm" svg:x2="14.216cm" svg:y2="2cm"><text:p/></draw:line><draw:line draw:style-name="gr4" draw:text-style-name="P114" svg:x1="14.416cm" svg:y1="2.4cm" svg:x2="17.016cm" svg:y2="2.4cm"><text:p/></draw:line><draw:line draw:style-name="gr4" draw:text-style-name="P114" svg:x1="12.416cm" svg:y1="2cm" svg:x2="14.216cm" svg:y2="2cm"><text:p/></draw:line><draw:frame draw:style-name="gr40" draw:text-style-name="P116" svg:width="2.999cm" svg:height="0.802cm" svg:x="0.016cm" svg:y="3.399cm"><draw:text-box><text:p text:style-name="P112"><text:span text:style-name="T72">bus_wdt</text:span></text:p></draw:text-box></draw:frame><draw:frame draw:style-name="gr40" draw:text-style-name="P116" svg:width="2.999cm" svg:height="0.802cm" svg:x="0.016cm" svg:y="4.2cm"><draw:text-box><text:p text:style-name="P112"><text:span text:style-name="T72">bus_rdt</text:span></text:p></draw:text-box></draw:frame><draw:frame draw:style-name="gr40" draw:text-style-name="P116" svg:width="2.999cm" svg:height="0.802cm" svg:x="0.016cm" svg:y="4.999cm"><draw:text-box><text:p text:style-name="P112"><text:span text:style-name="T72">bus_irq</text:span></text:p></draw:text-box></draw:frame><draw:polygon draw:style-name="gr41" draw:text-style-name="P114" svg:width="3.3cm" svg:height="0.399cm" svg:x="3.015cm" svg:y="3.6cm" svg:viewBox="0 0 3301 400" draw:points="0,0 3201,0 3301,200 3201,400 0,400"><text:p/></draw:polygon><draw:polygon draw:style-name="gr41" draw:text-style-name="P114" svg:width="8.699cm" svg:height="0.399cm" svg:x="8.316cm" svg:y="3.6cm" svg:viewBox="0 0 8700 400" draw:points="8700,0 100,0 0,200 100,400 8700,400"><text:p/></draw:polygon><draw:polygon draw:style-name="gr42" draw:text-style-name="P114" svg:width="1.999cm" svg:height="0.399cm" svg:x="6.316cm" svg:y="3.6cm" svg:viewBox="0 0 2000 400" draw:points="1900,0 100,0 0,200 100,400 1900,400 2000,200"><text:p/></draw:polygon><draw:polygon draw:style-name="gr41" draw:text-style-name="P114" svg:width="9.3cm" svg:height="0.399cm" svg:x="3.015cm" svg:y="4.4cm" svg:viewBox="0 0 9301 400" draw:points="0,0 9201,0 9301,200 9201,400 0,400"><text:p/></draw:polygon><draw:polygon draw:style-name="gr41" draw:text-style-name="P114" svg:width="2.699cm" svg:height="0.399cm" svg:x="14.316cm" svg:y="4.4cm" svg:viewBox="0 0 2700 400" draw:points="2700,0 100,0 0,200 100,400 2700,400"><text:p/></draw:polygon><draw:polygon draw:style-name="gr42" draw:text-style-name="P114" svg:width="1.999cm" svg:height="0.399cm" svg:x="12.316cm" svg:y="4.4cm" svg:viewBox="0 0 2000 400" draw:points="1900,0 100,0 0,200 100,400 1900,400 2000,200"><text:p/></draw:polygon><draw:line draw:style-name="gr4" draw:text-style-name="P114" svg:x1="14.416cm" svg:y1="5.6cm" svg:x2="14.216cm" svg:y2="5.2cm"><text:p/></draw:line><draw:line draw:style-name="gr4" draw:text-style-name="P114" svg:x1="14.416cm" svg:y1="5.6cm" svg:x2="17.016cm" svg:y2="5.6cm"><text:p/></draw:line><draw:line draw:style-name="gr4" draw:text-style-name="P114" svg:x1="3.015cm" svg:y1="5.2cm" svg:x2="14.216cm" svg:y2="5.2cm"><text:p/></draw:line><draw:line draw:style-name="gr43" draw:text-style-name="P115" svg:x1="16.016cm" svg:y1="0.8cm" svg:x2="16.216cm" svg:y2="0.4cm"><text:p/></draw:line><draw:line draw:style-name="gr44" draw:text-style-name="P115" svg:x1="16.216cm" svg:y1="0.4cm" svg:x2="17.016cm" svg:y2="0.4cm"><text:p/></draw:line><draw:frame draw:style-name="gr40" draw:text-style-name="P116" svg:width="2.999cm" svg:height="0.802cm" svg:x="0.016cm" svg:y="2.6cm"><draw:text-box><text:p text:style-name="P112"><text:span text:style-name="T72">bus_adr</text:span></text:p></draw:text-box></draw:frame><draw:polygon draw:style-name="gr41" draw:text-style-name="P114" svg:width="3.3cm" svg:height="0.399cm" svg:x="3.015cm" svg:y="2.8cm" svg:viewBox="0 0 3301 400" draw:points="0,0 3201,0 3301,200 3201,400 0,400"><text:p/></draw:polygon><draw:polygon draw:style-name="gr42" draw:text-style-name="P114" svg:width="1.999cm" svg:height="0.399cm" svg:x="6.316cm" svg:y="2.8cm" svg:viewBox="0 0 2000 400" draw:points="1900,0 100,0 0,200 100,400 1900,400 2000,200"><text:p/></draw:polygon><draw:polygon draw:style-name="gr41" draw:text-style-name="P114" svg:width="2.699cm" svg:height="0.399cm" svg:x="14.316cm" svg:y="2.8cm" svg:viewBox="0 0 2700 400" draw:points="2700,0 100,0 0,200 100,400 2700,400"><text:p/></draw:polygon><draw:polygon draw:style-name="gr42" draw:text-style-name="P114" svg:width="1.999cm" svg:height="0.399cm" svg:x="12.316cm" svg:y="2.8cm" svg:viewBox="0 0 2000 400" draw:points="1900,0 100,0 0,200 100,400 1900,400 2000,200"><text:p/></draw:polygon><draw:polygon draw:style-name="gr41" draw:text-style-name="P114" svg:width="3.999cm" svg:height="0.399cm" svg:x="8.315cm" svg:y="2.8cm" svg:viewBox="0 0 4000 400" draw:points="3900,0 100,0 0,200 100,400 3900,400 4000,200"><text:p/></draw:polygon><draw:g draw:style-name="gr14"><draw:line draw:style-name="gr45" draw:text-style-name="P115" svg:x1="2.015cm" svg:y1="0.8cm" svg:x2="2.215cm" svg:y2="0.4cm"><text:p/></draw:line><draw:line draw:style-name="gr46" draw:text-style-name="P115" svg:x1="2.215cm" svg:y1="0.4cm" svg:x2="3.015cm" svg:y2="0.4cm"><text:p/></draw:line><draw:line draw:style-name="gr47" draw:text-style-name="P115" svg:x1="3.215cm" svg:y1="0.8cm" svg:x2="3.015cm" svg:y2="0.4cm"><text:p/></draw:line><draw:line draw:style-name="gr48" draw:text-style-name="P115" svg:x1="3.215cm" svg:y1="0.8cm" svg:x2="4.015cm" svg:y2="0.8cm"><text:p/></draw:line></draw:g></draw:g>Drawing <text:sequence text:ref-name="refDrawing0" text:name="Drawing" text:formula="ooow:Drawing+1" style:num-format="1">1</text:sequence>: Bus timing (write, read and interrupt status)</text:p></draw:text-box></draw:frame></text:p>
      <text:h text:style-name="Heading_20_3" text:outline-level="3">1-wire interface</text:h>
      <text:p text:style-name="Text_20_body">The 1-wire module requires an external open drain driver to be able to drive a bidirectional pin. The <text:span text:style-name="Source_20_Text">onewire_p</text:span> signal can be used to supply extra power to the 1-wire line (for temperature conversion, ...), if the signal is not used, 0 should be <text:span text:style-name="T33">applied</text:span> instead.</text:p>
      <text:p text:style-name="Text_20_body"><draw:frame draw:style-name="fr3" draw:name="Frame2" text:anchor-type="paragraph" svg:y="0.21cm" svg:width="17cm" draw:z-index="10"><draw:text-box fo:min-height="3.401cm"><text:p text:style-name="Drawing"><draw:g text:anchor-type="paragraph" draw:z-index="11" draw:style-name="gr49"><draw:polygon draw:style-name="gr50" draw:text-style-name="P114" svg:width="1.698cm" svg:height="1.43cm" draw:transform="skewX (-0.00104719755119646) rotate (-0.46425758103159) translate (9.000125cm 0.900000000000014cm)" svg:viewBox="0 0 1699 1431" draw:points="0,241298 1699,241341 715,242729"><text:p/></draw:polygon><draw:line draw:style-name="gr51" draw:text-style-name="P114" svg:x1="7.5cm" svg:y1="1.7cm" svg:x2="9cm" svg:y2="1.7cm"><text:p/></draw:line><draw:line draw:style-name="gr52" draw:text-style-name="P114" svg:x1="7.5cm" svg:y1="0.5cm" svg:x2="9.8cm" svg:y2="0.5cm"><text:p/></draw:line><draw:line draw:style-name="gr53" draw:text-style-name="P114" svg:x1="9.8cm" svg:y1="0.5cm" svg:x2="9.8cm" svg:y2="1.3cm"><text:p/></draw:line><draw:line draw:style-name="gr54" draw:text-style-name="P114" svg:x1="10.5cm" svg:y1="1.7cm" svg:x2="12cm" svg:y2="1.7cm"><text:p/></draw:line><draw:line draw:style-name="gr55" draw:text-style-name="P114" svg:x1="7.5cm" svg:y1="2.9cm" svg:x2="11cm" svg:y2="2.9cm"><text:p/></draw:line><draw:line draw:style-name="gr56" draw:text-style-name="P114" svg:x1="10.999cm" svg:y1="1.7cm" svg:x2="10.999cm" svg:y2="2.9cm"><text:p/></draw:line><draw:frame draw:style-name="gr57" draw:text-style-name="P116" svg:width="6.002cm" svg:height="1.001cm" svg:x="1cm" svg:y="1.199cm"><draw:text-box><text:p text:style-name="P112"><text:span text:style-name="T72">owr_p[i]</text:span></text:p></draw:text-box></draw:frame><draw:frame draw:style-name="gr58" draw:text-style-name="P116" svg:width="6.002cm" svg:height="1.001cm" svg:x="1cm" svg:y="0cm"><draw:text-box><text:p text:style-name="P112"><text:span text:style-name="T72">owr_p[i] | owr_e[i]</text:span></text:p></draw:text-box></draw:frame><draw:frame draw:style-name="gr59" draw:text-style-name="P116" svg:width="6.002cm" svg:height="1.001cm" svg:x="1cm" svg:y="2.401cm"><draw:text-box><text:p text:style-name="P112"><text:span text:style-name="T72">owr_i[i]</text:span></text:p></draw:text-box></draw:frame><draw:frame draw:style-name="gr60" draw:text-style-name="P116" svg:width="4.001cm" svg:height="1.001cm" svg:x="12cm" svg:y="1.199cm"><draw:text-box><text:p text:style-name="P112"><text:span text:style-name="T72">owr[i]</text:span></text:p></draw:text-box></draw:frame></draw:g>Drawing <text:sequence text:ref-name="refDrawing1" text:name="Drawing" text:formula="ooow:Drawing+1" style:num-format="1">2</text:sequence>: 1-wire line driver schematic</text:p></draw:text-box></draw:frame></text:p>
      <text:p text:style-name="Text_20_body">The next Verilog code should be used on the top level of the SoC.</text:p>
      <text:p text:style-name="Preformatted_20_Text"><text:soft-page-break/>assign o<text:span text:style-name="T41">wr</text:span> <text:s/>[i] = (<text:span text:style-name="T41">owr</text:span>_p[i] | <text:span text:style-name="T41">owr</text:span>_e[i]) ? <text:span text:style-name="T41">owr</text:span>_p[i] : 1'bz;</text:p>
      <text:p text:style-name="Preformatted_20_Text">assign o<text:span text:style-name="T41">wr</text:span>_i[i] = <text:s/><text:span text:style-name="T41">owr</text:span>;</text:p>
      <text:p text:style-name="Text_20_body"/>
      <text:p text:style-name="Text_20_body">And if the power signal is ignored.</text:p>
      <text:p text:style-name="Preformatted_20_Text">assign o<text:span text:style-name="T41">wr</text:span> <text:s/>[i] = o<text:span text:style-name="T41">wr</text:span>_e[i] ? 1'b0 : 1'bz;</text:p>
      <text:p text:style-name="Preformatted_20_Text">assign <text:span text:style-name="T41">owr</text:span>_i[i] = o<text:span text:style-name="T41">wr</text:span>;</text:p>
      <text:p text:style-name="Text_20_body"/>
      <text:p text:style-name="P75"><text:span text:style-name="T41">On some FPGA it is possible to set driver strength at compile time.</text:span><text:span text:style-name="T49"> T</text:span>here are no extra features for long 1-wire networks, but it<text:span text:style-name="T41"> is</text:span> suggested to use weak drivers (slow slew rate) to minimize transitional effects on the network.<text:span text:style-name="T41"> </text:span><text:span text:style-name="T49">If the FPGA pin is to be used to provide power to an 1-wire slave, the opposite, to use strong drivers is suggested. If </text:span><text:span text:style-name="T50">both requirements are present the user must choose the proper compromise based on tests.</text:span></text:p>
      <text:h text:style-name="P82" text:outline-level="1">Processor interface</text:h>
      <text:p text:style-name="Text_20_body">The processor interface is described in three steps:</text:p>
      <text:list xml:id="list1362386103" text:style-name="L2">
        <text:list-item>
          <text:p text:style-name="P65"><text:span text:style-name="T41">address space</text:span></text:p>
        </text:list-item>
        <text:list-item>
          <text:p text:style-name="P66"><text:span text:style-name="T45">clock dividers</text:span></text:p>
        </text:list-item>
        <text:list-item>
          <text:p text:style-name="P64">1-wire line multiplexing and power enable<text:span text:style-name="T41"> functionality</text:span></text:p>
        </text:list-item>
        <text:list-item>
          <text:p text:style-name="P64">status/control register description</text:p>
        </text:list-item>
        <text:list-item>
          <text:p text:style-name="P64">driver access sequences (pooling and interrupts)</text:p>
        </text:list-item>
      </text:list>
      <text:p text:style-name="P74"><text:span text:style-name="T49">The document is focused on describing the 32bit CPU interface. Some aspects of a 8bit interface are mentioned, but many details are omitted.</text:span></text:p>
      <text:h text:style-name="Heading_20_2" text:outline-level="2"><text:span text:style-name="T41">Addre</text:span><text:span text:style-name="T57">ss</text:span><text:span text:style-name="T41"> space</text:span></text:h>
      <text:p text:style-name="Text_20_body">The <text:span text:style-name="T41">sockit_own</text:span> module is designed to be accessible by <text:span text:style-name="T42">a 32bit</text:span> CPU through a single 32bit register, if between 1 and 16 (<text:span text:style-name="Source_20_Text">OWN</text:span> parameter) 1-wire line<text:span text:style-name="T27">s</text:span> <text:span text:style-name="T27">are</text:span> required. If a single line is enough than power and select bits have no function, and the interface can be reduced to an 8bit control/status register.</text:p>
      <text:p text:style-name="P70"><text:span text:style-name="T42">If implemented (</text:span><text:span text:style-name="Source_20_Text"><text:span text:style-name="T42">CDR_E=1</text:span></text:span><text:span text:style-name="T42">), there are two 16bit clock divider ratio registers (</text:span><text:span text:style-name="Source_20_Text"><text:span text:style-name="T42">cdr_n</text:span></text:span><text:span text:style-name="T42">, </text:span><text:span text:style-name="Source_20_Text"><text:span text:style-name="T42">cdr_o</text:span></text:span><text:span text:style-name="T42">) one for normal and one for overdrive mode.</text:span></text:p>
      <text:p text:style-name="P48">Table <text:sequence text:ref-name="refTable5" text:name="Table" text:formula="ooow:Table+1" style:num-format="1">6</text:sequence>: <text:span text:style-name="T41">32bit interface address space</text:span></text:p>
      <table:table table:name="Table7" table:style-name="Table7">
        <table:table-column table:style-name="Table7.A"/>
        <table:table-column table:style-name="Table7.B" table:number-columns-repeated="2"/>
        <table:table-column table:style-name="Table7.D"/>
        <table:table-column table:style-name="Table7.E"/>
        <table:table-column table:style-name="Table7.B"/>
        <table:table-row>
          <table:table-cell table:style-name="Table7.A1" office:value-type="float" office:value="0">
            <text:p text:style-name="P83"><text:span text:style-name="T41">address</text:span></text:p>
          </table:table-cell>
          <table:table-cell table:style-name="Table7.B1" office:value-type="float" office:value="0">
            <text:p text:style-name="P12">31..24</text:p>
          </table:table-cell>
          <table:table-cell table:style-name="Table7.B1" office:value-type="float" office:value="0">
            <text:p text:style-name="P12">23..16</text:p>
          </table:table-cell>
          <table:table-cell table:style-name="Table7.B1" table:number-columns-spanned="2" office:value-type="float" office:value="0">
            <text:p text:style-name="P12">15..8</text:p>
          </table:table-cell>
          <table:covered-table-cell/>
          <table:table-cell table:style-name="Table7.F1" office:value-type="float" office:value="36708">
            <text:p text:style-name="P12">7..0</text:p>
          </table:table-cell>
        </table:table-row>
        <table:table-row>
          <table:table-cell table:style-name="Table7.A2" office:value-type="float" office:value="0">
            <text:p text:style-name="P83"><text:span text:style-name="T41">0</text:span></text:p>
          </table:table-cell>
          <table:table-cell table:style-name="Table7.B2" table:number-columns-spanned="2" office:value-type="float" office:value="0">
            <text:p text:style-name="P12"><text:span text:style-name="Source_20_Text">power</text:span></text:p>
          </table:table-cell>
          <table:covered-table-cell/>
          <table:table-cell table:style-name="Table7.B2">
            <text:p text:style-name="P12"><text:span text:style-name="Source_20_Text"/></text:p>
          </table:table-cell>
          <table:table-cell table:style-name="Table7.B2" office:value-type="float" office:value="0">
            <text:p text:style-name="P12"><text:span text:style-name="Source_20_Text">select</text:span></text:p>
          </table:table-cell>
          <table:table-cell table:style-name="Table7.F2" office:value-type="float" office:value="0">
            <text:p text:style-name="P12"><text:span text:style-name="Source_20_Text">status/control</text:span></text:p>
          </table:table-cell>
        </table:table-row>
        <table:table-row>
          <table:table-cell table:style-name="Table7.A2" office:value-type="float" office:value="0">
            <text:p text:style-name="P83"><text:span text:style-name="T41">1</text:span></text:p>
          </table:table-cell>
          <table:table-cell table:style-name="Table7.B2" table:number-columns-spanned="2" office:value-type="float" office:value="0">
            <text:p text:style-name="P83"><text:span text:style-name="Source_20_Text"><text:span text:style-name="T41">cdr_o</text:span></text:span></text:p>
          </table:table-cell>
          <table:covered-table-cell/>
          <table:table-cell table:style-name="Table7.F2" table:number-columns-spanned="3" office:value-type="float" office:value="0">
            <text:p text:style-name="P83"><text:span text:style-name="Source_20_Text"><text:span text:style-name="T41">cdr_n</text:span></text:span></text:p>
          </table:table-cell>
          <table:covered-table-cell/>
          <table:covered-table-cell/>
        </table:table-row>
      </table:table>
      <text:p text:style-name="Text_20_body"/>
      <text:p text:style-name="P70">Since all the controls are in a single register and there is no byte select signal, on every write all controls must have the correct value. In software this can be achieved by having a permanent structure holding the interface<text:span text:style-name="T27"> current</text:span> state.</text:p>
      <text:p text:style-name="P70"><text:span text:style-name="T42">Alternatively an 8bit interface is possible. The maximum number of 1-wire lines is reduced to four and the clock divider ratio register size is reduced to 8bit.</text:span></text:p>
      <text:p text:style-name="P111">Table <text:sequence text:ref-name="refTable11" text:name="Table" text:formula="ooow:Table+1" style:num-format="1">7</text:sequence>: <text:span text:style-name="T42">8</text:span><text:span text:style-name="T41">bit interface address space</text:span></text:p>
      <table:table table:name="Table12" table:style-name="Table12">
        <table:table-column table:style-name="Table12.A"/>
        <table:table-column table:style-name="Table12.B"/>
        <table:table-column table:style-name="Table12.C" table:number-columns-repeated="2"/>
        <table:table-row>
          <table:table-cell table:style-name="Table12.A1" office:value-type="float" office:value="0">
            <text:p text:style-name="P84"><text:span text:style-name="T41">address</text:span></text:p>
          </table:table-cell>
          <table:table-cell table:style-name="Table12.B1" table:number-columns-spanned="3" office:value-type="float" office:value="0">
            <text:p text:style-name="P84"><text:span text:style-name="T42">7..0</text:span></text:p>
          </table:table-cell>
          <table:covered-table-cell/>
          <table:covered-table-cell/>
        </table:table-row>
        <table:table-row>
          <table:table-cell table:style-name="Table12.A2" office:value-type="float" office:value="0">
            <text:p text:style-name="P84"><text:span text:style-name="T41">0</text:span></text:p>
          </table:table-cell>
          <table:table-cell table:style-name="Table12.B2" table:number-columns-spanned="3" office:value-type="float" office:value="0">
            <text:p text:style-name="P84"><text:span text:style-name="Source_20_Text">status/control</text:span></text:p>
          </table:table-cell>
          <table:covered-table-cell/>
          <table:covered-table-cell/>
        </table:table-row>
        <table:table-row>
          <table:table-cell table:style-name="Table12.A2" office:value-type="float" office:value="0">
            <text:p text:style-name="P84"><text:span text:style-name="T41">1</text:span></text:p>
          </table:table-cell>
          <table:table-cell table:style-name="Table12.B3" office:value-type="float" office:value="0">
            <text:p text:style-name="P84"><text:span text:style-name="Source_20_Text"><text:span text:style-name="T41">power</text:span></text:span></text:p>
          </table:table-cell>
          <table:table-cell table:style-name="Table12.B3">
            <text:p text:style-name="P84"/>
          </table:table-cell>
          <table:table-cell table:style-name="Table12.B2" office:value-type="float" office:value="0">
            <text:p text:style-name="P84"><text:span text:style-name="Source_20_Text">select</text:span></text:p>
          </table:table-cell>
        </table:table-row>
        <table:table-row>
          <table:table-cell table:style-name="Table12.A2" office:value-type="float" office:value="0">
            <text:p text:style-name="P84"><text:span text:style-name="T42">2</text:span></text:p>
          </table:table-cell>
          <table:table-cell table:style-name="Table12.B2" table:number-columns-spanned="3" office:value-type="float" office:value="0">
            <text:p text:style-name="P83"><text:span text:style-name="Source_20_Text"><text:span text:style-name="T41">cdr_</text:span></text:span><text:span text:style-name="Source_20_Text"><text:span text:style-name="T42">n</text:span></text:span></text:p>
          </table:table-cell>
          <table:covered-table-cell/>
          <table:covered-table-cell/>
        </table:table-row>
        <table:table-row>
          <table:table-cell table:style-name="Table12.A2" office:value-type="float" office:value="0">
            <text:p text:style-name="P84"><text:span text:style-name="T42">3</text:span></text:p>
          </table:table-cell>
          <table:table-cell table:style-name="Table12.B2" table:number-columns-spanned="3" office:value-type="float" office:value="0">
            <text:p text:style-name="P84"><text:span text:style-name="Source_20_Text"><text:span text:style-name="T41">cdr_o</text:span></text:span></text:p>
          </table:table-cell>
          <table:covered-table-cell/>
          <table:covered-table-cell/>
        </table:table-row>
      </table:table>
      <text:p text:style-name="P70"/>
      <text:h text:style-name="Heading_20_2" text:outline-level="2"><text:span text:style-name="T45">Clock dividers</text:span></text:h>
      <text:p text:style-name="P73"><text:span text:style-name="T45">If clock divider ratio registers</text:span><text:span text:style-name="T47"> </text:span><text:span text:style-name="Source_20_Text"><text:span text:style-name="T41">cdr_</text:span></text:span><text:span text:style-name="Source_20_Text"><text:span text:style-name="T42">n</text:span></text:span><text:span text:style-name="T47"> and </text:span><text:span text:style-name="Source_20_Text"><text:span text:style-name="T41">cdr_o</text:span></text:span><text:span text:style-name="T45"> are implemented (</text:span><text:span text:style-name="Source_20_Text"><text:span text:style-name="T45">CDR_E=1</text:span></text:span><text:span text:style-name="T45">) than </text:span><text:span text:style-name="T46">the reset value of the registers will be as defined by </text:span><text:span text:style-name="Source_20_Text"><text:span text:style-name="T46">CDR_N</text:span></text:span><text:span text:style-name="T46"> and </text:span><text:span text:style-name="Source_20_Text"><text:span text:style-name="T46">CDR_O</text:span></text:span><text:span text:style-name="T46"> parameters, and the registers can be written to </text:span><text:soft-page-break/><text:span text:style-name="T46">with new divider ratios while there is no 1-wire </text:span><text:span text:style-name="T51">cycle</text:span><text:span text:style-name="T46"> in progress. If the registers are not implemented </text:span><text:span text:style-name="T45">(</text:span><text:span text:style-name="Source_20_Text"><text:span text:style-name="T45">CDR_E=</text:span></text:span><text:span text:style-name="Source_20_Text"><text:span text:style-name="T46">0</text:span></text:span><text:span text:style-name="T45">)</text:span><text:span text:style-name="T46"> than a read will provide values defined by parameters and writes will be ignored.</text:span></text:p>
      <text:h text:style-name="Heading_20_2" text:outline-level="2">1-wire line multiplexing and power enable</text:h>
      <text:p text:style-name="Text_20_body">The <text:span text:style-name="T48">sockit_owr</text:span> module can implement more than one 1-wire line depending on the value of the <text:span text:style-name="Source_20_Text">OWN</text:spa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cycle can be issued, but it is possible to time multiplex between lines on bit transfer level. Each <text:span text:style-name="T68">cycle</text:span> must finish before a new <text:span text:style-name="T68">cycle</text:span> <text:span text:style-name="T68">on</text:span> the same or different line can be issued.</text:p>
      <text:p text:style-name="Text_20_body">The <text:span text:style-name="Source_20_Text">select[3:0]</text:span> register is used to select one of <text:span text:style-name="Source_20_Text">OWN</text:span> lines. If the module is configured for only one line (<text:span text:style-name="Source_20_Text">OWN=1</text:span>), than select is not implemented and therefore ignored. If a line is not selected its <text:span text:style-name="Source_20_Text">o</text:span><text:span text:style-name="Source_20_Text"><text:span text:style-name="T44">wr</text:span></text:span><text:span text:style-name="Source_20_Text">_e</text:span> signal is not active.<text:span text:style-name="T49"> After reset line 0 is selected, but the proper value has to be provided on each write to the register.</text:span></text:p>
      <text:p text:style-name="Text_20_body">The <text:span text:style-name="Source_20_Text">power[15:0]</text:span> register is directly connected to the <text:span text:style-name="Source_20_Text">o</text:span><text:span text:style-name="Source_20_Text"><text:span text:style-name="T44">wr</text:span></text:span><text:span text:style-name="Source_20_Text">_p[OWN-1:0]</text:span> output port. If the module is configured for only one line (<text:span text:style-name="Source_20_Text">OWN=1</text:span>), than <text:span text:style-name="Source_20_Text">power[15:0]</text:span> is not implemented and ignored and the <text:span text:style-name="Source_20_Text">pwr</text:span> bit from the status/control register is used instead. If the module is configured for more than one line (<text:span text:style-name="Source_20_Text">OWN=1</text:span>) than writes to the <text:span text:style-name="Source_20_Text">pwr</text:span> bit are ignored.<text:span text:style-name="T49"> After reset all bits in the register are zero and all lines are only powered over the required weak pull-up resistor. By writing 1 into the n-th bit the n-th 1-wire line will provide power supply instead of being only an input. While power to a line is enabled it is not possible to perform 1-wire </text:span><text:span text:style-name="T51">cycles</text:span><text:span text:style-name="T49"> on the same line, but it is possible to communicate on other lines.</text:span></text:p>
      <text:h text:style-name="Heading_20_2" text:outline-level="2">Status/control register</text:h>
      <text:p text:style-name="Text_20_body"><text:span text:style-name="T50">The status/control register is used to initiate 1-wire </text:span><text:span text:style-name="T51">cycles</text:span><text:span text:style-name="T50"> and to check their status.</text:span> Writing into this register will always initiate an 1-wire <text:span text:style-name="T51">cycles</text:span>. Writing into the register while a cycle is already in progress will break the running cycle and start a new cycle<text:span text:style-name="T27">,</text:span> usually causing a protocol error.</text:p>
      <text:p text:style-name="P48">Table <text:sequence text:ref-name="refTable6" text:name="Table" text:formula="ooow:Table+1" style:num-format="1">8</text:sequence>: Status/control register structure</text:p>
      <table:table table:name="Table4" table:style-name="Table4">
        <table:table-column table:style-name="Table4.A" table:number-columns-repeated="8"/>
        <table:table-column table:style-name="Table4.I"/>
        <table:table-row>
          <table:table-cell table:style-name="Table4.A1" office:value-type="string">
            <text:p text:style-name="P2"/>
          </table:table-cell>
          <table:table-cell table:style-name="Table4.B1" office:value-type="float" office:value="7">
            <text:p text:style-name="P12">7</text:p>
          </table:table-cell>
          <table:table-cell table:style-name="Table4.B1" office:value-type="float" office:value="6">
            <text:p text:style-name="P12">6</text:p>
          </table:table-cell>
          <table:table-cell table:style-name="Table4.B1" office:value-type="float" office:value="5">
            <text:p text:style-name="P12">5</text:p>
          </table:table-cell>
          <table:table-cell table:style-name="Table4.B1" office:value-type="float" office:value="4">
            <text:p text:style-name="P12">4</text:p>
          </table:table-cell>
          <table:table-cell table:style-name="Table4.B1" office:value-type="float" office:value="3">
            <text:p text:style-name="P12">3</text:p>
          </table:table-cell>
          <table:table-cell table:style-name="Table4.B1" office:value-type="float" office:value="2">
            <text:p text:style-name="P12">2</text:p>
          </table:table-cell>
          <table:table-cell table:style-name="Table4.B1" office:value-type="float" office:value="1">
            <text:p text:style-name="P12">1</text:p>
          </table:table-cell>
          <table:table-cell table:style-name="Table4.I1" office:value-type="float" office:value="0">
            <text:p text:style-name="P12">0</text:p>
          </table:table-cell>
        </table:table-row>
        <table:table-row>
          <table:table-cell table:style-name="Table4.A2" office:value-type="string">
            <text:p text:style-name="P2">name</text:p>
          </table:table-cell>
          <table:table-cell table:style-name="Table4.B2" office:value-type="string">
            <text:p text:style-name="P12"><text:span text:style-name="Source_20_Text">erx</text:span></text:p>
          </table:table-cell>
          <table:table-cell table:style-name="Table4.B2" office:value-type="string">
            <text:p text:style-name="P12"><text:span text:style-name="Source_20_Text">etx</text:span></text:p>
          </table:table-cell>
          <table:table-cell table:style-name="Table4.B2" office:value-type="string">
            <text:p text:style-name="P12"><text:span text:style-name="Source_20_Text">srx</text:span></text:p>
          </table:table-cell>
          <table:table-cell table:style-name="Table4.B2" office:value-type="string">
            <text:p text:style-name="P12"><text:span text:style-name="Source_20_Text">stx</text:span></text:p>
          </table:table-cell>
          <table:table-cell table:style-name="Table4.B2" office:value-type="string">
            <text:p text:style-name="P12"><text:span text:style-name="Source_20_Text">pwr/owr</text:span></text:p>
          </table:table-cell>
          <table:table-cell table:style-name="Table4.B2" office:value-type="string">
            <text:p text:style-name="P12"><text:span text:style-name="Source_20_Text">ovd</text:span></text:p>
          </table:table-cell>
          <table:table-cell table:style-name="Table4.B2" office:value-type="string">
            <text:p text:style-name="P12"><text:span text:style-name="Source_20_Text">rst/</text:span><text:span text:style-name="Source_20_Text"><text:span text:style-name="T68">cyc</text:span></text:span></text:p>
          </table:table-cell>
          <table:table-cell table:style-name="Table4.I2" office:value-type="string">
            <text:p text:style-name="P12"><text:span text:style-name="Source_20_Text">dat</text:span></text:p>
          </table:table-cell>
        </table:table-row>
        <table:table-row>
          <table:table-cell table:style-name="Table4.A2" office:value-type="string">
            <text:p text:style-name="P2">access</text:p>
          </table:table-cell>
          <table:table-cell table:style-name="Table4.B2" office:value-type="string">
            <text:p text:style-name="P12">r/w</text:p>
          </table:table-cell>
          <table:table-cell table:style-name="Table4.B2" office:value-type="string">
            <text:p text:style-name="P12">r/w</text:p>
          </table:table-cell>
          <table:table-cell table:style-name="Table4.B2" office:value-type="string">
            <text:p text:style-name="P12">r</text:p>
          </table:table-cell>
          <table:table-cell table:style-name="Table4.B2" office:value-type="string">
            <text:p text:style-name="P12">r</text:p>
          </table:table-cell>
          <table:table-cell table:style-name="Table4.B2" office:value-type="string">
            <text:p text:style-name="P12">r/w</text:p>
          </table:table-cell>
          <table:table-cell table:style-name="Table4.B2" office:value-type="string">
            <text:p text:style-name="P12">r/w</text:p>
          </table:table-cell>
          <table:table-cell table:style-name="Table4.B2" office:value-type="string">
            <text:p text:style-name="P12">w</text:p>
          </table:table-cell>
          <table:table-cell table:style-name="Table4.I2" office:value-type="string">
            <text:p text:style-name="P12">r/w</text:p>
          </table:table-cell>
        </table:table-row>
        <table:table-row>
          <table:table-cell table:style-name="Table4.A2" office:value-type="string">
            <text:p text:style-name="P2">reset</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B4" office:value-type="float" office:value="0">
            <text:p text:style-name="P12">0</text:p>
          </table:table-cell>
          <table:table-cell table:style-name="Table4.I2" office:value-type="string">
            <text:p text:style-name="P12">x</text:p>
          </table:table-cell>
        </table:table-row>
      </table:table>
      <text:p text:style-name="Text_20_body"/>
      <text:p text:style-name="P48">Table <text:sequence text:ref-name="refTable7" text:name="Table" text:formula="ooow:Table+1" style:num-format="1">9</text:sequence>: Status control register bits with descriptions</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101"><text:span text:style-name="T65">bit</text:span></text:p>
          </table:table-cell>
          <table:covered-table-cell/>
          <table:table-cell table:style-name="Table5.C1" office:value-type="string">
            <text:p text:style-name="P2">description</text:p>
          </table:table-cell>
        </table:table-row>
        <table:table-row>
          <table:table-cell table:style-name="Table5.A2" office:value-type="float" office:value="0">
            <text:p text:style-name="P2">0</text:p>
          </table:table-cell>
          <table:table-cell table:style-name="Table5.B2" office:value-type="string">
            <text:p text:style-name="P13"><text:span text:style-name="Source_20_Text">dat</text:span></text:p>
          </table:table-cell>
          <table:table-cell table:style-name="Table5.C2" office:value-type="string">
            <text:p text:style-name="P2">write: data transmit request (0 - perform write 0 slot, 1 - perform write 1 or/and read slot)</text:p>
            <text:p text:style-name="P2">read: data receive status (read value for each 1-wire read slot)</text:p>
            <text:p text:style-name="P2">read: presence detect status (0 - device presence detected, 1 - no device detected)</text:p>
          </table:table-cell>
        </table:table-row>
        <table:table-row>
          <table:table-cell table:style-name="Table5.A2" office:value-type="float" office:value="1">
            <text:p text:style-name="P2">1</text:p>
          </table:table-cell>
          <table:table-cell table:style-name="Table5.B2" office:value-type="string">
            <text:p text:style-name="P13"><text:span text:style-name="Source_20_Text">rst</text:span></text:p>
            <text:p text:style-name="P102"><text:soft-page-break/><text:span text:style-name="Source_20_Text"><text:span text:style-name="T68">cyc</text:span></text:span></text:p>
          </table:table-cell>
          <table:table-cell table:style-name="Table5.C2" office:value-type="string">
            <text:p text:style-name="P2">write: reset pulse request (0 - no action, 1 - perform reset and read presence)</text:p>
            <text:p text:style-name="P2"><text:soft-page-break/>read: <text:span text:style-name="T68">cycle</text:span> status (0 - no <text:span text:style-name="T68">cycle</text:span>, 1 - <text:span text:style-name="T68">cycle</text:span> in progress)</text:p>
          </table:table-cell>
        </table:table-row>
        <table:table-row>
          <table:table-cell table:style-name="Table5.A2" office:value-type="float" office:value="2">
            <text:p text:style-name="P2">2</text:p>
          </table:table-cell>
          <table:table-cell table:style-name="Table5.B2" office:value-type="string">
            <text:p text:style-name="P13"><text:span text:style-name="Source_20_Text">ovd</text:span></text:p>
          </table:table-cell>
          <table:table-cell table:style-name="Table5.C2" office:value-type="string">
            <text:p text:style-name="P2">overdrive setting (0 - standard speed, 1 - overdrive speed)</text:p>
          </table:table-cell>
        </table:table-row>
        <table:table-row>
          <table:table-cell table:style-name="Table5.A2" office:value-type="float" office:value="3">
            <text:p text:style-name="P2">3</text:p>
          </table:table-cell>
          <table:table-cell table:style-name="Table5.B2" office:value-type="string">
            <text:p text:style-name="P13"><text:span text:style-name="Source_20_Text">pwr</text:span></text:p>
            <text:p text:style-name="P13"><text:span text:style-name="Source_20_Text">owr</text:span></text:p>
          </table:table-cell>
          <table:table-cell table:style-name="Table5.C2" office:value-type="string">
            <text:p text:style-name="P2">write: power supply (0 - normal operation, 1 - supply power over 1-wire)</text:p>
            <text:p text:style-name="P2">read: direct access to the currently selected 1-wire line (for debugging purposes)</text:p>
          </table:table-cell>
        </table:table-row>
        <table:table-row>
          <table:table-cell table:style-name="Table5.A2" office:value-type="float" office:value="4">
            <text:p text:style-name="P2">4</text:p>
          </table:table-cell>
          <table:table-cell table:style-name="Table5.B2" office:value-type="string">
            <text:p text:style-name="P13"><text:span text:style-name="Source_20_Text">stx</text:span></text:p>
          </table:table-cell>
          <table:table-cell table:style-name="Table5.C2" office:value-type="string">
            <text:p text:style-name="P2">status of transmit interrupt (set on end of reset or write data <text:span text:style-name="T51">cycle</text:span>, cleared by <text:span text:style-name="T51">bus</text:span> read)</text:p>
          </table:table-cell>
        </table:table-row>
        <table:table-row>
          <table:table-cell table:style-name="Table5.A2" office:value-type="float" office:value="5">
            <text:p text:style-name="P2">5</text:p>
          </table:table-cell>
          <table:table-cell table:style-name="Table5.B2" office:value-type="string">
            <text:p text:style-name="P13"><text:span text:style-name="Source_20_Text">srx</text:span></text:p>
          </table:table-cell>
          <table:table-cell table:style-name="Table5.C2" office:value-type="string">
            <text:p text:style-name="P2">status of receive interrupt (set during presence or read data <text:span text:style-name="T51">cycle</text:span>, cleared by <text:span text:style-name="T51">bus</text:span> read)</text:p>
          </table:table-cell>
        </table:table-row>
        <table:table-row>
          <table:table-cell table:style-name="Table5.A2" office:value-type="float" office:value="6">
            <text:p text:style-name="P2">6</text:p>
          </table:table-cell>
          <table:table-cell table:style-name="Table5.B2" office:value-type="string">
            <text:p text:style-name="P13"><text:span text:style-name="Source_20_Text">etx</text:span></text:p>
          </table:table-cell>
          <table:table-cell table:style-name="Table5.C2" office:value-type="string">
            <text:p text:style-name="P2">enable transmit interrupt (0 - disabled, 1 - enabled)</text:p>
          </table:table-cell>
        </table:table-row>
        <table:table-row>
          <table:table-cell table:style-name="Table5.A2" office:value-type="float" office:value="7">
            <text:p text:style-name="P2">7</text:p>
          </table:table-cell>
          <table:table-cell table:style-name="Table5.B2" office:value-type="string">
            <text:p text:style-name="P13"><text:span text:style-name="Source_20_Text">erx</text:span></text:p>
          </table:table-cell>
          <table:table-cell table:style-name="Table5.C2" office:value-type="string">
            <text:p text:style-name="P2">enable receive interrupt (0 - disabled, 1 - enabled)</text:p>
          </table:table-cell>
        </table:table-row>
      </table:table>
      <text:p text:style-name="Text_20_body"/>
      <text:p text:style-name="Text_20_body">Bits <text:span text:style-name="Source_20_Text">ovd</text:span>, <text:span text:style-name="Source_20_Text">rst</text:span>, <text:span text:style-name="Source_20_Text">dat</text:span> are used to configure a <text:span text:style-name="T51">cycle</text:span>. Bit <text:span text:style-name="Source_20_Text">ovd</text:span> is used to specify the transfer speed<text:span text:style-name="T68"> mode</text:span>. Combinations of this bits are used to select 8 different <text:span text:style-name="T51">cycle</text:span> types. <text:span text:style-name="T52">Timing values are for normal mode "5.0" and overdrive mode "1.0" base time periods. </text:span>Detailed timing for this <text:span text:style-name="T51">cycle</text:span>s is explained in the section "Supported 1-wire functionality".</text:p>
      <text:p text:style-name="P48">Table <text:sequence text:ref-name="refTable8" text:name="Table" text:formula="ooow:Table+1" style:num-format="1">10</text:sequence>: List of supported <text:span text:style-name="T51">cycles</text:span></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12"><text:span text:style-name="Source_20_Text">ovd</text:span></text:p>
          </table:table-cell>
          <table:table-cell table:style-name="Table6.A1" office:value-type="string">
            <text:p text:style-name="P12"><text:span text:style-name="Source_20_Text">rst</text:span></text:p>
          </table:table-cell>
          <table:table-cell table:style-name="Table6.C1" office:value-type="string">
            <text:p text:style-name="P12"><text:span text:style-name="Source_20_Text">dat</text:span></text:p>
          </table:table-cell>
          <table:table-cell table:style-name="Table6.A1" office:value-type="string">
            <text:p text:style-name="P2">timing</text:p>
          </table:table-cell>
          <table:table-cell table:style-name="Table6.E1" office:value-type="string">
            <text:p text:style-name="P2">description</text:p>
          </table:table-cell>
        </table:table-row>
        <table:table-row>
          <table:table-cell table:style-name="Table6.A2" office:value-type="string">
            <text:p text:style-name="P12">0</text:p>
          </table:table-cell>
          <table:table-cell table:style-name="Table6.A2" office:value-type="string">
            <text:p text:style-name="P12">0</text:p>
          </table:table-cell>
          <table:table-cell table:style-name="Table6.C2" office:value-type="string">
            <text:p text:style-name="P12">0</text:p>
          </table:table-cell>
          <table:table-cell table:style-name="Table6.A2" office:value-type="string">
            <text:p text:style-name="P2">6<text:span text:style-name="T52">5</text:span><text:span text:style-name="T2">μ</text:span><text:span text:style-name="T6">s</text:span></text:p>
          </table:table-cell>
          <table:table-cell table:style-name="Table6.E2" office:value-type="string">
            <text:p text:style-name="P2">write '0' cycle</text:p>
          </table:table-cell>
        </table:table-row>
        <table:table-row>
          <table:table-cell table:style-name="Table6.A2" office:value-type="string">
            <text:p text:style-name="P12">0</text:p>
          </table:table-cell>
          <table:table-cell table:style-name="Table6.A2" office:value-type="string">
            <text:p text:style-name="P12">0</text:p>
          </table:table-cell>
          <table:table-cell table:style-name="Table6.C2" office:value-type="string">
            <text:p text:style-name="P12">1</text:p>
          </table:table-cell>
          <table:table-cell table:style-name="Table6.A2" office:value-type="string">
            <text:p text:style-name="P2">6<text:span text:style-name="T52">5</text:span><text:span text:style-name="T2">μ</text:span><text:span text:style-name="T6">s</text:span></text:p>
          </table:table-cell>
          <table:table-cell table:style-name="Table6.E2" office:value-type="string">
            <text:p text:style-name="P2">write '1' cycle or read cycle</text:p>
          </table:table-cell>
        </table:table-row>
        <table:table-row>
          <table:table-cell table:style-name="Table6.A2" office:value-type="string">
            <text:p text:style-name="P12">0</text:p>
          </table:table-cell>
          <table:table-cell table:style-name="Table6.A2" office:value-type="string">
            <text:p text:style-name="P12">1</text:p>
          </table:table-cell>
          <table:table-cell table:style-name="Table6.C2" office:value-type="string">
            <text:p text:style-name="P12">0</text:p>
          </table:table-cell>
          <table:table-cell table:style-name="Table6.A2" office:value-type="string">
            <text:p text:style-name="P2">960<text:span text:style-name="T2">μ</text:span><text:span text:style-name="T6">s</text:span></text:p>
          </table:table-cell>
          <table:table-cell table:style-name="Table6.E2" office:value-type="string">
            <text:p text:style-name="P2">reset and presence detect cycle</text:p>
          </table:table-cell>
        </table:table-row>
        <table:table-row>
          <table:table-cell table:style-name="Table6.A2" office:value-type="string">
            <text:p text:style-name="P12">0</text:p>
          </table:table-cell>
          <table:table-cell table:style-name="Table6.A2" office:value-type="string">
            <text:p text:style-name="P12">1</text:p>
          </table:table-cell>
          <table:table-cell table:style-name="Table6.C2" office:value-type="string">
            <text:p text:style-name="P12">1</text:p>
          </table:table-cell>
          <table:table-cell table:style-name="Table6.A2" office:value-type="string">
            <text:p text:style-name="P2"><text:span text:style-name="T5">1000</text:span><text:span text:style-name="T2">μ</text:span><text:span text:style-name="T6">s</text:span></text:p>
          </table:table-cell>
          <table:table-cell table:style-name="Table6.E2" office:value-type="string">
            <text:p text:style-name="P2">timed idle cycle, can be used to generate timed delays</text:p>
          </table:table-cell>
        </table:table-row>
        <table:table-row>
          <table:table-cell table:style-name="Table6.A2" office:value-type="string">
            <text:p text:style-name="P12">1</text:p>
          </table:table-cell>
          <table:table-cell table:style-name="Table6.A2" office:value-type="string">
            <text:p text:style-name="P12">0</text:p>
          </table:table-cell>
          <table:table-cell table:style-name="Table6.C2" office:value-type="string">
            <text:p text:style-name="P12">0</text:p>
          </table:table-cell>
          <table:table-cell table:style-name="Table6.A2" office:value-type="string">
            <text:p text:style-name="P2"><text:span text:style-name="T5">7</text:span><text:span text:style-name="T2">μ</text:span><text:span text:style-name="T6">s</text:span></text:p>
          </table:table-cell>
          <table:table-cell table:style-name="Table6.E2" office:value-type="string">
            <text:p text:style-name="P2">overdrive write '0' cycle</text:p>
          </table:table-cell>
        </table:table-row>
        <table:table-row>
          <table:table-cell table:style-name="Table6.A2" office:value-type="string">
            <text:p text:style-name="P12">1</text:p>
          </table:table-cell>
          <table:table-cell table:style-name="Table6.A2" office:value-type="string">
            <text:p text:style-name="P12">0</text:p>
          </table:table-cell>
          <table:table-cell table:style-name="Table6.C2" office:value-type="string">
            <text:p text:style-name="P12">1</text:p>
          </table:table-cell>
          <table:table-cell table:style-name="Table6.A2" office:value-type="string">
            <text:p text:style-name="P2"><text:span text:style-name="T5">7</text:span><text:span text:style-name="T2">μ</text:span><text:span text:style-name="T6">s</text:span></text:p>
          </table:table-cell>
          <table:table-cell table:style-name="Table6.E2" office:value-type="string">
            <text:p text:style-name="P2">overdrive write '1' cycle or read cycle</text:p>
          </table:table-cell>
        </table:table-row>
        <table:table-row>
          <table:table-cell table:style-name="Table6.A2" office:value-type="string">
            <text:p text:style-name="P12">1</text:p>
          </table:table-cell>
          <table:table-cell table:style-name="Table6.A2" office:value-type="string">
            <text:p text:style-name="P12">1</text:p>
          </table:table-cell>
          <table:table-cell table:style-name="Table6.C2" office:value-type="string">
            <text:p text:style-name="P12">0</text:p>
          </table:table-cell>
          <table:table-cell table:style-name="Table6.A2" office:value-type="string">
            <text:p text:style-name="P2">96<text:span text:style-name="T2">μ</text:span><text:span text:style-name="T6">s</text:span></text:p>
          </table:table-cell>
          <table:table-cell table:style-name="Table6.E2" office:value-type="string">
            <text:p text:style-name="P2">overdrive reset and presence detect cycle</text:p>
          </table:table-cell>
        </table:table-row>
        <table:table-row>
          <table:table-cell table:style-name="Table6.A2" office:value-type="string">
            <text:p text:style-name="P12">1</text:p>
          </table:table-cell>
          <table:table-cell table:style-name="Table6.A2" office:value-type="string">
            <text:p text:style-name="P12">1</text:p>
          </table:table-cell>
          <table:table-cell table:style-name="Table6.C2" office:value-type="string">
            <text:p text:style-name="P12">1</text:p>
          </table:table-cell>
          <table:table-cell table:style-name="Table6.A2" office:value-type="string">
            <text:p text:style-name="P2"><text:span text:style-name="T2">0μ</text:span><text:span text:style-name="T6">s</text:span></text:p>
          </table:table-cell>
          <table:table-cell table:style-name="Table6.E2" office:value-type="string">
            <text:p text:style-name="P2"><text:span text:style-name="T11">zero time</text:span> idle cycle, can be used to change power settings</text:p>
          </table:table-cell>
        </table:table-row>
      </table:table>
      <text:p text:style-name="Text_20_body"/>
      <text:p text:style-name="Text_20_body">Bit <text:span text:style-name="Source_20_Text">dat</text:span> has a different meaning for write than for read. When read it contains the presence status for a reset cycle or read data status for a read bit cycle.</text:p>
      <text:p text:style-name="Text_20_body">Bit <text:span text:style-name="Source_20_Text">rst</text:span> has a different meaning for write than for read. When read <text:span text:style-name="Source_20_Text"><text:span text:style-name="T68">cyc</text:span></text:span> shows the <text:span text:style-name="T68">cycle</text:span> status, which can be used for polling.</text:p>
      <text:p text:style-name="P76"><text:span text:style-name="T52">Bit </text:span><text:span text:style-name="Source_20_Text"><text:span text:style-name="T52">ovd</text:span></text:span><text:span text:style-name="T52"> is used to select between normal and overdrive mode.</text:span></text:p>
      <text:p text:style-name="P76"><text:span text:style-name="T52">Bit </text:span><text:span text:style-name="Source_20_Text"><text:span text:style-name="T52">pwr</text:span></text:span><text:span text:style-name="T52"> has a different meaning for write than for read.</text:span><text:span text:style-name="T53"> The write functionality is only implemented if only a single 1-wire line is implemented (</text:span><text:span text:style-name="Source_20_Text"><text:span text:style-name="T53">OWN=1</text:span></text:span><text:span text:style-name="T53">). The write value directly controls the status of the </text:span><text:span text:style-name="Source_20_Text"><text:span text:style-name="T53">owr_p</text:span></text:span><text:span text:style-name="T53"> signal. The read</text:span><text:span text:style-name="T54"> the </text:span><text:span text:style-name="Source_20_Text"><text:span text:style-name="T54">owr</text:span></text:span><text:span text:style-name="T53"> value </text:span><text:span text:style-name="T54">provides direct access to the state of the selected line </text:span><text:span text:style-name="Source_20_Text"><text:span text:style-name="T54">owr_i[select]</text:span></text:span><text:span text:style-name="T54">.</text:span></text:p>
      <text:p text:style-name="Text_20_body">Bits <text:span text:style-name="Source_20_Text">stx</text:span>, <text:span text:style-name="Source_20_Text">srx</text:span> describe the current state of a <text:span text:style-name="T51">cycle</text:span>. Each <text:span text:style-name="T51">cycle</text:span> has a read-point when <text:span text:style-name="Source_20_Text">srx</text:span> is set and an end-point when <text:span text:style-name="Source_20_Text">stx</text:span> is set, the <text:span text:style-name="T51">cycle</text:span> is completed and a new <text:span text:style-name="T51">cycle</text:span> can be issued. Both bits are cleared by a register read, so care must be taken to check their value after every read. <text:span text:style-name="T55">F</text:span>or interrupt driven software<text:span text:style-name="T55"> </text:span><text:span text:style-name="Source_20_Text"><text:span text:style-name="T55">stx</text:span></text:span><text:span text:style-name="T55"> should be and</text:span> it might be useful to detect the read-point status bit<text:span text:style-name="T55"> with</text:span> <text:span text:style-name="Source_20_Text">srx</text:span>.</text:p>
      <text:p text:style-name="Text_20_body">Bits <text:span text:style-name="Source_20_Text">etx</text:span>, <text:span text:style-name="Source_20_Text">erx</text:span> specify if <text:span text:style-name="Source_20_Text">stx</text:span>, <text:span text:style-name="Source_20_Text">srx</text:span> will trigger an interrupt or not. Their usage depends on the implementation of the driver.</text:p>
      <text:h text:style-name="Heading_20_2" text:outline-level="2"><text:soft-page-break/><text:span text:style-name="T55">Driver a</text:span>ccess sequences</text:h>
      <text:p text:style-name="Text_20_body">The 1-wire master can be used to perform most actions defined in the iButton specification as the physical layer. It is possible to use pooling or interrupts, both options will be described.</text:p>
      <text:p text:style-name="Text_20_body">The description uses the next pseudo functions:</text:p>
      <text:list xml:id="list578677112" text:style-name="L3">
        <text:list-item>
          <text:p text:style-name="P67"><text:span text:style-name="Source_20_Text">write (data) <text:s text:c="2"/></text:span>- 8bit (or 32bit) write to the configuration/status register</text:p>
        </text:list-item>
        <text:list-item>
          <text:p text:style-name="P67"><text:span text:style-name="Source_20_Text">data = read () </text:span>- 8bit (<text:span text:style-name="T28">or </text:span>32bit) read from the configuration/status register</text:p>
        </text:list-item>
      </text:list>
      <text:p text:style-name="P77"><text:span text:style-name="T58">If clock divider ratio registers are implemented (</text:span><text:span text:style-name="Source_20_Text"><text:span text:style-name="T58">CDR_E=1</text:span></text:span><text:span text:style-name="T58">) they must be written with proper divider ratios prior to issuing any 1-wire cycles.</text:span></text:p>
      <text:h text:style-name="Heading_20_3" text:outline-level="3">Polling<text:span text:style-name="T61"> routines</text:span></text:h>
      <text:p text:style-name="Text_20_body">Polling is not an optimal implementation, but it might be useful for debugging purposes. Since interrupts are not used '0' should be written into interrupt enable registers and <text:span text:style-name="T68">cycle</text:span> status bit <text:span text:style-name="Source_20_Text"><text:span text:style-name="T68">cyc</text:span></text:span> is used to identify the end of the cycle.</text:p>
      <text:p text:style-name="P79"><text:span text:style-name="T61">Two basic functions are provided one for reset pulse and the other for a write/read data slot. Separate write and read data functions are based o the combined data slot function.</text:span></text:p>
      <text:h text:style-name="Heading_20_4" text:outline-level="4">Reset<text:span text:style-name="T61"> and presence pulses</text:span></text:h>
      <text:p text:style-name="P78">A '1' is written into the <text:span text:style-name="Source_20_Text">rst</text:span> bit and a '0' is written into the <text:span text:style-name="Source_20_Text">d</text:span><text:span text:style-name="Source_20_Text"><text:span text:style-name="T59">at</text:span></text:span> bit. Bit <text:span text:style-name="Source_20_Text">ovd</text:span> is used to select normal or overdrive <text:span text:style-name="T59">mode</text:span>.<text:span text:style-name="T59"> After writing an 1-wire cycle will start indicated by the </text:span><text:span text:style-name="T68">cycle</text:span><text:span text:style-name="T59"> status bit</text:span> (<text:span text:style-name="Source_20_Text"><text:span text:style-name="T68">cyc</text:span></text:span><text:span text:style-name="Source_20_Text">=</text:span><text:span text:style-name="Source_20_Text"><text:span text:style-name="T59">1</text:span></text:span>)<text:span text:style-name="T59">. </text:span>The software must wait in a loop till the cycle ends (<text:span text:style-name="Source_20_Text"><text:span text:style-name="T68">cyc</text:span></text:span><text:span text:style-name="Source_20_Text">=0</text:span>)<text:span text:style-name="T61">,</text:span> and than the presence status can be read from bit <text:span text:style-name="Source_20_Text">d</text:span><text:span text:style-name="Source_20_Text"><text:span text:style-name="T59">at</text:span></text:span>. The next function returns the presence detect status.</text:p>
      <text:p text:style-name="Preformatted_20_Text">bool <text:span text:style-name="T61">owr_</text:span>reset (bool overdrive)</text:p>
      <text:p text:style-name="Preformatted_20_Text">{</text:p>
      <text:p text:style-name="Preformatted_20_Text"><text:s text:c="2"/>write ((overdrive &lt;&lt; 2) | 0x02);</text:p>
      <text:p text:style-name="Preformatted_20_Text"><text:s text:c="2"/>while ((reg = read()) &amp; 0x02);</text:p>
      <text:p text:style-name="Preformatted_20_Text"><text:s text:c="2"/>return (reg 0x01);</text:p>
      <text:p text:style-name="Preformatted_20_Text">}</text:p>
      <text:h text:style-name="Heading_20_4" text:outline-level="4">W<text:span text:style-name="T61">rite/read time slots</text:span></text:h>
      <text:p text:style-name="P79">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text:span text:style-name="T61">mode</text:span>. <text:span text:style-name="T59">After writing an 1-wire cycle will start indicated by the </text:span><text:span text:style-name="T68">cycle</text:span><text:span text:style-name="T59"> status bit</text:span> (<text:span text:style-name="Source_20_Text"><text:span text:style-name="T68">cyc</text:span></text:span><text:span text:style-name="Source_20_Text">=</text:span><text:span text:style-name="Source_20_Text"><text:span text:style-name="T59">1</text:span></text:span>)<text:span text:style-name="T59">.</text:span><text:span text:style-name="T61"> </text:span>The software must wait in a loop till the cycle ends<text:span text:style-name="T61"> </text:span>(<text:span text:style-name="Source_20_Text"><text:span text:style-name="T68">cyc</text:span></text:span><text:span text:style-name="Source_20_Text">=0</text:span>)<text:span text:style-name="T61">,</text:span> and than the <text:span text:style-name="T61">read </text:span><text:span text:style-name="Source_20_Text"><text:span text:style-name="T61">bit</text:span></text:span> can be read from bit <text:span text:style-name="Source_20_Text">d</text:span><text:span text:style-name="Source_20_Text"><text:span text:style-name="T61">at</text:span></text:span>.<text:span text:style-name="T61"> The next function returns the read bit.</text:span></text:p>
      <text:p text:style-name="Preformatted_20_Text"><text:span text:style-name="T61">bool</text:span> <text:span text:style-name="T61">owr_slot</text:span> (bool bit, bool overdrive)</text:p>
      <text:p text:style-name="Preformatted_20_Text">{</text:p>
      <text:p text:style-name="Preformatted_20_Text"><text:s text:c="2"/>write ((overdrive &lt;&lt; 2) | bit);</text:p>
      <text:p text:style-name="Preformatted_20_Text"><text:s text:c="2"/>while ((reg = read()) &amp; 0x02);</text:p>
      <text:p text:style-name="P109"><text:s text:c="2"/>return<text:span text:style-name="T61"> (reg 0x01)</text:span>;</text:p>
      <text:p text:style-name="Preformatted_20_Text">}</text:p>
      <text:p text:style-name="Preformatted_20_Text"/>
      <text:p text:style-name="P79"><text:span text:style-name="T61">Read data bit and write data bit functions are based on the slot function.</text:span></text:p>
      <text:p text:style-name="Preformatted_20_Text">bool <text:span text:style-name="T61">ovd_</text:span>read <text:span text:style-name="T61"><text:s/></text:span>(bool overdrive)<text:span text:style-name="T61"> <text:s text:c="4"/>{return owr_slot (0x1, overdrive);}</text:span></text:p>
      <text:p text:style-name="P109"><text:span text:style-name="T61">void ovd_write (bool bit, bool overdrive) <text:s/>{owr_slot (bit, overdrive);}</text:span></text:p>
      <text:p text:style-name="Text_20_body"/>
      <text:h text:style-name="Heading_20_3" text:outline-level="3"><text:soft-page-break/>Interrupt<text:span text:style-name="T61"> routines</text:span></text:h>
      <text:p text:style-name="P80"><text:span text:style-name="T62">For now use the reference implementation for Nios II HAL and uCOS II. The main detail to be careful about is interrupt status bits being cleared by bus read.</text:span></text:p>
      <text:h text:style-name="P82" text:outline-level="1">Supported 1-wire functionality</text:h>
      <text:p text:style-name="Text_20_body">The onewire master module provides timed cycles for 1-wire reset/presence and write/read bit for both normal and overdrive mode. This section describes how the 1-wire link layer is implemented by the <text:span text:style-name="T65">sockit_owm</text:span> module RTL.</text:p>
      <text:h text:style-name="Heading_20_2" text:outline-level="2">RTL description</text:h>
      <text:p text:style-name="Text_20_body">The core of the RTL is a state machine with a 7bit<text:span text:style-name="T63"> or 8bit</text:span> counter. On each bus write the counter and <text:span text:style-name="Source_20_Text"><text:span text:style-name="T65">owr</text:span></text:span> signals are set to appropriate values. The clock generator provides pulses every <text:span text:style-name="T63">base time period (depends on overdrive mode being used)</text:span><text:span text:style-name="T6">, on each pulse the counter is decremented and the </text:span><text:span text:style-name="Source_20_Text"><text:span text:style-name="T63">owr</text:span></text:span><text:span text:style-name="T6"> signals are changed as required.</text:span><text:span text:style-name="T8"> </text:span><text:span text:style-name="T6">More details can be found in the RTL source.</text:span></text:p>
      <text:p text:style-name="Text_20_body"><text:span text:style-name="T6"/></text:p>
      <text:p text:style-name="P69"><draw:frame draw:style-name="fr1" draw:name="Frame1" text:anchor-type="paragraph" svg:x="0cm" svg:y="0.212cm" svg:width="17.002cm" draw:z-index="14"><draw:text-box fo:min-height="11.28cm"><text:p text:style-name="Drawing"><draw:g text:anchor-type="paragraph" draw:z-index="15" draw:style-name="gr49"><draw:custom-shape draw:style-name="gr61" draw:text-style-name="P117" svg:width="9.002cm" svg:height="11.276cm" svg:x="4.5cm" svg:y="0cm"><text:p/><draw:enhanced-geometry svg:viewBox="0 0 21600 21600" draw:type="rectangle" draw:enhanced-path="M 0 0 L 21600 0 21600 21600 0 21600 0 0 Z N"/></draw:custom-shape><draw:custom-shape draw:style-name="gr62" draw:text-style-name="P117" svg:width="2.001cm" svg:height="1.752cm" svg:x="5.5cm" svg:y="0.499cm"><text:p text:style-name="P118"><text:span text:style-name="T69">power</text:span></text:p><draw:enhanced-geometry svg:viewBox="0 0 21600 21600" draw:type="rectangle" draw:enhanced-path="M 0 0 L 21600 0 21600 21600 0 21600 0 0 Z N"/></draw:custom-shape><draw:custom-shape draw:style-name="gr63" draw:text-style-name="P117" svg:width="2.001cm" svg:height="0.752cm" svg:x="5.5cm" svg:y="2.499cm"><text:p text:style-name="P118"><text:span text:style-name="T69">select</text:span></text:p><draw:enhanced-geometry svg:viewBox="0 0 21600 21600" draw:type="rectangle" draw:enhanced-path="M 0 0 L 21600 0 21600 21600 0 21600 0 0 Z N"/></draw:custom-shape><draw:custom-shape draw:style-name="gr64" draw:text-style-name="P117" svg:width="2.001cm" svg:height="3.751cm" svg:x="5.5cm" svg:y="3.5cm"><text:p text:style-name="P118"><text:span text:style-name="T69">config</text:span></text:p><text:p text:style-name="P118"><text:span text:style-name="T69">/</text:span></text:p><text:p text:style-name="P118"><text:span text:style-name="T69">control</text:span></text:p><draw:enhanced-geometry svg:viewBox="0 0 21600 21600" draw:type="rectangle" draw:enhanced-path="M 0 0 L 21600 0 21600 21600 0 21600 0 0 Z N"/></draw:custom-shape><draw:line draw:style-name="gr65" draw:text-style-name="P114" svg:x1="12.5cm" svg:y1="3.875cm" svg:x2="14cm" svg:y2="3.875cm"><text:p/></draw:line><draw:line draw:style-name="gr66" draw:text-style-name="P114" svg:x1="12.5cm" svg:y1="4.125cm" svg:x2="14cm" svg:y2="4.125cm"><text:p/></draw:line><draw:line draw:style-name="gr67" draw:text-style-name="P114" svg:x1="12.5cm" svg:y1="4.375cm" svg:x2="14cm" svg:y2="4.375cm"><text:p/></draw:line><draw:line draw:style-name="gr68" draw:text-style-name="P114" svg:x1="12.5cm" svg:y1="4.875cm" svg:x2="14cm" svg:y2="4.875cm"><text:p/></draw:line><draw:polygon draw:style-name="gr69" draw:text-style-name="P114" svg:width="1.272cm" svg:height="1.456cm" draw:transform="skewX (0.00122173047639578) rotate (0.245916891605955) translate (11.2650278144716cm 3.93397769818899cm)" svg:viewBox="0 0 1273 1457" draw:points="243,681794 1273,681795 909,683251 0,682764"><text:p/></draw:polygon><draw:frame draw:style-name="gr70" draw:text-style-name="P116" svg:width="3.001cm" svg:height="1.001cm" svg:x="14cm" svg:y="3.875cm"><draw:text-box><text:p text:style-name="P112"><text:span text:style-name="T72">owr_e</text:span></text:p></draw:text-box></draw:frame><draw:line draw:style-name="gr71" draw:text-style-name="P114" svg:x1="14cm" svg:y1="5.875cm" svg:x2="12.5cm" svg:y2="5.875cm"><text:p/></draw:line><draw:line draw:style-name="gr72" draw:text-style-name="P114" svg:x1="14cm" svg:y1="6.125cm" svg:x2="12.5cm" svg:y2="6.125cm"><text:p/></draw:line><draw:line draw:style-name="gr73" draw:text-style-name="P114" svg:x1="14cm" svg:y1="6.375cm" svg:x2="12.5cm" svg:y2="6.375cm"><text:p/></draw:line><draw:line draw:style-name="gr74" draw:text-style-name="P114" svg:x1="14cm" svg:y1="6.875cm" svg:x2="12.5cm" svg:y2="6.875cm"><text:p/></draw:line><draw:polygon draw:style-name="gr75" draw:text-style-name="P114" svg:width="1.272cm" svg:height="1.455cm" draw:transform="skewX (0.00122173047639585) rotate (0.245916891605955) translate (11.2650278144715cm 5.93397769818895cm)" svg:viewBox="0 0 1273 1456" draw:points="243,685674 1273,685675 909,687130 0,686644"><text:p/></draw:polygon><draw:custom-shape draw:style-name="gr76" draw:text-style-name="P117" svg:width="2.001cm" svg:height="3.751cm" svg:x="8.999cm" svg:y="3.5cm"><text:p text:style-name="P118"><text:span text:style-name="T69">state</text:span></text:p><text:p text:style-name="P118"><text:span text:style-name="T69">machine</text:span></text:p><text:p text:style-name="P118"><text:span text:style-name="T69"/></text:p><text:p text:style-name="P118"><text:span text:style-name="T69">7/8bit</text:span></text:p><text:p text:style-name="P118"><text:span text:style-name="T69">counter</text:span></text:p><draw:enhanced-geometry svg:viewBox="0 0 21600 21600" draw:type="rectangle" draw:enhanced-path="M 0 0 L 21600 0 21600 21600 0 21600 0 0 Z N"/></draw:custom-shape><draw:line draw:style-name="gr77" draw:text-style-name="P114" svg:x1="11cm" svg:y1="4.375cm" svg:x2="11.5cm" svg:y2="4.375cm"><text:p/></draw:line><draw:line draw:style-name="gr78" draw:text-style-name="P114" svg:x1="11.5cm" svg:y1="6.375cm" svg:x2="11cm" svg:y2="6.375cm"><text:p/></draw:line><draw:frame draw:style-name="gr79" draw:text-style-name="P116" svg:width="3.001cm" svg:height="1.001cm" svg:x="14cm" svg:y="5.876cm"><draw:text-box><text:p text:style-name="P112"><text:span text:style-name="T72">owr_i</text:span></text:p></draw:text-box></draw:frame><draw:line draw:style-name="gr80" draw:text-style-name="P114" svg:x1="7.5cm" svg:y1="0.875cm" svg:x2="14cm" svg:y2="0.875cm"><text:p/></draw:line><draw:line draw:style-name="gr81" draw:text-style-name="P114" svg:x1="7.5cm" svg:y1="1.125cm" svg:x2="14cm" svg:y2="1.125cm"><text:p/></draw:line><draw:line draw:style-name="gr82" draw:text-style-name="P114" svg:x1="7.5cm" svg:y1="1.375cm" svg:x2="14cm" svg:y2="1.375cm"><text:p/></draw:line><draw:line draw:style-name="gr83" draw:text-style-name="P114" svg:x1="7.5cm" svg:y1="1.875cm" svg:x2="14cm" svg:y2="1.875cm"><text:p/></draw:line><draw:frame draw:style-name="gr84" draw:text-style-name="P116" svg:width="3.001cm" svg:height="1.001cm" svg:x="14cm" svg:y="0.875cm"><draw:text-box><text:p text:style-name="P112"><text:span text:style-name="T72">owr_p</text:span></text:p></draw:text-box></draw:frame><draw:line draw:style-name="gr85" draw:text-style-name="P114" svg:x1="12cm" svg:y1="2.875cm" svg:x2="12cm" svg:y2="3.75cm"><text:p/></draw:line><draw:line draw:style-name="gr86" draw:text-style-name="P114" svg:x1="12cm" svg:y1="5cm" svg:x2="12cm" svg:y2="5.75cm"><text:p/></draw:line><draw:line draw:style-name="gr87" draw:text-style-name="P114" svg:x1="7.5cm" svg:y1="2.875cm" svg:x2="12cm" svg:y2="2.875cm"><text:p/></draw:line><draw:frame draw:style-name="gr88" draw:text-style-name="P116" svg:width="1.502cm" svg:height="1.001cm" svg:x="2.499cm" svg:y="8.25cm"><draw:text-box><text:p text:style-name="P112"><text:span text:style-name="T72">clk</text:span></text:p></draw:text-box></draw:frame><draw:frame draw:style-name="gr89" draw:text-style-name="P116" svg:width="4.001cm" svg:height="1.001cm" svg:x="0cm" svg:y="0.376cm"><draw:text-box><text:p text:style-name="P112"><text:span text:style-name="T72">bus_wen</text:span></text:p></draw:text-box></draw:frame><draw:custom-shape draw:style-name="gr90" draw:text-style-name="P117" svg:width="5.501cm" svg:height="1.001cm" svg:x="5.5cm" svg:y="8.25cm"><text:p text:style-name="P118"><text:span text:style-name="T69">clock generator</text:span></text:p><draw:enhanced-geometry svg:viewBox="0 0 21600 21600" draw:type="rectangle" draw:enhanced-path="M 0 0 L 21600 0 21600 21600 0 21600 0 0 Z N"/></draw:custom-shape><draw:line draw:style-name="gr91" draw:text-style-name="P114" svg:x1="6.5cm" svg:y1="7.25cm" svg:x2="6.5cm" svg:y2="8.25cm"><text:p/></draw:line><draw:line draw:style-name="gr92" draw:text-style-name="P114" svg:x1="10cm" svg:y1="8.25cm" svg:x2="10cm" svg:y2="7.25cm"><text:p/></draw:line><draw:frame draw:style-name="gr93" draw:text-style-name="P116" svg:width="1.5cm" svg:height="1.001cm" svg:x="6.5cm" svg:y="7.25cm"><draw:text-box><text:p text:style-name="P112"><text:span text:style-name="T72">ovd</text:span></text:p></draw:text-box></draw:frame><draw:line draw:style-name="gr94" draw:text-style-name="P114" svg:x1="4cm" svg:y1="8.75cm" svg:x2="5.5cm" svg:y2="8.75cm"><text:p/></draw:line><draw:frame draw:style-name="gr95" draw:text-style-name="P116" svg:width="1.5cm" svg:height="1.001cm" svg:x="8.5cm" svg:y="7.25cm"><draw:text-box><text:p text:style-name="P112"><text:span text:style-name="T72">pls</text:span></text:p></draw:text-box></draw:frame><draw:line draw:style-name="gr96" draw:text-style-name="P114" svg:x1="7.5cm" svg:y1="4.25cm" svg:x2="9cm" svg:y2="4.25cm"><text:p/></draw:line><draw:line draw:style-name="gr97" draw:text-style-name="P114" svg:x1="7.5cm" svg:y1="5.125cm" svg:x2="9cm" svg:y2="5.125cm"><text:p/></draw:line><draw:line draw:style-name="gr98" draw:text-style-name="P114" svg:x1="9cm" svg:y1="6.625cm" svg:x2="7.5cm" svg:y2="6.625cm"><text:p/></draw:line><draw:frame draw:style-name="gr99" draw:text-style-name="P116" svg:width="3.982cm" svg:height="1.001cm" svg:x="0.019cm" svg:y="1.392cm"><draw:text-box><text:p text:style-name="P112"><text:span text:style-name="T72">bus_ren</text:span></text:p></draw:text-box></draw:frame><draw:frame draw:style-name="gr100" draw:text-style-name="P116" svg:width="4.001cm" svg:height="1.001cm" svg:x="0cm" svg:y="4.374cm"><draw:text-box><text:p text:style-name="P112"><text:span text:style-name="T72">bus_rdt</text:span></text:p></draw:text-box></draw:frame><draw:frame draw:style-name="gr101" draw:text-style-name="P116" svg:width="1.5cm" svg:height="1.206cm" svg:x="7.5cm" svg:y="5.42cm"><draw:text-box><text:p text:style-name="P112"><text:span text:style-name="T72">srx</text:span></text:p><text:p text:style-name="P112"><text:span text:style-name="T72">stx</text:span></text:p></draw:text-box></draw:frame><draw:frame draw:style-name="gr102" draw:text-style-name="P116" svg:width="1.5cm" svg:height="0.75cm" svg:x="7.5cm" svg:y="3.5cm"><draw:text-box><text:p text:style-name="P112"><text:span text:style-name="T72">rst</text:span></text:p></draw:text-box></draw:frame><draw:frame draw:style-name="gr103" draw:text-style-name="P116" svg:width="1.5cm" svg:height="0.75cm" svg:x="7.5cm" svg:y="4.376cm"><draw:text-box><text:p text:style-name="P112"><text:span text:style-name="T72">dat</text:span></text:p></draw:text-box></draw:frame><draw:line draw:style-name="gr104" draw:text-style-name="P114" svg:x1="9cm" svg:y1="5.375cm" svg:x2="7.5cm" svg:y2="5.375cm"><text:p/></draw:line><draw:line draw:style-name="gr105" draw:text-style-name="P114" svg:x1="5cm" svg:y1="4.875cm" svg:x2="4cm" svg:y2="4.875cm"><text:p/></draw:line><draw:frame draw:style-name="gr106" draw:text-style-name="P116" svg:width="4.001cm" svg:height="1.001cm" svg:x="0cm" svg:y="3.374cm"><draw:text-box><text:p text:style-name="P112"><text:span text:style-name="T72">bus_wdt</text:span></text:p></draw:text-box></draw:frame><draw:frame draw:style-name="gr107" draw:text-style-name="P116" svg:width="4.001cm" svg:height="1.001cm" svg:x="0cm" svg:y="5.876cm"><draw:text-box><text:p text:style-name="P112"><text:span text:style-name="T72">bus_irq</text:span></text:p></draw:text-box></draw:frame><draw:line draw:style-name="gr108" draw:text-style-name="P114" svg:x1="5.5cm" svg:y1="6.375cm" svg:x2="4cm" svg:y2="6.375cm"><text:p/></draw:line><draw:line draw:style-name="gr109" draw:text-style-name="P114" svg:x1="4cm" svg:y1="3.875cm" svg:x2="5cm" svg:y2="3.875cm"><text:p/></draw:line><draw:line draw:style-name="gr110" draw:text-style-name="P114" svg:x1="4cm" svg:y1="1.875cm" svg:x2="5cm" svg:y2="1.875cm"><text:p/></draw:line><draw:line draw:style-name="gr111" draw:text-style-name="P114" svg:x1="4cm" svg:y1="0.875cm" svg:x2="5cm" svg:y2="0.875cm"><text:p/></draw:line><draw:frame draw:style-name="gr112" draw:text-style-name="P116" svg:width="3.982cm" svg:height="1.001cm" svg:x="0.019cm" svg:y="2.392cm"><draw:text-box><text:p text:style-name="P112"><text:span text:style-name="T72">bus_adr</text:span></text:p></draw:text-box></draw:frame><draw:line draw:style-name="gr113" draw:text-style-name="P114" svg:x1="4cm" svg:y1="2.875cm" svg:x2="5cm" svg:y2="2.875cm"><text:p/></draw:line><draw:custom-shape draw:style-name="gr114" draw:text-style-name="P117" svg:width="2.001cm" svg:height="1.001cm" svg:x="5.5cm" svg:y="9.775cm"><text:p text:style-name="P118"><text:span text:style-name="T69">cdr_n</text:span></text:p><draw:enhanced-geometry svg:viewBox="0 0 21600 21600" draw:type="rectangle" draw:enhanced-path="M 0 0 L 21600 0 21600 21600 0 21600 0 0 Z N"/></draw:custom-shape><draw:line draw:style-name="gr115" draw:text-style-name="P114" svg:x1="6.5cm" svg:y1="9.775cm" svg:x2="6.5cm" svg:y2="9.275cm"><text:p/></draw:line><draw:custom-shape draw:style-name="gr116" draw:text-style-name="P117" svg:width="2.001cm" svg:height="1.001cm" svg:x="7.999cm" svg:y="9.775cm"><text:p text:style-name="P118"><text:span text:style-name="T69">cdr_o</text:span></text:p><draw:enhanced-geometry svg:viewBox="0 0 21600 21600" draw:type="rectangle" draw:enhanced-path="M 0 0 L 21600 0 21600 21600 0 21600 0 0 Z N"/></draw:custom-shape><draw:line draw:style-name="gr117" draw:text-style-name="P114" svg:x1="9cm" svg:y1="9.775cm" svg:x2="9cm" svg:y2="9.275cm"><text:p/></draw:line></draw:g>Drawing <text:sequence text:ref-name="refDrawing2" text:name="Drawing" text:formula="ooow:Drawing+1" style:num-format="1">3</text:sequence>: RTL block diagram</text:p></draw:text-box></draw:frame></text:p>
      <text:h text:style-name="Heading_20_2" text:outline-level="2"><text:span text:style-name="T68">1-wire c</text:span>ycle timings</text:h>
      <text:p text:style-name="P51">The timing for 1-wire <text:span text:style-name="T68">cycles</text:span> is defined as a set of minimum and maximum values for certain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48">Table <text:sequence text:ref-name="refTable9" text:name="Table" text:formula="ooow:Table+1" style:num-format="1">11</text:sequence>: 1-wire protocol standard timing restriction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rows-spanned="2" office:value-type="string">
            <text:p text:style-name="Table_20_Contents">timing</text:p>
            <text:p text:style-name="P86"><text:soft-page-break/><text:span text:style-name="T63">[</text:span><text:span text:style-name="T64">μs]</text:span></text:p>
          </table:table-cell>
          <table:table-cell table:style-name="Table10.B1" table:number-columns-spanned="2" office:value-type="string">
            <text:p text:style-name="P17">normal</text:p>
          </table:table-cell>
          <table:covered-table-cell/>
          <table:table-cell table:style-name="Table10.D1" table:number-columns-spanned="2" office:value-type="string">
            <text:p text:style-name="P17">overdrive</text:p>
          </table:table-cell>
          <table:covered-table-cell/>
          <table:table-cell table:style-name="Table10.F1" table:number-rows-spanned="2" office:value-type="string">
            <text:p text:style-name="P18"/>
            <text:p text:style-name="P18"><text:soft-page-break/>optimal</text:p>
          </table:table-cell>
          <table:table-cell table:style-name="Table10.G1" table:number-rows-spanned="2" office:value-type="string">
            <text:p text:style-name="P17"/>
            <text:p text:style-name="P19"><text:soft-page-break/>description</text:p>
          </table:table-cell>
        </table:table-row>
        <table:table-row>
          <table:covered-table-cell/>
          <table:table-cell table:style-name="Table10.B2" office:value-type="string">
            <text:p text:style-name="P2">min</text:p>
          </table:table-cell>
          <table:table-cell table:style-name="Table10.A2" office:value-type="string">
            <text:p text:style-name="P2">max</text:p>
          </table:table-cell>
          <table:table-cell table:style-name="Table10.D2" office:value-type="string">
            <text:p text:style-name="P2">min</text:p>
          </table:table-cell>
          <table:table-cell table:style-name="Table10.D2" office:value-type="string">
            <text:p text:style-name="P2">max</text:p>
          </table:table-cell>
          <table:covered-table-cell/>
          <table:covered-table-cell/>
        </table:table-row>
        <table:table-row>
          <table:table-cell table:style-name="Table10.A3" office:value-type="string">
            <text:p text:style-name="P31">t<text:span text:style-name="T10">RSTL</text:span></text:p>
          </table:table-cell>
          <table:table-cell table:style-name="Table10.B3" office:value-type="float" office:value="480">
            <text:p text:style-name="P16">480</text:p>
          </table:table-cell>
          <table:table-cell table:style-name="Table10.A3" office:value-type="string">
            <text:p text:style-name="P14">∞</text:p>
          </table:table-cell>
          <table:table-cell table:style-name="Table10.D3" office:value-type="float" office:value="48">
            <text:p text:style-name="P16">48</text:p>
          </table:table-cell>
          <table:table-cell table:style-name="Table10.E3" office:value-type="float" office:value="80">
            <text:p text:style-name="P16">80</text:p>
          </table:table-cell>
          <table:table-cell table:style-name="Table10.F3" office:value-type="string">
            <text:p text:style-name="P20">min</text:p>
          </table:table-cell>
          <table:table-cell table:style-name="Table10.G3" office:value-type="string">
            <text:p text:style-name="P21">reset low</text:p>
          </table:table-cell>
        </table:table-row>
        <table:table-row>
          <table:table-cell table:style-name="Table10.A4" office:value-type="string">
            <text:p text:style-name="P31">t<text:span text:style-name="T10">RSTH</text:span></text:p>
          </table:table-cell>
          <table:table-cell table:style-name="Table10.B4" office:value-type="float" office:value="480">
            <text:p text:style-name="P16">480</text:p>
          </table:table-cell>
          <table:table-cell table:style-name="Table10.A4" office:value-type="string">
            <text:p text:style-name="P14">∞</text:p>
          </table:table-cell>
          <table:table-cell table:style-name="Table10.D4" office:value-type="float" office:value="48">
            <text:p text:style-name="P16">48</text:p>
          </table:table-cell>
          <table:table-cell table:style-name="Table10.A4" office:value-type="string">
            <text:p text:style-name="P14">∞</text:p>
          </table:table-cell>
          <table:table-cell table:style-name="Table10.F4" office:value-type="string">
            <text:p text:style-name="P20">min</text:p>
          </table:table-cell>
          <table:table-cell table:style-name="Table10.G4" office:value-type="string">
            <text:p text:style-name="P21">reset high</text:p>
          </table:table-cell>
        </table:table-row>
        <table:table-row>
          <table:table-cell table:style-name="Table10.A4" office:value-type="string">
            <text:p text:style-name="P31">t<text:span text:style-name="T10">RSTP</text:span></text:p>
          </table:table-cell>
          <table:table-cell table:style-name="Table10.B5" office:value-type="float" office:value="60">
            <text:p text:style-name="P16">60</text:p>
          </table:table-cell>
          <table:table-cell table:style-name="Table10.C5" office:value-type="float" office:value="75">
            <text:p text:style-name="P16">75</text:p>
          </table:table-cell>
          <table:table-cell table:style-name="Table10.D5" office:value-type="float" office:value="6">
            <text:p text:style-name="P16">6</text:p>
          </table:table-cell>
          <table:table-cell table:style-name="Table10.C5" office:value-type="float" office:value="10">
            <text:p text:style-name="P16">10</text:p>
          </table:table-cell>
          <table:table-cell table:style-name="Table10.F4" office:value-type="string">
            <text:p text:style-name="P20">max</text:p>
          </table:table-cell>
          <table:table-cell table:style-name="Table10.G4" office:value-type="string">
            <text:p text:style-name="P3"><text:span text:style-name="T13">reset </text:span><text:span text:style-name="T12">presence detect</text:span></text:p>
          </table:table-cell>
        </table:table-row>
        <table:table-row>
          <table:table-cell table:style-name="Table10.A4" office:value-type="string">
            <text:p text:style-name="P31">t<text:span text:style-name="T10">DAT0S</text:span></text:p>
          </table:table-cell>
          <table:table-cell table:style-name="Table10.B4" office:value-type="float" office:value="60">
            <text:p text:style-name="P16">60</text:p>
          </table:table-cell>
          <table:table-cell table:style-name="Table10.C6" office:value-type="float" office:value="120">
            <text:p text:style-name="P16">120</text:p>
          </table:table-cell>
          <table:table-cell table:style-name="Table10.D4" office:value-type="float" office:value="6">
            <text:p text:style-name="P16">6</text:p>
          </table:table-cell>
          <table:table-cell table:style-name="Table10.C6" office:value-type="float" office:value="16">
            <text:p text:style-name="P16">16</text:p>
          </table:table-cell>
          <table:table-cell table:style-name="Table10.F4" office:value-type="string">
            <text:p text:style-name="P20">min</text:p>
          </table:table-cell>
          <table:table-cell table:style-name="Table10.G4" office:value-type="string">
            <text:p text:style-name="P19">data bit 0</text:p>
          </table:table-cell>
        </table:table-row>
        <table:table-row>
          <table:table-cell table:style-name="Table10.A4" office:value-type="string">
            <text:p text:style-name="P31">t<text:span text:style-name="T10">DAT1</text:span></text:p>
          </table:table-cell>
          <table:table-cell table:style-name="Table10.B4" office:value-type="float" office:value="1">
            <text:p text:style-name="P16">1</text:p>
          </table:table-cell>
          <table:table-cell table:style-name="Table10.C6" office:value-type="float" office:value="15">
            <text:p text:style-name="P16">15</text:p>
          </table:table-cell>
          <table:table-cell table:style-name="Table10.D4" office:value-type="float" office:value="1">
            <text:p text:style-name="P16">1</text:p>
          </table:table-cell>
          <table:table-cell table:style-name="Table10.C6" office:value-type="float" office:value="2">
            <text:p text:style-name="P16">2</text:p>
          </table:table-cell>
          <table:table-cell table:style-name="Table10.F4" office:value-type="string">
            <text:p text:style-name="P20">min</text:p>
          </table:table-cell>
          <table:table-cell table:style-name="Table10.G4" office:value-type="string">
            <text:p text:style-name="P19">data bit 1</text:p>
          </table:table-cell>
        </table:table-row>
        <table:table-row>
          <table:table-cell table:style-name="Table10.A4" office:value-type="string">
            <text:p text:style-name="P31">t<text:span text:style-name="T10">DATS</text:span></text:p>
          </table:table-cell>
          <table:table-cell table:style-name="Table10.B5">
            <text:p text:style-name="P16"/>
          </table:table-cell>
          <table:table-cell table:style-name="Table10.C5" office:value-type="float" office:value="15">
            <text:p text:style-name="P16">15</text:p>
          </table:table-cell>
          <table:table-cell table:style-name="Table10.D5">
            <text:p text:style-name="P16"/>
          </table:table-cell>
          <table:table-cell table:style-name="Table10.C5" office:value-type="float" office:value="2">
            <text:p text:style-name="P16">2</text:p>
          </table:table-cell>
          <table:table-cell table:style-name="Table10.F4" office:value-type="string">
            <text:p text:style-name="P20">max</text:p>
          </table:table-cell>
          <table:table-cell table:style-name="Table10.G4" office:value-type="string">
            <text:p text:style-name="P19">data sample</text:p>
          </table:table-cell>
        </table:table-row>
        <table:table-row>
          <table:table-cell table:style-name="Table10.A4" office:value-type="string">
            <text:p text:style-name="P31">t<text:span text:style-name="T9">R</text:span><text:span text:style-name="T10">EC</text:span></text:p>
          </table:table-cell>
          <table:table-cell table:style-name="Table10.B4" office:value-type="float" office:value="1">
            <text:p text:style-name="P16">1</text:p>
          </table:table-cell>
          <table:table-cell table:style-name="Table10.A4" office:value-type="string">
            <text:p text:style-name="P14">∞</text:p>
          </table:table-cell>
          <table:table-cell table:style-name="Table10.D4" office:value-type="float" office:value="1">
            <text:p text:style-name="P16">1</text:p>
          </table:table-cell>
          <table:table-cell table:style-name="Table10.A4" office:value-type="string">
            <text:p text:style-name="P14">∞</text:p>
          </table:table-cell>
          <table:table-cell table:style-name="Table10.F4" office:value-type="string">
            <text:p text:style-name="P20">min</text:p>
          </table:table-cell>
          <table:table-cell table:style-name="Table10.G4" office:value-type="string">
            <text:p text:style-name="P19">recovery</text:p>
          </table:table-cell>
        </table:table-row>
        <table:table-row>
          <table:table-cell table:style-name="Table10.A4" office:value-type="string">
            <text:p text:style-name="P31">t<text:span text:style-name="T10">DLY</text:span></text:p>
          </table:table-cell>
          <table:table-cell table:style-name="Table10.B10" office:value-type="string">
            <text:p text:style-name="P23"/>
          </table:table-cell>
          <table:table-cell table:style-name="Table10.A4" office:value-type="string">
            <text:p text:style-name="P14"/>
          </table:table-cell>
          <table:table-cell table:style-name="Table10.D10">
            <text:p text:style-name="P16"/>
          </table:table-cell>
          <table:table-cell table:style-name="Table10.E10" office:value-type="string">
            <text:p text:style-name="P14"/>
          </table:table-cell>
          <table:table-cell table:style-name="Table10.F4" office:value-type="string">
            <text:p text:style-name="P20">1ms</text:p>
          </table:table-cell>
          <table:table-cell table:style-name="Table10.G4" office:value-type="string">
            <text:p text:style-name="P8"><text:span text:style-name="T14">idle delay</text:span><text:span text:style-name="T15"> (not standard</text:span><text:span text:style-name="T63">,</text:span><text:span text:style-name="T28"> about t</text:span><text:span text:style-name="T10">RSTL</text:span><text:span text:style-name="T28">+ t</text:span><text:span text:style-name="T10">RSTH</text:span><text:span text:style-name="T15">)</text:span></text:p>
          </table:table-cell>
        </table:table-row>
        <table:table-row>
          <table:table-cell table:style-name="Table10.A4" office:value-type="string">
            <text:p text:style-name="P4">t<text:span text:style-name="T9">RSTT</text:span></text:p>
          </table:table-cell>
          <table:table-cell table:style-name="Table10.B4" office:value-type="float" office:value="960">
            <text:p text:style-name="P28">960</text:p>
          </table:table-cell>
          <table:table-cell table:style-name="Table10.A4" office:value-type="string">
            <text:p text:style-name="P15">∞</text:p>
          </table:table-cell>
          <table:table-cell table:style-name="Table10.D10" office:value-type="float" office:value="69">
            <text:p text:style-name="P28">69</text:p>
          </table:table-cell>
          <table:table-cell table:style-name="Table10.E11" office:value-type="float" office:value="0">
            <text:p text:style-name="P15">0</text:p>
          </table:table-cell>
          <table:table-cell table:style-name="Table10.F4" office:value-type="string">
            <text:p text:style-name="P20"/>
          </table:table-cell>
          <table:table-cell table:style-name="Table10.G4" office:value-type="string">
            <text:p text:style-name="P22">reset<text:span text:style-name="T68"> pulse</text:span> cycle<text:span text:style-name="T28"> (t</text:span><text:span text:style-name="T10">RSTL</text:span><text:span text:style-name="T28">+ t</text:span><text:span text:style-name="T10">RSTH</text:span><text:span text:style-name="T28">)</text:span></text:p>
          </table:table-cell>
        </table:table-row>
        <table:table-row>
          <table:table-cell table:style-name="Table10.A4" office:value-type="string">
            <text:p text:style-name="P4">t<text:span text:style-name="T9">DATT</text:span></text:p>
          </table:table-cell>
          <table:table-cell table:style-name="Table10.B10" office:value-type="string">
            <text:p text:style-name="P16">6<text:span text:style-name="T28">1</text:span></text:p>
          </table:table-cell>
          <table:table-cell table:style-name="Table10.A4" office:value-type="string">
            <text:p text:style-name="P16">12<text:span text:style-name="T28">1</text:span></text:p>
          </table:table-cell>
          <table:table-cell table:style-name="Table10.D10" office:value-type="float" office:value="7">
            <text:p text:style-name="P39">7</text:p>
          </table:table-cell>
          <table:table-cell table:style-name="Table10.E10" office:value-type="string">
            <text:p text:style-name="P16">1<text:span text:style-name="T28">7</text:span></text:p>
          </table:table-cell>
          <table:table-cell table:style-name="Table10.F4" office:value-type="string">
            <text:p text:style-name="P20"/>
          </table:table-cell>
          <table:table-cell table:style-name="Table10.G4" office:value-type="string">
            <text:p text:style-name="P22"><text:span text:style-name="T68">read/write slot</text:span> cycle<text:span text:style-name="T28"> (t</text:span><text:span text:style-name="T10">DAT0</text:span><text:span text:style-name="T28">+ t</text:span><text:span text:style-name="T10">REC</text:span><text:span text:style-name="T28">)</text:span></text:p>
          </table:table-cell>
        </table:table-row>
      </table:table>
      <text:p text:style-name="Standard"/>
      <text:p text:style-name="P50">The exact timing of <text:span text:style-name="T63">1-wire cycles</text:span> is provided <text:span text:style-name="T16">as a table with 3 options for normal mode and 2 options for overdrive mode.</text:span> </text:p>
      <text:p text:style-name="P48">Table <text:sequence text:ref-name="refTable10" text:name="Table" text:formula="ooow:Table+1" style:num-format="1">12</text:sequence>: Timing options</text:p>
      <table:table table:name="Table9" table:style-name="Table9">
        <table:table-column table:style-name="Table9.A"/>
        <table:table-column table:style-name="Table9.B" table:number-columns-repeated="11"/>
        <table:table-column table:style-name="Table9.M"/>
        <table:table-row>
          <table:table-cell table:style-name="Table9.A1" office:value-type="string">
            <text:p text:style-name="Table_20_Contents"/>
          </table:table-cell>
          <table:table-cell table:style-name="Table9.A1" table:number-columns-spanned="7" office:value-type="string">
            <text:p text:style-name="P99">normal<text:span text:style-name="T16"> mode times [</text:span><text:span text:style-name="T3">μ</text:span><text:span text:style-name="T7">s]</text:span></text:p>
          </table:table-cell>
          <table:covered-table-cell/>
          <table:covered-table-cell/>
          <table:covered-table-cell/>
          <table:covered-table-cell/>
          <table:covered-table-cell/>
          <table:covered-table-cell/>
          <table:table-cell table:style-name="Table9.I1" table:number-columns-spanned="5" office:value-type="string">
            <text:p text:style-name="P99">overdrive<text:span text:style-name="T16"> mode times [</text:span><text:span text:style-name="T3">μ</text:span><text:span text:style-name="T7">s]</text:span></text:p>
          </table:table-cell>
          <table:covered-table-cell/>
          <table:covered-table-cell/>
          <table:covered-table-cell/>
          <table:covered-table-cell/>
        </table:table-row>
        <table:table-row>
          <table:table-cell table:style-name="Table9.A2" office:value-type="string">
            <text:p text:style-name="P24">name</text:p>
          </table:table-cell>
          <table:table-cell table:style-name="Table9.A2" table:number-columns-spanned="2" office:value-type="string">
            <text:p text:style-name="P100">"7.5"</text:p>
          </table:table-cell>
          <table:covered-table-cell/>
          <table:table-cell table:style-name="Table9.A2" table:number-columns-spanned="2" office:value-type="string">
            <text:p text:style-name="P100">"5<text:span text:style-name="T63">.0</text:span>"</text:p>
          </table:table-cell>
          <table:covered-table-cell/>
          <table:table-cell table:style-name="Table9.A2" table:number-columns-spanned="3" office:value-type="string">
            <text:p text:style-name="P100">"6<text:span text:style-name="T63">.0</text:span>"</text:p>
          </table:table-cell>
          <table:covered-table-cell/>
          <table:covered-table-cell/>
          <table:table-cell table:style-name="Table9.A2" table:number-columns-spanned="2" office:value-type="string">
            <text:p text:style-name="P100">"1<text:span text:style-name="T63">.0</text:span>"</text:p>
          </table:table-cell>
          <table:covered-table-cell/>
          <table:table-cell table:style-name="Table9.K2" table:number-columns-spanned="3" office:value-type="string">
            <text:p text:style-name="P100">"0.5"</text:p>
          </table:table-cell>
          <table:covered-table-cell/>
          <table:covered-table-cell/>
        </table:table-row>
        <table:table-row>
          <table:table-cell table:style-name="Table9.A3" office:value-type="string">
            <text:p text:style-name="Table_20_Contents">timing</text:p>
          </table:table-cell>
          <table:table-cell table:style-name="Table9.A3" office:value-type="string">
            <text:p text:style-name="P16">N</text:p>
          </table:table-cell>
          <table:table-cell table:style-name="Table9.A3" office:value-type="string">
            <text:p text:style-name="P16">typ</text:p>
          </table:table-cell>
          <table:table-cell table:style-name="Table9.A3" office:value-type="string">
            <text:p text:style-name="P89">N</text:p>
          </table:table-cell>
          <table:table-cell table:style-name="Table9.A3" office:value-type="string">
            <text:p text:style-name="P96">typ</text:p>
          </table:table-cell>
          <table:table-cell table:style-name="Table9.A3" office:value-type="string">
            <text:p text:style-name="P91">N</text:p>
          </table:table-cell>
          <table:table-cell table:style-name="Table9.A3" office:value-type="string">
            <text:p text:style-name="P16">min</text:p>
          </table:table-cell>
          <table:table-cell table:style-name="Table9.A3" office:value-type="string">
            <text:p text:style-name="P16">max</text:p>
          </table:table-cell>
          <table:table-cell table:style-name="Table9.A3" office:value-type="string">
            <text:p text:style-name="P16">N</text:p>
          </table:table-cell>
          <table:table-cell table:style-name="Table9.A3" office:value-type="string">
            <text:p text:style-name="P16">typ</text:p>
          </table:table-cell>
          <table:table-cell table:style-name="Table9.A3" office:value-type="string">
            <text:p text:style-name="P98">N</text:p>
          </table:table-cell>
          <table:table-cell table:style-name="Table9.A3" office:value-type="string">
            <text:p text:style-name="P98">min</text:p>
          </table:table-cell>
          <table:table-cell table:style-name="Table9.M3" office:value-type="string">
            <text:p text:style-name="P98">max</text:p>
          </table:table-cell>
        </table:table-row>
        <table:table-row>
          <table:table-cell table:style-name="Table9.A4" office:value-type="string">
            <text:p text:style-name="P40">base</text:p>
          </table:table-cell>
          <table:table-cell table:style-name="Table9.B4" office:value-type="float" office:value="1">
            <text:p text:style-name="P87">1</text:p>
          </table:table-cell>
          <table:table-cell table:style-name="Table9.B4" office:value-type="float" office:value="7.5">
            <text:p text:style-name="P16">7.5</text:p>
          </table:table-cell>
          <table:table-cell table:style-name="Table9.B4" office:value-type="float" office:value="1">
            <text:p text:style-name="P87">1</text:p>
          </table:table-cell>
          <table:table-cell table:style-name="Table9.B4" office:value-type="float" office:value="5">
            <text:p text:style-name="P89">5</text:p>
          </table:table-cell>
          <table:table-cell table:style-name="Table9.B4" office:value-type="float" office:value="1">
            <text:p text:style-name="P87">1</text:p>
          </table:table-cell>
          <table:table-cell table:style-name="Table9.B4" office:value-type="float" office:value="6">
            <text:p text:style-name="P90">6</text:p>
          </table:table-cell>
          <table:table-cell table:style-name="Table9.H4" office:value-type="float" office:value="7.5">
            <text:p text:style-name="P91">7.5</text:p>
          </table:table-cell>
          <table:table-cell table:style-name="Table9.B4" office:value-type="float" office:value="1">
            <text:p text:style-name="P87">1</text:p>
          </table:table-cell>
          <table:table-cell table:style-name="Table9.B4" office:value-type="float" office:value="1">
            <text:p text:style-name="P92">1</text:p>
          </table:table-cell>
          <table:table-cell table:style-name="Table9.B4" office:value-type="float" office:value="1">
            <text:p text:style-name="P87">1</text:p>
          </table:table-cell>
          <table:table-cell table:style-name="Table9.B4" office:value-type="float" office:value="0.5">
            <text:p text:style-name="P98">0.5</text:p>
          </table:table-cell>
          <table:table-cell table:style-name="Table9.M4" office:value-type="float" office:value="0.66">
            <text:p text:style-name="P98">0.66</text:p>
          </table:table-cell>
        </table:table-row>
        <table:table-row>
          <table:table-cell table:style-name="Table9.A4" office:value-type="string">
            <text:p text:style-name="P31">t<text:span text:style-name="T10">RSTL</text:span></text:p>
          </table:table-cell>
          <table:table-cell table:style-name="Table9.B4" office:value-type="float" office:value="64">
            <text:p text:style-name="P16">64</text:p>
          </table:table-cell>
          <table:table-cell table:style-name="Table9.B4" office:value-type="float" office:value="480">
            <text:p text:style-name="P16">480</text:p>
          </table:table-cell>
          <table:table-cell table:style-name="Table9.B4" office:value-type="float" office:value="96">
            <text:p text:style-name="P89">96</text:p>
          </table:table-cell>
          <table:table-cell table:style-name="Table9.B4" office:value-type="float" office:value="480">
            <text:p text:style-name="P16">480</text:p>
          </table:table-cell>
          <table:table-cell table:style-name="Table9.B4" office:value-type="float" office:value="80">
            <text:p text:style-name="P91">80</text:p>
          </table:table-cell>
          <table:table-cell table:style-name="Table9.B4" office:value-type="float" office:value="480">
            <text:p text:style-name="P16">480</text:p>
          </table:table-cell>
          <table:table-cell table:style-name="Table9.H4" office:value-type="float" office:value="600">
            <text:p text:style-name="P91">600</text:p>
          </table:table-cell>
          <table:table-cell table:style-name="Table9.B4" office:value-type="float" office:value="48">
            <text:p text:style-name="P92">48</text:p>
          </table:table-cell>
          <table:table-cell table:style-name="Table9.B4" office:value-type="float" office:value="48">
            <text:p text:style-name="P92">48</text:p>
          </table:table-cell>
          <table:table-cell table:style-name="Table9.B4" office:value-type="float" office:value="96">
            <text:p text:style-name="P96">96</text:p>
          </table:table-cell>
          <table:table-cell table:style-name="Table9.B4" office:value-type="float" office:value="48">
            <text:p text:style-name="P96">48</text:p>
          </table:table-cell>
          <table:table-cell table:style-name="Table9.M4" office:value-type="float" office:value="64">
            <text:p text:style-name="P96">64</text:p>
          </table:table-cell>
        </table:table-row>
        <table:table-row>
          <table:table-cell table:style-name="Table9.A4" office:value-type="string">
            <text:p text:style-name="P31">t<text:span text:style-name="T10">RSTH</text:span></text:p>
          </table:table-cell>
          <table:table-cell table:style-name="Table9.B4" office:value-type="float" office:value="64">
            <text:p text:style-name="P16">64</text:p>
          </table:table-cell>
          <table:table-cell table:style-name="Table9.B4" office:value-type="float" office:value="480">
            <text:p text:style-name="P16">480</text:p>
          </table:table-cell>
          <table:table-cell table:style-name="Table9.B4" office:value-type="float" office:value="96">
            <text:p text:style-name="P89">96</text:p>
          </table:table-cell>
          <table:table-cell table:style-name="Table9.B4" office:value-type="float" office:value="480">
            <text:p text:style-name="P16">480</text:p>
          </table:table-cell>
          <table:table-cell table:style-name="Table9.B4" office:value-type="float" office:value="80">
            <text:p text:style-name="P91">80</text:p>
          </table:table-cell>
          <table:table-cell table:style-name="Table9.B4" office:value-type="float" office:value="480">
            <text:p text:style-name="P16">480</text:p>
          </table:table-cell>
          <table:table-cell table:style-name="Table9.H4" office:value-type="float" office:value="600">
            <text:p text:style-name="P91">600</text:p>
          </table:table-cell>
          <table:table-cell table:style-name="Table9.B4" office:value-type="float" office:value="48">
            <text:p text:style-name="P92">48</text:p>
          </table:table-cell>
          <table:table-cell table:style-name="Table9.B4" office:value-type="float" office:value="48">
            <text:p text:style-name="P92">48</text:p>
          </table:table-cell>
          <table:table-cell table:style-name="Table9.B4" office:value-type="float" office:value="96">
            <text:p text:style-name="P96">96</text:p>
          </table:table-cell>
          <table:table-cell table:style-name="Table9.B4" office:value-type="float" office:value="48">
            <text:p text:style-name="P96">48</text:p>
          </table:table-cell>
          <table:table-cell table:style-name="Table9.M4" office:value-type="float" office:value="64">
            <text:p text:style-name="P96">64</text:p>
          </table:table-cell>
        </table:table-row>
        <table:table-row>
          <table:table-cell table:style-name="Table9.A4" office:value-type="string">
            <text:p text:style-name="P31">t<text:span text:style-name="T10">RSTP</text:span></text:p>
          </table:table-cell>
          <table:table-cell table:style-name="Table9.B4" office:value-type="float" office:value="10">
            <text:p text:style-name="P16">10</text:p>
          </table:table-cell>
          <table:table-cell table:style-name="Table9.B4" office:value-type="float" office:value="75">
            <text:p text:style-name="P93">75</text:p>
          </table:table-cell>
          <table:table-cell table:style-name="Table9.B4" office:value-type="float" office:value="15">
            <text:p text:style-name="P89">15</text:p>
          </table:table-cell>
          <table:table-cell table:style-name="Table9.B4" office:value-type="float" office:value="75">
            <text:p text:style-name="P93">75</text:p>
          </table:table-cell>
          <table:table-cell table:style-name="Table9.B4" office:value-type="float" office:value="10">
            <text:p text:style-name="P91">10</text:p>
          </table:table-cell>
          <table:table-cell table:style-name="Table9.B4" office:value-type="float" office:value="60">
            <text:p text:style-name="P94">60</text:p>
          </table:table-cell>
          <table:table-cell table:style-name="Table9.H4" office:value-type="float" office:value="75">
            <text:p text:style-name="P93">75</text:p>
          </table:table-cell>
          <table:table-cell table:style-name="Table9.B4" office:value-type="float" office:value="10">
            <text:p text:style-name="P92">10</text:p>
          </table:table-cell>
          <table:table-cell table:style-name="Table9.B4" office:value-type="float" office:value="10">
            <text:p text:style-name="P92">10</text:p>
          </table:table-cell>
          <table:table-cell table:style-name="Table9.B4" office:value-type="float" office:value="15">
            <text:p text:style-name="P96">15</text:p>
          </table:table-cell>
          <table:table-cell table:style-name="Table9.B4" office:value-type="float" office:value="7.5">
            <text:p text:style-name="P95">7.5</text:p>
          </table:table-cell>
          <table:table-cell table:style-name="Table9.M4" office:value-type="float" office:value="10">
            <text:p text:style-name="P95">10</text:p>
          </table:table-cell>
        </table:table-row>
        <table:table-row>
          <table:table-cell table:style-name="Table9.A4" office:value-type="string">
            <text:p text:style-name="P31">t<text:span text:style-name="T10">DAT0</text:span></text:p>
          </table:table-cell>
          <table:table-cell table:style-name="Table9.B4" office:value-type="float" office:value="8">
            <text:p text:style-name="P16">8</text:p>
          </table:table-cell>
          <table:table-cell table:style-name="Table9.B4" office:value-type="float" office:value="60">
            <text:p text:style-name="P16">60</text:p>
          </table:table-cell>
          <table:table-cell table:style-name="Table9.B4" office:value-type="float" office:value="12">
            <text:p text:style-name="P89">12</text:p>
          </table:table-cell>
          <table:table-cell table:style-name="Table9.B4" office:value-type="float" office:value="60">
            <text:p text:style-name="P16">60</text:p>
          </table:table-cell>
          <table:table-cell table:style-name="Table9.B4" office:value-type="float" office:value="10">
            <text:p text:style-name="P91">10</text:p>
          </table:table-cell>
          <table:table-cell table:style-name="Table9.B4" office:value-type="float" office:value="60">
            <text:p text:style-name="P91">60</text:p>
          </table:table-cell>
          <table:table-cell table:style-name="Table9.H4" office:value-type="float" office:value="75">
            <text:p text:style-name="P91">75</text:p>
          </table:table-cell>
          <table:table-cell table:style-name="Table9.B4" office:value-type="float" office:value="6">
            <text:p text:style-name="P92">6</text:p>
          </table:table-cell>
          <table:table-cell table:style-name="Table9.B4" office:value-type="float" office:value="6">
            <text:p text:style-name="P92">6</text:p>
          </table:table-cell>
          <table:table-cell table:style-name="Table9.B4" office:value-type="float" office:value="12">
            <text:p text:style-name="P96">12</text:p>
          </table:table-cell>
          <table:table-cell table:style-name="Table9.B4" office:value-type="float" office:value="6">
            <text:p text:style-name="P96">6</text:p>
          </table:table-cell>
          <table:table-cell table:style-name="Table9.M4" office:value-type="float" office:value="8">
            <text:p text:style-name="P96">8</text:p>
          </table:table-cell>
        </table:table-row>
        <table:table-row>
          <table:table-cell table:style-name="Table9.A4" office:value-type="string">
            <text:p text:style-name="P31">t<text:span text:style-name="T10">DAT1</text:span></text:p>
          </table:table-cell>
          <table:table-cell table:style-name="Table9.B4" office:value-type="float" office:value="1">
            <text:p text:style-name="P16">1</text:p>
          </table:table-cell>
          <table:table-cell table:style-name="Table9.B4" office:value-type="float" office:value="7.5">
            <text:p text:style-name="P16">7.5</text:p>
          </table:table-cell>
          <table:table-cell table:style-name="Table9.B4" office:value-type="float" office:value="1">
            <text:p text:style-name="P97">1</text:p>
          </table:table-cell>
          <table:table-cell table:style-name="Table9.B4" office:value-type="float" office:value="5">
            <text:p text:style-name="P16">5</text:p>
          </table:table-cell>
          <table:table-cell table:style-name="Table9.B4" office:value-type="float" office:value="1">
            <text:p text:style-name="P98">1</text:p>
          </table:table-cell>
          <table:table-cell table:style-name="Table9.B4" office:value-type="float" office:value="6">
            <text:p text:style-name="P98">6</text:p>
          </table:table-cell>
          <table:table-cell table:style-name="Table9.H4" office:value-type="float" office:value="7.5">
            <text:p text:style-name="P16">7.5</text:p>
          </table:table-cell>
          <table:table-cell table:style-name="Table9.B4" office:value-type="float" office:value="1">
            <text:p text:style-name="P92">1</text:p>
          </table:table-cell>
          <table:table-cell table:style-name="Table9.B4" office:value-type="float" office:value="1">
            <text:p text:style-name="P92">1</text:p>
          </table:table-cell>
          <table:table-cell table:style-name="Table9.B4" office:value-type="float" office:value="2">
            <text:p text:style-name="P98">2</text:p>
          </table:table-cell>
          <table:table-cell table:style-name="Table9.B4" office:value-type="float" office:value="1">
            <text:p text:style-name="P98">1</text:p>
          </table:table-cell>
          <table:table-cell table:style-name="Table9.M4" office:value-type="float" office:value="1.33">
            <text:p text:style-name="P98">1.33</text:p>
          </table:table-cell>
        </table:table-row>
        <table:table-row>
          <table:table-cell table:style-name="Table9.A4" office:value-type="string">
            <text:p text:style-name="P31">t<text:span text:style-name="T10">DATS</text:span></text:p>
          </table:table-cell>
          <table:table-cell table:style-name="Table9.B4" office:value-type="float" office:value="2">
            <text:p text:style-name="P16">2</text:p>
          </table:table-cell>
          <table:table-cell table:style-name="Table9.B4" office:value-type="float" office:value="15">
            <text:p text:style-name="P16">15</text:p>
          </table:table-cell>
          <table:table-cell table:style-name="Table9.B4" office:value-type="float" office:value="3">
            <text:p text:style-name="P89">3</text:p>
          </table:table-cell>
          <table:table-cell table:style-name="Table9.B4" office:value-type="float" office:value="15">
            <text:p text:style-name="P89">15</text:p>
          </table:table-cell>
          <table:table-cell table:style-name="Table9.B4" office:value-type="float" office:value="2">
            <text:p text:style-name="P98">2</text:p>
          </table:table-cell>
          <table:table-cell table:style-name="Table9.B4" office:value-type="float" office:value="12">
            <text:p text:style-name="P98">12</text:p>
          </table:table-cell>
          <table:table-cell table:style-name="Table9.H4" office:value-type="float" office:value="15">
            <text:p text:style-name="P98">15</text:p>
          </table:table-cell>
          <table:table-cell table:style-name="Table9.B4" office:value-type="float" office:value="2">
            <text:p text:style-name="P92">2</text:p>
          </table:table-cell>
          <table:table-cell table:style-name="Table9.B4" office:value-type="float" office:value="2">
            <text:p text:style-name="P92">2</text:p>
          </table:table-cell>
          <table:table-cell table:style-name="Table9.B4" office:value-type="float" office:value="3">
            <text:p text:style-name="P98">3</text:p>
          </table:table-cell>
          <table:table-cell table:style-name="Table9.B4" office:value-type="float" office:value="1.5">
            <text:p text:style-name="P98">1.5</text:p>
          </table:table-cell>
          <table:table-cell table:style-name="Table9.M4" office:value-type="float" office:value="2">
            <text:p text:style-name="P98">2</text:p>
          </table:table-cell>
        </table:table-row>
        <table:table-row>
          <table:table-cell table:style-name="Table9.A4" office:value-type="string">
            <text:p text:style-name="P31">t<text:span text:style-name="T9">R</text:span><text:span text:style-name="T10">EC</text:span></text:p>
          </table:table-cell>
          <table:table-cell table:style-name="Table9.B4" office:value-type="float" office:value="1">
            <text:p text:style-name="P16">1</text:p>
          </table:table-cell>
          <table:table-cell table:style-name="Table9.B4" office:value-type="float" office:value="7.5">
            <text:p text:style-name="P16">7.5</text:p>
          </table:table-cell>
          <table:table-cell table:style-name="Table9.B4" office:value-type="float" office:value="1">
            <text:p text:style-name="P89">1</text:p>
          </table:table-cell>
          <table:table-cell table:style-name="Table9.B4" office:value-type="float" office:value="5">
            <text:p text:style-name="P89">5</text:p>
          </table:table-cell>
          <table:table-cell table:style-name="Table9.B4" office:value-type="float" office:value="1">
            <text:p text:style-name="P98">1</text:p>
          </table:table-cell>
          <table:table-cell table:style-name="Table9.B4" office:value-type="float" office:value="6">
            <text:p text:style-name="P98">6</text:p>
          </table:table-cell>
          <table:table-cell table:style-name="Table9.H4" office:value-type="float" office:value="7.5">
            <text:p text:style-name="P16">7.5</text:p>
          </table:table-cell>
          <table:table-cell table:style-name="Table9.B4" office:value-type="float" office:value="1">
            <text:p text:style-name="P92">1</text:p>
          </table:table-cell>
          <table:table-cell table:style-name="Table9.B4" office:value-type="float" office:value="1">
            <text:p text:style-name="P92">1</text:p>
          </table:table-cell>
          <table:table-cell table:style-name="Table9.B4" office:value-type="float" office:value="2">
            <text:p text:style-name="P98">2</text:p>
          </table:table-cell>
          <table:table-cell table:style-name="Table9.B4" office:value-type="float" office:value="1">
            <text:p text:style-name="P98">1</text:p>
          </table:table-cell>
          <table:table-cell table:style-name="Table9.M4" office:value-type="float" office:value="1.33">
            <text:p text:style-name="P98">1.33</text:p>
          </table:table-cell>
        </table:table-row>
        <table:table-row>
          <table:table-cell table:style-name="Table9.A4" office:value-type="string">
            <text:p text:style-name="P25">t<text:span text:style-name="T10">DLY</text:span></text:p>
          </table:table-cell>
          <table:table-cell table:style-name="Table9.B4" office:value-type="float" office:value="128">
            <text:p text:style-name="P96">128</text:p>
          </table:table-cell>
          <table:table-cell table:style-name="Table9.B4" office:value-type="float" office:value="960">
            <text:p text:style-name="P96">960</text:p>
          </table:table-cell>
          <table:table-cell table:style-name="Table9.B4" office:value-type="float" office:value="200">
            <text:p text:style-name="P96">200</text:p>
          </table:table-cell>
          <table:table-cell table:style-name="Table9.B4" office:value-type="float" office:value="1000">
            <text:p text:style-name="P96">1000</text:p>
          </table:table-cell>
          <table:table-cell table:style-name="Table9.B4" office:value-type="float" office:value="160">
            <text:p text:style-name="P87">160</text:p>
          </table:table-cell>
          <table:table-cell table:style-name="Table9.B4" office:value-type="float" office:value="960">
            <text:p text:style-name="P87">960</text:p>
          </table:table-cell>
          <table:table-cell table:style-name="Table9.H4" office:value-type="float" office:value="1200">
            <text:p text:style-name="P87">1200</text:p>
          </table:table-cell>
          <table:table-cell table:style-name="Table9.B4" office:value-type="float" office:value="96">
            <text:p text:style-name="P87">96</text:p>
          </table:table-cell>
          <table:table-cell table:style-name="Table9.B4" office:value-type="float" office:value="96">
            <text:p text:style-name="P87">96</text:p>
          </table:table-cell>
          <table:table-cell table:style-name="Table9.B4" office:value-type="float" office:value="192">
            <text:p text:style-name="P87">192</text:p>
          </table:table-cell>
          <table:table-cell table:style-name="Table9.B4" office:value-type="float" office:value="96">
            <text:p text:style-name="P87">96</text:p>
          </table:table-cell>
          <table:table-cell table:style-name="Table9.M4" office:value-type="float" office:value="128">
            <text:p text:style-name="P87">128</text:p>
          </table:table-cell>
        </table:table-row>
      </table:table>
      <text:p text:style-name="Standard"/>
      <text:p text:style-name="P52"><text:span text:style-name="T16">The 7.5ns cycle period option is also explained with</text:span> timing diagrams.</text:p>
      <text:p text:style-name="Text_20_body">The reset <text:span text:style-name="T68">cycle</text:span> is 128<text:span text:style-name="T6"> periods long</text:span>. Reset low and high time each take 64 periods. After the rising edge on the wire a typical 1-wire slave would assert its presence after 4 periods (min 2, max 8), and keep it asserted for 16 periods (min 8, max 32). The presence status is sampled when most stable at 10 cycles after the reset rising edge.</text:p>
      <text:p text:style-name="Text_20_body"><draw:frame draw:style-name="fr2" draw:name="Frame4" text:anchor-type="paragraph" svg:x="0cm" svg:y="0.21cm" svg:width="17cm" draw:z-index="1"><draw:text-box fo:min-height="5.459cm"><text:p text:style-name="Drawing"><draw:g text:anchor-type="paragraph" draw:z-index="2" draw:style-name="gr1"><draw:frame draw:style-name="gr2" draw:text-style-name="P113" svg:width="1.5cm" svg:height="0.802cm" svg:x="4.25cm" svg:y="2.401cm"><draw:text-box><text:p text:style-name="P112"><text:span text:style-name="T69">t</text:span><text:span text:style-name="T70">RSTT</text:span></text:p></draw:text-box></draw:frame><draw:line draw:style-name="gr3" draw:text-style-name="P114" svg:x1="0.749cm" svg:y1="1.2cm" svg:x2="0.749cm" svg:y2="2.2cm"><text:p/></draw:line><draw:line draw:style-name="gr3" draw:text-style-name="P114" svg:x1="0.749cm" svg:y1="2.2cm" svg:x2="8.75cm" svg:y2="2.176cm"><text:p/></draw:line><draw:line draw:style-name="gr4" draw:text-style-name="P114" svg:x1="0.249cm" svg:y1="1.2cm" svg:x2="0.749cm" svg:y2="1.2cm"><text:p/></draw:line><draw:line draw:style-name="gr4" draw:text-style-name="P114" svg:x1="8.747cm" svg:y1="1.2cm" svg:x2="8.997cm" svg:y2="1.2cm"><text:p/></draw:line><draw:frame draw:style-name="gr5" draw:text-style-name="P113" svg:width="2.502cm" svg:height="0.701cm" svg:x="0.748cm" svg:y="0.224cm"><draw:text-box><text:p text:style-name="P112"><text:span text:style-name="T69">127...</text:span></text:p></draw:text-box></draw:frame><draw:line draw:style-name="gr6" draw:text-style-name="P114" svg:x1="0.749cm" svg:y1="2.45cm" svg:x2="0.749cm" svg:y2="4.45cm"><text:p/></draw:line><draw:line draw:style-name="gr6" draw:text-style-name="P114" svg:x1="8.747cm" svg:y1="2.45cm" svg:x2="8.747cm" svg:y2="5.45cm"><text:p/></draw:line><draw:line draw:style-name="gr7" draw:text-style-name="P114" svg:x1="12.252cm" svg:y1="5.2cm" svg:x2="10.002cm" svg:y2="5.2cm"><text:p/></draw:line><draw:line draw:style-name="gr8" draw:text-style-name="P114" svg:x1="0.749cm" svg:y1="4.2cm" svg:x2="8.749cm" svg:y2="4.2cm"><text:p/></draw:line><draw:line draw:style-name="gr8" draw:text-style-name="P114" svg:x1="0.749cm" svg:y1="3.2cm" svg:x2="16.749cm" svg:y2="3.2cm"><text:p/></draw:line><draw:line draw:style-name="gr6" draw:text-style-name="P114" svg:x1="0.75cm" svg:y1="0.2cm" svg:x2="16.749cm" svg:y2="0.2cm"><text:p/></draw:line><draw:line draw:style-name="gr6" draw:text-style-name="P114" svg:x1="0.749cm" svg:y1="0cm" svg:x2="0.75cm" svg:y2="0.4cm"><text:p/></draw:line><draw:line draw:style-name="gr6" draw:text-style-name="P114" svg:x1="1.747cm" svg:y1="0cm" svg:x2="1.747cm" svg:y2="0.4cm"><text:p/></draw:line><draw:line draw:style-name="gr6" draw:text-style-name="P114" svg:x1="2.748cm" svg:y1="0cm" svg:x2="2.748cm" svg:y2="0.4cm"><text:p/></draw:line><draw:line draw:style-name="gr6" draw:text-style-name="P114" svg:x1="3.749cm" svg:y1="0cm" svg:x2="3.749cm" svg:y2="0.4cm"><text:p/></draw:line><draw:line draw:style-name="gr6" draw:text-style-name="P114" svg:x1="4.75cm" svg:y1="0cm" svg:x2="4.75cm" svg:y2="0.4cm"><text:p/></draw:line><draw:line draw:style-name="gr6" draw:text-style-name="P114" svg:x1="5.751cm" svg:y1="0cm" svg:x2="5.751cm" svg:y2="0.4cm"><text:p/></draw:line><draw:line draw:style-name="gr6" draw:text-style-name="P114" svg:x1="6.752cm" svg:y1="0cm" svg:x2="6.752cm" svg:y2="0.4cm"><text:p/></draw:line><draw:line draw:style-name="gr6" draw:text-style-name="P114" svg:x1="7.75cm" svg:y1="0cm" svg:x2="7.75cm" svg:y2="0.4cm"><text:p/></draw:line><draw:line draw:style-name="gr6" draw:text-style-name="P114" svg:x1="8.75cm" svg:y1="0cm" svg:x2="8.75cm" svg:y2="0.4cm"><text:p/></draw:line><draw:line draw:style-name="gr6" draw:text-style-name="P114" svg:x1="9.748cm" svg:y1="0cm" svg:x2="9.748cm" svg:y2="0.4cm"><text:p/></draw:line><draw:frame draw:style-name="gr2" draw:text-style-name="P113" svg:width="1.751cm" svg:height="0.802cm" svg:x="10.499cm" svg:y="4.399cm"><draw:text-box><text:p text:style-name="P112"><text:span text:style-name="T69">t</text:span><text:span text:style-name="T70">RSTS</text:span></text:p></draw:text-box></draw:frame><draw:line draw:style-name="gr9" draw:text-style-name="P114" svg:x1="8.747cm" svg:y1="2.2cm" svg:x2="8.747cm" svg:y2="1.2cm"><text:p/></draw:line><draw:line draw:style-name="gr6" draw:text-style-name="P114" svg:x1="10.749cm" svg:y1="0cm" svg:x2="10.749cm" svg:y2="0.4cm"><text:p/></draw:line><draw:line draw:style-name="gr6" draw:text-style-name="P114" svg:x1="11.75cm" svg:y1="0cm" svg:x2="11.75cm" svg:y2="0.4cm"><text:p/></draw:line><draw:line draw:style-name="gr6" draw:text-style-name="P114" svg:x1="12.751cm" svg:y1="0cm" svg:x2="12.751cm" svg:y2="0.4cm"><text:p/></draw:line><draw:line draw:style-name="gr6" draw:text-style-name="P114" svg:x1="13.749cm" svg:y1="0cm" svg:x2="13.749cm" svg:y2="0.4cm"><text:p/></draw:line><draw:line draw:style-name="gr6" draw:text-style-name="P114" svg:x1="14.749cm" svg:y1="0cm" svg:x2="14.749cm" svg:y2="0.4cm"><text:p/></draw:line><draw:line draw:style-name="gr6" draw:text-style-name="P114" svg:x1="15.747cm" svg:y1="0cm" svg:x2="15.747cm" svg:y2="0.4cm"><text:p/></draw:line><draw:line draw:style-name="gr6" draw:text-style-name="P114" svg:x1="16.748cm" svg:y1="0cm" svg:x2="16.748cm" svg:y2="0.4cm"><text:p/></draw:line><draw:line draw:style-name="gr6" draw:text-style-name="P114" svg:x1="7.873cm" svg:y1="0.075cm" svg:x2="7.873cm" svg:y2="0.325cm"><text:p/></draw:line><draw:line draw:style-name="gr6" draw:text-style-name="P114" svg:x1="8.249cm" svg:y1="0.075cm" svg:x2="8.249cm" svg:y2="0.325cm"><text:p/></draw:line><draw:line draw:style-name="gr6" draw:text-style-name="P114" svg:x1="8.373cm" svg:y1="0.075cm" svg:x2="8.373cm" svg:y2="0.325cm"><text:p/></draw:line><draw:line draw:style-name="gr6" draw:text-style-name="P114" svg:x1="8.624cm" svg:y1="0.075cm" svg:x2="8.624cm" svg:y2="0.325cm"><text:p/></draw:line><draw:line draw:style-name="gr6" draw:text-style-name="P114" svg:x1="8cm" svg:y1="0.075cm" svg:x2="8cm" svg:y2="0.325cm"><text:p/></draw:line><draw:line draw:style-name="gr6" draw:text-style-name="P114" svg:x1="8.127cm" svg:y1="0.075cm" svg:x2="8.127cm" svg:y2="0.325cm"><text:p/></draw:line><draw:line draw:style-name="gr6" draw:text-style-name="P114" svg:x1="8.5cm" svg:y1="0.075cm" svg:x2="8.5cm" svg:y2="0.325cm"><text:p/></draw:line><draw:frame draw:style-name="gr10" draw:text-style-name="P113" svg:width="2.5cm" svg:height="0.701cm" svg:x="6.25cm" svg:y="0.199cm"><draw:text-box><text:p text:style-name="P112"><text:span text:style-name="T69">...64</text:span></text:p></draw:text-box></draw:frame><draw:frame draw:style-name="gr10" draw:text-style-name="P113" svg:width="2.5cm" svg:height="0.701cm" svg:x="14.249cm" svg:y="0.199cm"><draw:text-box><text:p text:style-name="P112"><text:span text:style-name="T69">...0</text:span></text:p></draw:text-box></draw:frame><draw:frame draw:style-name="gr5" draw:text-style-name="P113" svg:width="2.5cm" svg:height="0.701cm" svg:x="8.749cm" svg:y="0.199cm"><draw:text-box><text:p text:style-name="P112"><text:span text:style-name="T69">63...</text:span></text:p></draw:text-box></draw:frame><draw:line draw:style-name="gr11" draw:text-style-name="P114" svg:x1="9.001cm" svg:y1="2.2cm" svg:x2="9.001cm" svg:y2="1.2cm"><text:p/></draw:line><draw:line draw:style-name="gr9" draw:text-style-name="P114" svg:x1="9.247cm" svg:y1="2.2cm" svg:x2="9.247cm" svg:y2="1.2cm"><text:p/></draw:line><draw:line draw:style-name="gr11" draw:text-style-name="P114" svg:x1="9.124cm" svg:y1="2.2cm" svg:x2="9.124cm" svg:y2="1.2cm"><text:p/></draw:line><draw:line draw:style-name="gr11" draw:text-style-name="P114" svg:x1="9.499cm" svg:y1="2.2cm" svg:x2="9.499cm" svg:y2="1.2cm"><text:p/></draw:line><draw:line draw:style-name="gr11" draw:text-style-name="P114" svg:x1="9.748cm" svg:y1="2.2cm" svg:x2="9.748cm" svg:y2="1.2cm"><text:p/></draw:line><draw:line draw:style-name="gr11" draw:text-style-name="P114" svg:x1="10.121cm" svg:y1="2.2cm" svg:x2="10.121cm" svg:y2="1.2cm"><text:p/></draw:line><draw:line draw:style-name="gr6" draw:text-style-name="P114" svg:x1="8.874cm" svg:y1="0.075cm" svg:x2="8.874cm" svg:y2="0.325cm"><text:p/></draw:line><draw:line draw:style-name="gr6" draw:text-style-name="P114" svg:x1="9.247cm" svg:y1="0.075cm" svg:x2="9.247cm" svg:y2="0.325cm"><text:p/></draw:line><draw:line draw:style-name="gr6" draw:text-style-name="P114" svg:x1="9.374cm" svg:y1="0.075cm" svg:x2="9.374cm" svg:y2="0.325cm"><text:p/></draw:line><draw:line draw:style-name="gr6" draw:text-style-name="P114" svg:x1="9.621cm" svg:y1="0.075cm" svg:x2="9.621cm" svg:y2="0.325cm"><text:p/></draw:line><draw:line draw:style-name="gr6" draw:text-style-name="P114" svg:x1="9.001cm" svg:y1="0.075cm" svg:x2="9.001cm" svg:y2="0.325cm"><text:p/></draw:line><draw:line draw:style-name="gr6" draw:text-style-name="P114" svg:x1="9.124cm" svg:y1="0.075cm" svg:x2="9.124cm" svg:y2="0.325cm"><text:p/></draw:line><draw:line draw:style-name="gr6" draw:text-style-name="P114" svg:x1="9.499cm" svg:y1="0.075cm" svg:x2="9.499cm" svg:y2="0.325cm"><text:p/></draw:line><draw:line draw:style-name="gr6" draw:text-style-name="P114" svg:x1="5.871cm" svg:y1="0.075cm" svg:x2="5.871cm" svg:y2="0.325cm"><text:p/></draw:line><draw:line draw:style-name="gr6" draw:text-style-name="P114" svg:x1="6.252cm" svg:y1="0.075cm" svg:x2="6.252cm" svg:y2="0.325cm"><text:p/></draw:line><draw:line draw:style-name="gr6" draw:text-style-name="P114" svg:x1="6.374cm" svg:y1="0.075cm" svg:x2="6.374cm" svg:y2="0.325cm"><text:p/></draw:line><draw:line draw:style-name="gr6" draw:text-style-name="P114" svg:x1="6.625cm" svg:y1="0.075cm" svg:x2="6.625cm" svg:y2="0.325cm"><text:p/></draw:line><draw:line draw:style-name="gr6" draw:text-style-name="P114" svg:x1="5.998cm" svg:y1="0.075cm" svg:x2="5.998cm" svg:y2="0.325cm"><text:p/></draw:line><draw:line draw:style-name="gr6" draw:text-style-name="P114" svg:x1="6.125cm" svg:y1="0.075cm" svg:x2="6.125cm" svg:y2="0.325cm"><text:p/></draw:line><draw:line draw:style-name="gr6" draw:text-style-name="P114" svg:x1="6.498cm" svg:y1="0.075cm" svg:x2="6.498cm" svg:y2="0.325cm"><text:p/></draw:line><draw:line draw:style-name="gr6" draw:text-style-name="P114" svg:x1="6.871cm" svg:y1="0.075cm" svg:x2="6.871cm" svg:y2="0.325cm"><text:p/></draw:line><draw:line draw:style-name="gr6" draw:text-style-name="P114" svg:x1="7.249cm" svg:y1="0.075cm" svg:x2="7.249cm" svg:y2="0.325cm"><text:p/></draw:line><draw:line draw:style-name="gr6" draw:text-style-name="P114" svg:x1="7.372cm" svg:y1="0.075cm" svg:x2="7.372cm" svg:y2="0.325cm"><text:p/></draw:line><draw:line draw:style-name="gr6" draw:text-style-name="P114" svg:x1="7.624cm" svg:y1="0.075cm" svg:x2="7.624cm" svg:y2="0.325cm"><text:p/></draw:line><draw:line draw:style-name="gr6" draw:text-style-name="P114" svg:x1="6.998cm" svg:y1="0.075cm" svg:x2="6.998cm" svg:y2="0.325cm"><text:p/></draw:line><draw:line draw:style-name="gr6" draw:text-style-name="P114" svg:x1="7.125cm" svg:y1="0.075cm" svg:x2="7.125cm" svg:y2="0.325cm"><text:p/></draw:line><draw:line draw:style-name="gr6" draw:text-style-name="P114" svg:x1="7.499cm" svg:y1="0.075cm" svg:x2="7.499cm" svg:y2="0.325cm"><text:p/></draw:line><draw:line draw:style-name="gr6" draw:text-style-name="P114" svg:x1="3.874cm" svg:y1="0.075cm" svg:x2="3.874cm" svg:y2="0.325cm"><text:p/></draw:line><draw:line draw:style-name="gr6" draw:text-style-name="P114" svg:x1="4.25cm" svg:y1="0.075cm" svg:x2="4.25cm" svg:y2="0.325cm"><text:p/></draw:line><draw:line draw:style-name="gr6" draw:text-style-name="P114" svg:x1="4.377cm" svg:y1="0.075cm" svg:x2="4.377cm" svg:y2="0.325cm"><text:p/></draw:line><draw:line draw:style-name="gr6" draw:text-style-name="P114" svg:x1="4.623cm" svg:y1="0.075cm" svg:x2="4.623cm" svg:y2="0.325cm"><text:p/></draw:line><draw:line draw:style-name="gr6" draw:text-style-name="P114" svg:x1="3.996cm" svg:y1="0.075cm" svg:x2="3.996cm" svg:y2="0.325cm"><text:p/></draw:line><draw:line draw:style-name="gr6" draw:text-style-name="P114" svg:x1="4.123cm" svg:y1="0.075cm" svg:x2="4.123cm" svg:y2="0.325cm"><text:p/></draw:line><draw:line draw:style-name="gr6" draw:text-style-name="P114" svg:x1="4.499cm" svg:y1="0.075cm" svg:x2="4.499cm" svg:y2="0.325cm"><text:p/></draw:line><draw:line draw:style-name="gr6" draw:text-style-name="P114" svg:x1="4.874cm" svg:y1="0.075cm" svg:x2="4.874cm" svg:y2="0.325cm"><text:p/></draw:line><draw:line draw:style-name="gr6" draw:text-style-name="P114" svg:x1="5.25cm" svg:y1="0.075cm" svg:x2="5.25cm" svg:y2="0.325cm"><text:p/></draw:line><draw:line draw:style-name="gr6" draw:text-style-name="P114" svg:x1="5.374cm" svg:y1="0.075cm" svg:x2="5.374cm" svg:y2="0.325cm"><text:p/></draw:line><draw:line draw:style-name="gr6" draw:text-style-name="P114" svg:x1="5.624cm" svg:y1="0.075cm" svg:x2="5.624cm" svg:y2="0.325cm"><text:p/></draw:line><draw:line draw:style-name="gr6" draw:text-style-name="P114" svg:x1="4.996cm" svg:y1="0.075cm" svg:x2="4.996cm" svg:y2="0.325cm"><text:p/></draw:line><draw:line draw:style-name="gr6" draw:text-style-name="P114" svg:x1="5.123cm" svg:y1="0.075cm" svg:x2="5.123cm" svg:y2="0.325cm"><text:p/></draw:line><draw:line draw:style-name="gr6" draw:text-style-name="P114" svg:x1="5.497cm" svg:y1="0.075cm" svg:x2="5.497cm" svg:y2="0.325cm"><text:p/></draw:line><draw:line draw:style-name="gr6" draw:text-style-name="P114" svg:x1="1.874cm" svg:y1="0.075cm" svg:x2="1.874cm" svg:y2="0.325cm"><text:p/></draw:line><draw:line draw:style-name="gr6" draw:text-style-name="P114" svg:x1="2.247cm" svg:y1="0.075cm" svg:x2="2.247cm" svg:y2="0.325cm"><text:p/></draw:line><draw:line draw:style-name="gr6" draw:text-style-name="P114" svg:x1="2.374cm" svg:y1="0.075cm" svg:x2="2.374cm" svg:y2="0.325cm"><text:p/></draw:line><draw:line draw:style-name="gr6" draw:text-style-name="P114" svg:x1="2.624cm" svg:y1="0.075cm" svg:x2="2.624cm" svg:y2="0.325cm"><text:p/></draw:line><draw:line draw:style-name="gr6" draw:text-style-name="P114" svg:x1="2.001cm" svg:y1="0.075cm" svg:x2="2.001cm" svg:y2="0.325cm"><text:p/></draw:line><draw:line draw:style-name="gr6" draw:text-style-name="P114" svg:x1="2.124cm" svg:y1="0.075cm" svg:x2="2.124cm" svg:y2="0.325cm"><text:p/></draw:line><draw:line draw:style-name="gr6" draw:text-style-name="P114" svg:x1="2.501cm" svg:y1="0.075cm" svg:x2="2.501cm" svg:y2="0.325cm"><text:p/></draw:line><draw:line draw:style-name="gr6" draw:text-style-name="P114" svg:x1="2.875cm" svg:y1="0.075cm" svg:x2="2.875cm" svg:y2="0.325cm"><text:p/></draw:line><draw:line draw:style-name="gr6" draw:text-style-name="P114" svg:x1="3.248cm" svg:y1="0.075cm" svg:x2="3.248cm" svg:y2="0.325cm"><text:p/></draw:line><draw:line draw:style-name="gr6" draw:text-style-name="P114" svg:x1="3.375cm" svg:y1="0.075cm" svg:x2="3.375cm" svg:y2="0.325cm"><text:p/></draw:line><draw:line draw:style-name="gr6" draw:text-style-name="P114" svg:x1="3.622cm" svg:y1="0.075cm" svg:x2="3.622cm" svg:y2="0.325cm"><text:p/></draw:line><draw:line draw:style-name="gr6" draw:text-style-name="P114" svg:x1="2.999cm" svg:y1="0.075cm" svg:x2="2.999cm" svg:y2="0.325cm"><text:p/></draw:line><draw:line draw:style-name="gr6" draw:text-style-name="P114" svg:x1="3.121cm" svg:y1="0.075cm" svg:x2="3.121cm" svg:y2="0.325cm"><text:p/></draw:line><draw:line draw:style-name="gr6" draw:text-style-name="P114" svg:x1="3.499cm" svg:y1="0.075cm" svg:x2="3.499cm" svg:y2="0.325cm"><text:p/></draw:line><draw:line draw:style-name="gr6" draw:text-style-name="P114" svg:x1="0.873cm" svg:y1="0.075cm" svg:x2="0.873cm" svg:y2="0.325cm"><text:p/></draw:line><draw:line draw:style-name="gr6" draw:text-style-name="P114" svg:x1="1.246cm" svg:y1="0.075cm" svg:x2="1.246cm" svg:y2="0.325cm"><text:p/></draw:line><draw:line draw:style-name="gr6" draw:text-style-name="P114" svg:x1="1.373cm" svg:y1="0.075cm" svg:x2="1.373cm" svg:y2="0.325cm"><text:p/></draw:line><draw:line draw:style-name="gr6" draw:text-style-name="P114" svg:x1="1.624cm" svg:y1="0.075cm" svg:x2="1.624cm" svg:y2="0.325cm"><text:p/></draw:line><draw:line draw:style-name="gr6" draw:text-style-name="P114" svg:x1="1cm" svg:y1="0.075cm" svg:x2="1cm" svg:y2="0.325cm"><text:p/></draw:line><draw:line draw:style-name="gr6" draw:text-style-name="P114" svg:x1="1.124cm" svg:y1="0.075cm" svg:x2="1.124cm" svg:y2="0.325cm"><text:p/></draw:line><draw:line draw:style-name="gr6" draw:text-style-name="P114" svg:x1="1.5cm" svg:y1="0.075cm" svg:x2="1.5cm" svg:y2="0.325cm"><text:p/></draw:line><draw:line draw:style-name="gr6" draw:text-style-name="P114" svg:x1="9.875cm" svg:y1="0.075cm" svg:x2="9.875cm" svg:y2="0.325cm"><text:p/></draw:line><draw:line draw:style-name="gr6" draw:text-style-name="P114" svg:x1="10.248cm" svg:y1="0.075cm" svg:x2="10.248cm" svg:y2="0.325cm"><text:p/></draw:line><draw:line draw:style-name="gr6" draw:text-style-name="P114" svg:x1="10.375cm" svg:y1="0.075cm" svg:x2="10.375cm" svg:y2="0.325cm"><text:p/></draw:line><draw:line draw:style-name="gr6" draw:text-style-name="P114" svg:x1="10.622cm" svg:y1="0.075cm" svg:x2="10.622cm" svg:y2="0.325cm"><text:p/></draw:line><draw:line draw:style-name="gr6" draw:text-style-name="P114" svg:x1="10.002cm" svg:y1="0.075cm" svg:x2="10.002cm" svg:y2="0.325cm"><text:p/></draw:line><draw:line draw:style-name="gr6" draw:text-style-name="P114" svg:x1="10.121cm" svg:y1="0.075cm" svg:x2="10.121cm" svg:y2="0.325cm"><text:p/></draw:line><draw:line draw:style-name="gr6" draw:text-style-name="P114" svg:x1="10.499cm" svg:y1="0.075cm" svg:x2="10.499cm" svg:y2="0.325cm"><text:p/></draw:line><draw:line draw:style-name="gr6" draw:text-style-name="P114" svg:x1="10.876cm" svg:y1="0.075cm" svg:x2="10.876cm" svg:y2="0.325cm"><text:p/></draw:line><draw:line draw:style-name="gr6" draw:text-style-name="P114" svg:x1="11.249cm" svg:y1="0.075cm" svg:x2="11.249cm" svg:y2="0.325cm"><text:p/></draw:line><draw:line draw:style-name="gr6" draw:text-style-name="P114" svg:x1="11.374cm" svg:y1="0.075cm" svg:x2="11.374cm" svg:y2="0.325cm"><text:p/></draw:line><draw:line draw:style-name="gr6" draw:text-style-name="P114" svg:x1="11.623cm" svg:y1="0.075cm" svg:x2="11.623cm" svg:y2="0.325cm"><text:p/></draw:line><draw:line draw:style-name="gr6" draw:text-style-name="P114" svg:x1="10.999cm" svg:y1="0.075cm" svg:x2="10.999cm" svg:y2="0.325cm"><text:p/></draw:line><draw:line draw:style-name="gr6" draw:text-style-name="P114" svg:x1="11.122cm" svg:y1="0.075cm" svg:x2="11.122cm" svg:y2="0.325cm"><text:p/></draw:line><draw:line draw:style-name="gr6" draw:text-style-name="P114" svg:x1="11.496cm" svg:y1="0.075cm" svg:x2="11.496cm" svg:y2="0.325cm"><text:p/></draw:line><draw:line draw:style-name="gr6" draw:text-style-name="P114" svg:x1="11.874cm" svg:y1="0.075cm" svg:x2="11.874cm" svg:y2="0.325cm"><text:p/></draw:line><draw:line draw:style-name="gr6" draw:text-style-name="P114" svg:x1="12.251cm" svg:y1="0.075cm" svg:x2="12.251cm" svg:y2="0.325cm"><text:p/></draw:line><draw:line draw:style-name="gr6" draw:text-style-name="P114" svg:x1="12.374cm" svg:y1="0.075cm" svg:x2="12.374cm" svg:y2="0.325cm"><text:p/></draw:line><draw:line draw:style-name="gr6" draw:text-style-name="P114" svg:x1="12.624cm" svg:y1="0.075cm" svg:x2="12.624cm" svg:y2="0.325cm"><text:p/></draw:line><draw:line draw:style-name="gr6" draw:text-style-name="P114" svg:x1="11.997cm" svg:y1="0.075cm" svg:x2="11.997cm" svg:y2="0.325cm"><text:p/></draw:line><draw:line draw:style-name="gr6" draw:text-style-name="P114" svg:x1="12.124cm" svg:y1="0.075cm" svg:x2="12.124cm" svg:y2="0.325cm"><text:p/></draw:line><draw:line draw:style-name="gr6" draw:text-style-name="P114" svg:x1="12.497cm" svg:y1="0.075cm" svg:x2="12.497cm" svg:y2="0.325cm"><text:p/></draw:line><draw:line draw:style-name="gr6" draw:text-style-name="P114" svg:x1="12.874cm" svg:y1="0.075cm" svg:x2="12.874cm" svg:y2="0.325cm"><text:p/></draw:line><draw:line draw:style-name="gr6" draw:text-style-name="P114" svg:x1="13.249cm" svg:y1="0.075cm" svg:x2="13.249cm" svg:y2="0.325cm"><text:p/></draw:line><draw:line draw:style-name="gr6" draw:text-style-name="P114" svg:x1="13.371cm" svg:y1="0.075cm" svg:x2="13.371cm" svg:y2="0.325cm"><text:p/></draw:line><draw:line draw:style-name="gr6" draw:text-style-name="P114" svg:x1="13.625cm" svg:y1="0.075cm" svg:x2="13.625cm" svg:y2="0.325cm"><text:p/></draw:line><draw:line draw:style-name="gr6" draw:text-style-name="P114" svg:x1="12.997cm" svg:y1="0.075cm" svg:x2="12.997cm" svg:y2="0.325cm"><text:p/></draw:line><draw:line draw:style-name="gr6" draw:text-style-name="P114" svg:x1="13.124cm" svg:y1="0.075cm" svg:x2="13.124cm" svg:y2="0.325cm"><text:p/></draw:line><draw:line draw:style-name="gr6" draw:text-style-name="P114" svg:x1="13.498cm" svg:y1="0.075cm" svg:x2="13.498cm" svg:y2="0.325cm"><text:p/></draw:line><draw:line draw:style-name="gr6" draw:text-style-name="P114" svg:x1="14.872cm" svg:y1="0.075cm" svg:x2="14.872cm" svg:y2="0.325cm"><text:p/></draw:line><draw:line draw:style-name="gr6" draw:text-style-name="P114" svg:x1="15.246cm" svg:y1="0.075cm" svg:x2="15.246cm" svg:y2="0.325cm"><text:p/></draw:line><draw:line draw:style-name="gr6" draw:text-style-name="P114" svg:x1="15.373cm" svg:y1="0.075cm" svg:x2="15.373cm" svg:y2="0.325cm"><text:p/></draw:line><draw:line draw:style-name="gr6" draw:text-style-name="P114" svg:x1="15.624cm" svg:y1="0.075cm" svg:x2="15.624cm" svg:y2="0.325cm"><text:p/></draw:line><draw:line draw:style-name="gr6" draw:text-style-name="P114" svg:x1="14.999cm" svg:y1="0.075cm" svg:x2="14.999cm" svg:y2="0.325cm"><text:p/></draw:line><draw:line draw:style-name="gr6" draw:text-style-name="P114" svg:x1="15.124cm" svg:y1="0.075cm" svg:x2="15.124cm" svg:y2="0.325cm"><text:p/></draw:line><draw:line draw:style-name="gr6" draw:text-style-name="P114" svg:x1="15.5cm" svg:y1="0.075cm" svg:x2="15.5cm" svg:y2="0.325cm"><text:p/></draw:line><draw:line draw:style-name="gr6" draw:text-style-name="P114" svg:x1="15.874cm" svg:y1="0.075cm" svg:x2="15.874cm" svg:y2="0.325cm"><text:p/></draw:line><draw:line draw:style-name="gr6" draw:text-style-name="P114" svg:x1="16.247cm" svg:y1="0.075cm" svg:x2="16.247cm" svg:y2="0.325cm"><text:p/></draw:line><draw:line draw:style-name="gr6" draw:text-style-name="P114" svg:x1="16.374cm" svg:y1="0.075cm" svg:x2="16.374cm" svg:y2="0.325cm"><text:p/></draw:line><draw:line draw:style-name="gr6" draw:text-style-name="P114" svg:x1="16.624cm" svg:y1="0.075cm" svg:x2="16.624cm" svg:y2="0.325cm"><text:p/></draw:line><draw:line draw:style-name="gr6" draw:text-style-name="P114" svg:x1="16.001cm" svg:y1="0.075cm" svg:x2="16.001cm" svg:y2="0.325cm"><text:p/></draw:line><draw:line draw:style-name="gr6" draw:text-style-name="P114" svg:x1="16.124cm" svg:y1="0.075cm" svg:x2="16.124cm" svg:y2="0.325cm"><text:p/></draw:line><draw:line draw:style-name="gr6" draw:text-style-name="P114" svg:x1="16.501cm" svg:y1="0.075cm" svg:x2="16.501cm" svg:y2="0.325cm"><text:p/></draw:line><draw:line draw:style-name="gr6" draw:text-style-name="P114" svg:x1="13.872cm" svg:y1="0.075cm" svg:x2="13.872cm" svg:y2="0.325cm"><text:p/></draw:line><draw:line draw:style-name="gr6" draw:text-style-name="P114" svg:x1="14.249cm" svg:y1="0.075cm" svg:x2="14.249cm" svg:y2="0.325cm"><text:p/></draw:line><draw:line draw:style-name="gr6" draw:text-style-name="P114" svg:x1="14.372cm" svg:y1="0.075cm" svg:x2="14.372cm" svg:y2="0.325cm"><text:p/></draw:line><draw:line draw:style-name="gr6" draw:text-style-name="P114" svg:x1="14.626cm" svg:y1="0.075cm" svg:x2="14.626cm" svg:y2="0.325cm"><text:p/></draw:line><draw:line draw:style-name="gr6" draw:text-style-name="P114" svg:x1="13.999cm" svg:y1="0.075cm" svg:x2="13.999cm" svg:y2="0.325cm"><text:p/></draw:line><draw:line draw:style-name="gr6" draw:text-style-name="P114" svg:x1="14.126cm" svg:y1="0.075cm" svg:x2="14.126cm" svg:y2="0.325cm"><text:p/></draw:line><draw:line draw:style-name="gr6" draw:text-style-name="P114" svg:x1="14.499cm" svg:y1="0.075cm" svg:x2="14.499cm" svg:y2="0.325cm"><text:p/></draw:line><draw:line draw:style-name="gr11" draw:text-style-name="P114" svg:x1="13.752cm" svg:y1="1.2cm" svg:x2="10.002cm" svg:y2="1.2cm"><text:p/></draw:line><draw:line draw:style-name="gr11" draw:text-style-name="P114" svg:x1="13.752cm" svg:y1="2.2cm" svg:x2="10.002cm" svg:y2="2.2cm"><text:p/></draw:line><draw:line draw:style-name="gr11" draw:text-style-name="P114" svg:x1="10.375cm" svg:y1="2.2cm" svg:x2="10.375cm" svg:y2="1.2cm"><text:p/></draw:line><draw:line draw:style-name="gr9" draw:text-style-name="P114" svg:x1="11.249cm" svg:y1="2.2cm" svg:x2="11.249cm" svg:y2="1.2cm"><text:p/></draw:line><draw:line draw:style-name="gr11" draw:text-style-name="P114" svg:x1="10.499cm" svg:y1="2.2cm" svg:x2="10.499cm" svg:y2="1.2cm"><text:p/></draw:line><draw:line draw:style-name="gr11" draw:text-style-name="P114" svg:x1="10.622cm" svg:y1="2.2cm" svg:x2="10.622cm" svg:y2="1.2cm"><text:p/></draw:line><draw:line draw:style-name="gr11" draw:text-style-name="P114" svg:x1="10.749cm" svg:y1="2.2cm" svg:x2="10.749cm" svg:y2="1.2cm"><text:p/></draw:line><draw:line draw:style-name="gr11" draw:text-style-name="P114" svg:x1="10.876cm" svg:y1="2.2cm" svg:x2="10.876cm" svg:y2="1.2cm"><text:p/></draw:line><draw:line draw:style-name="gr11" draw:text-style-name="P114" svg:x1="10.999cm" svg:y1="2.2cm" svg:x2="10.999cm" svg:y2="1.2cm"><text:p/></draw:line><draw:line draw:style-name="gr11" draw:text-style-name="P114" svg:x1="11.122cm" svg:y1="2.2cm" svg:x2="11.122cm" svg:y2="1.2cm"><text:p/></draw:line><draw:line draw:style-name="gr11" draw:text-style-name="P114" svg:x1="11.496cm" svg:y1="2.2cm" svg:x2="11.496cm" svg:y2="1.2cm"><text:p/></draw:line><draw:line draw:style-name="gr11" draw:text-style-name="P114" svg:x1="11.75cm" svg:y1="2.2cm" svg:x2="11.75cm" svg:y2="1.2cm"><text:p/></draw:line><draw:line draw:style-name="gr11" draw:text-style-name="P114" svg:x1="11.997cm" svg:y1="2.2cm" svg:x2="11.997cm" svg:y2="1.2cm"><text:p/></draw:line><draw:line draw:style-name="gr11" draw:text-style-name="P114" svg:x1="12.251cm" svg:y1="2.2cm" svg:x2="12.251cm" svg:y2="1.2cm"><text:p/></draw:line><draw:line draw:style-name="gr11" draw:text-style-name="P114" svg:x1="12.497cm" svg:y1="2.2cm" svg:x2="12.497cm" svg:y2="1.2cm"><text:p/></draw:line><draw:line draw:style-name="gr11" draw:text-style-name="P114" svg:x1="12.751cm" svg:y1="2.2cm" svg:x2="12.751cm" svg:y2="1.2cm"><text:p/></draw:line><draw:line draw:style-name="gr11" draw:text-style-name="P114" svg:x1="12.997cm" svg:y1="2.2cm" svg:x2="12.997cm" svg:y2="1.2cm"><text:p/></draw:line><draw:line draw:style-name="gr11" draw:text-style-name="P114" svg:x1="13.249cm" svg:y1="2.2cm" svg:x2="13.249cm" svg:y2="1.2cm"><text:p/></draw:line><draw:line draw:style-name="gr4" draw:text-style-name="P114" svg:x1="13.749cm" svg:y1="1.2cm" svg:x2="16.749cm" svg:y2="1.2cm"><text:p/></draw:line><draw:line draw:style-name="gr6" draw:text-style-name="P114" svg:x1="10.002cm" svg:y1="2.45cm" svg:x2="10.002cm" svg:y2="5.45cm"><text:p/></draw:line><draw:line draw:style-name="gr6" draw:text-style-name="P114" svg:x1="16.748cm" svg:y1="2.45cm" svg:x2="16.748cm" svg:y2="4.45cm"><text:p/></draw:line><draw:line draw:style-name="gr8" draw:text-style-name="P114" svg:x1="8.747cm" svg:y1="4.2cm" svg:x2="16.747cm" svg:y2="4.2cm"><text:p/></draw:line><draw:frame draw:style-name="gr2" draw:text-style-name="P113" svg:width="1.5cm" svg:height="0.802cm" svg:x="4.25cm" svg:y="3.401cm"><draw:text-box><text:p text:style-name="P112"><text:span text:style-name="T69">t</text:span><text:span text:style-name="T70">RSTL</text:span></text:p></draw:text-box></draw:frame><draw:frame draw:style-name="gr2" draw:text-style-name="P113" svg:width="1.5cm" svg:height="0.802cm" svg:x="11.75cm" svg:y="3.401cm"><draw:text-box><text:p text:style-name="P112"><text:span text:style-name="T69">t</text:span><text:span text:style-name="T70">RSTH</text:span></text:p></draw:text-box></draw:frame><draw:line draw:style-name="gr7" draw:text-style-name="P114" svg:x1="7.746cm" svg:y1="5.2cm" svg:x2="8.746cm" svg:y2="5.2cm"><text:p/></draw:line><draw:line draw:style-name="gr6" draw:text-style-name="P114" svg:x1="8.747cm" svg:y1="5.2cm" svg:x2="9.997cm" svg:y2="5.2cm"><text:p/></draw:line><draw:line draw:style-name="gr11" draw:text-style-name="P114" svg:x1="10.248cm" svg:y1="2.2cm" svg:x2="10.248cm" svg:y2="1.2cm"><text:p/></draw:line><draw:line draw:style-name="gr11" draw:text-style-name="P114" svg:x1="10.002cm" svg:y1="2.2cm" svg:x2="10.002cm" svg:y2="1.2cm"><text:p/></draw:line><draw:line draw:style-name="gr11" draw:text-style-name="P114" svg:x1="13.498cm" svg:y1="2.2cm" svg:x2="13.498cm" svg:y2="1.2cm"><text:p/></draw:line><draw:line draw:style-name="gr11" draw:text-style-name="P114" svg:x1="13.749cm" svg:y1="2.2cm" svg:x2="13.749cm" svg:y2="1.2cm"><text:p/></draw:line><draw:line draw:style-name="gr11" draw:text-style-name="P114" svg:x1="9.751cm" svg:y1="2.2cm" svg:x2="9.001cm" svg:y2="2.2cm"><text:p/></draw:line><draw:line draw:style-name="gr3" draw:text-style-name="P114" svg:x1="9.748cm" svg:y1="2.2cm" svg:x2="9.998cm" svg:y2="2.2cm"><text:p/></draw:line><draw:line draw:style-name="gr11" draw:text-style-name="P114" svg:x1="9.751cm" svg:y1="1.2cm" svg:x2="9.001cm" svg:y2="1.2cm"><text:p/></draw:line></draw:g>Drawing <text:sequence text:ref-name="refDrawing3" text:name="Drawing" text:formula="ooow:Drawing+1" style:num-format="1">4</text:sequence>: Reset timing diagram</text:p></draw:text-box></draw:frame><text:soft-page-break/></text:p>
      <text:p text:style-name="Text_20_body">The write <text:span text:style-name="T66">'</text:span>0<text:span text:style-name="T66">'</text:span> <text:span text:style-name="T66">cycle</text:span> is 9 periods long. The wire is tight low for 8 periods than released. The recovery time is 1 period.</text:p>
      <text:p text:style-name="Text_20_body"><draw:frame draw:style-name="fr1" draw:name="Frame5" text:anchor-type="paragraph" svg:x="0cm" svg:y="0.21cm" svg:width="17cm" draw:z-index="3"><draw:text-box fo:min-height="4.399cm"><text:p text:style-name="Drawing"><draw:g text:anchor-type="paragraph" draw:z-index="4" draw:style-name="gr1"><draw:line draw:style-name="gr3" draw:text-style-name="P114" svg:x1="3.399cm" svg:y1="1.224cm" svg:x2="3.599cm" svg:y2="2.224cm"><text:p/></draw:line><draw:line draw:style-name="gr3" draw:text-style-name="P114" svg:x1="3.599cm" svg:y1="2.224cm" svg:x2="11.4cm" svg:y2="2.2cm"><text:p/></draw:line><draw:line draw:style-name="gr4" draw:text-style-name="P114" svg:x1="2.399cm" svg:y1="1.224cm" svg:x2="3.399cm" svg:y2="1.224cm"><text:p/></draw:line><draw:line draw:style-name="gr4" draw:text-style-name="P114" svg:x1="11.599cm" svg:y1="1.224cm" svg:x2="12.399cm" svg:y2="1.224cm"><text:p/></draw:line><draw:frame draw:style-name="gr12" draw:text-style-name="P113" svg:width="0.999cm" svg:height="0.849cm" svg:x="3.399cm" svg:y="0.076cm"><draw:text-box><text:p text:style-name="P112"><text:span text:style-name="T69">8</text:span></text:p></draw:text-box></draw:frame><draw:frame draw:style-name="gr12" draw:text-style-name="P113" svg:width="1.001cm" svg:height="0.701cm" svg:x="4.397cm" svg:y="0.224cm"><draw:text-box><text:p text:style-name="P112"><text:span text:style-name="T69">7</text:span></text:p></draw:text-box></draw:frame><draw:frame draw:style-name="gr12" draw:text-style-name="P113" svg:width="1.001cm" svg:height="0.701cm" svg:x="5.398cm" svg:y="0.224cm"><draw:text-box><text:p text:style-name="P112"><text:span text:style-name="T69">6</text:span></text:p></draw:text-box></draw:frame><draw:frame draw:style-name="gr12" draw:text-style-name="P113" svg:width="1.001cm" svg:height="0.701cm" svg:x="6.398cm" svg:y="0.224cm"><draw:text-box><text:p text:style-name="P112"><text:span text:style-name="T69">5</text:span></text:p></draw:text-box></draw:frame><draw:frame draw:style-name="gr12" draw:text-style-name="P113" svg:width="1.001cm" svg:height="0.701cm" svg:x="7.398cm" svg:y="0.224cm"><draw:text-box><text:p text:style-name="P112"><text:span text:style-name="T69">4</text:span></text:p></draw:text-box></draw:frame><draw:frame draw:style-name="gr12" draw:text-style-name="P113" svg:width="1.001cm" svg:height="0.701cm" svg:x="8.398cm" svg:y="0.224cm"><draw:text-box><text:p text:style-name="P112"><text:span text:style-name="T69">3</text:span></text:p></draw:text-box></draw:frame><draw:frame draw:style-name="gr12" draw:text-style-name="P113" svg:width="1.001cm" svg:height="0.701cm" svg:x="9.398cm" svg:y="0.224cm"><draw:text-box><text:p text:style-name="P112"><text:span text:style-name="T69">2</text:span></text:p></draw:text-box></draw:frame><draw:frame draw:style-name="gr12" draw:text-style-name="P113" svg:width="1.001cm" svg:height="0.701cm" svg:x="10.398cm" svg:y="0.224cm"><draw:text-box><text:p text:style-name="P112"><text:span text:style-name="T69">1</text:span></text:p></draw:text-box></draw:frame><draw:frame draw:style-name="gr12" draw:text-style-name="P113" svg:width="1.001cm" svg:height="0.701cm" svg:x="11.398cm" svg:y="0.224cm"><draw:text-box><text:p text:style-name="P112"><text:span text:style-name="T69">0</text:span></text:p></draw:text-box></draw:frame><draw:line draw:style-name="gr6" draw:text-style-name="P114" svg:x1="3.399cm" svg:y1="2.4cm" svg:x2="3.399cm" svg:y2="4.4cm"><text:p/></draw:line><draw:line draw:style-name="gr6" draw:text-style-name="P114" svg:x1="11.399cm" svg:y1="2.4cm" svg:x2="11.399cm" svg:y2="4.4cm"><text:p/></draw:line><draw:line draw:style-name="gr7" draw:text-style-name="P114" svg:x1="14.599cm" svg:y1="4.2cm" svg:x2="12.399cm" svg:y2="4.2cm"><text:p/></draw:line><draw:line draw:style-name="gr6" draw:text-style-name="P114" svg:x1="12.399cm" svg:y1="2.4cm" svg:x2="12.399cm" svg:y2="4.4cm"><text:p/></draw:line><draw:line draw:style-name="gr6" draw:text-style-name="P114" svg:x1="11.399cm" svg:y1="4.2cm" svg:x2="12.399cm" svg:y2="4.2cm"><text:p/></draw:line><draw:line draw:style-name="gr8" draw:text-style-name="P114" svg:x1="3.399cm" svg:y1="4.2cm" svg:x2="11.399cm" svg:y2="4.2cm"><text:p/></draw:line><draw:line draw:style-name="gr8" draw:text-style-name="P114" svg:x1="3.399cm" svg:y1="3.2cm" svg:x2="12.399cm" svg:y2="3.2cm"><text:p/></draw:line><draw:line draw:style-name="gr6" draw:text-style-name="P114" svg:x1="3.399cm" svg:y1="0.2cm" svg:x2="12.399cm" svg:y2="0.2cm"><text:p/></draw:line><draw:line draw:style-name="gr6" draw:text-style-name="P114" svg:x1="3.399cm" svg:y1="0cm" svg:x2="3.399cm" svg:y2="0.4cm"><text:p/></draw:line><draw:line draw:style-name="gr6" draw:text-style-name="P114" svg:x1="4.399cm" svg:y1="0cm" svg:x2="4.399cm" svg:y2="0.4cm"><text:p/></draw:line><draw:line draw:style-name="gr6" draw:text-style-name="P114" svg:x1="5.399cm" svg:y1="0cm" svg:x2="5.399cm" svg:y2="0.4cm"><text:p/></draw:line><draw:line draw:style-name="gr6" draw:text-style-name="P114" svg:x1="6.401cm" svg:y1="0cm" svg:x2="6.401cm" svg:y2="0.4cm"><text:p/></draw:line><draw:line draw:style-name="gr6" draw:text-style-name="P114" svg:x1="7.399cm" svg:y1="0cm" svg:x2="7.399cm" svg:y2="0.4cm"><text:p/></draw:line><draw:line draw:style-name="gr6" draw:text-style-name="P114" svg:x1="8.399cm" svg:y1="0cm" svg:x2="8.399cm" svg:y2="0.4cm"><text:p/></draw:line><draw:line draw:style-name="gr6" draw:text-style-name="P114" svg:x1="9.399cm" svg:y1="0cm" svg:x2="9.399cm" svg:y2="0.4cm"><text:p/></draw:line><draw:line draw:style-name="gr6" draw:text-style-name="P114" svg:x1="10.399cm" svg:y1="0cm" svg:x2="10.399cm" svg:y2="0.4cm"><text:p/></draw:line><draw:line draw:style-name="gr6" draw:text-style-name="P114" svg:x1="11.399cm" svg:y1="0cm" svg:x2="11.399cm" svg:y2="0.4cm"><text:p/></draw:line><draw:line draw:style-name="gr6" draw:text-style-name="P114" svg:x1="12.399cm" svg:y1="0cm" svg:x2="12.399cm" svg:y2="0.4cm"><text:p/></draw:line><draw:frame draw:style-name="gr2" draw:text-style-name="P113" svg:width="1.5cm" svg:height="0.802cm" svg:x="12.899cm" svg:y="3.401cm"><draw:text-box><text:p text:style-name="P112"><text:span text:style-name="T69">t</text:span><text:span text:style-name="T70">REC</text:span></text:p></draw:text-box></draw:frame><draw:line draw:style-name="gr9" draw:text-style-name="P114" svg:x1="11.399cm" svg:y1="2.2cm" svg:x2="11.599cm" svg:y2="1.2cm"><text:p/></draw:line><draw:frame draw:style-name="gr2" draw:text-style-name="P113" svg:width="1.502cm" svg:height="0.802cm" svg:x="6.024cm" svg:y="2.401cm"><draw:text-box><text:p text:style-name="P112"><text:span text:style-name="T69">t</text:span><text:span text:style-name="T70">DATT</text:span></text:p></draw:text-box></draw:frame><draw:frame draw:style-name="gr13" draw:text-style-name="P113" svg:width="3.502cm" svg:height="0.793cm" svg:x="5.899cm" svg:y="3.401cm"><draw:text-box><text:p text:style-name="P112"><text:span text:style-name="T69">t</text:span><text:span text:style-name="T70">SLOT</text:span><text:span text:style-name="T71"> = t</text:span><text:span text:style-name="T70">LOW0</text:span></text:p></draw:text-box></draw:frame></draw:g>Drawing <text:sequence text:ref-name="refDrawing4" text:name="Drawing" text:formula="ooow:Drawing+1" style:num-format="1">5</text:sequence>: Write 0 timing diagram</text:p></draw:text-box></draw:frame></text:p>
      <text:p text:style-name="Text_20_body">The write <text:span text:style-name="T66">'</text:span>1<text:span text:style-name="T66">'</text:span> or read <text:span text:style-name="T66">cycle</text:span> is 9 periods long. The wire is tight low for 1 period than released. A typical 1-wire slave would answer with <text:span text:style-name="T66">'</text:span>0<text:span text:style-name="T66">'</text:span> by holding the wire down for 4 periods (min 2, max 8) from the falling edge of the read command. Data is sampled at the most stable point at 2 periods from the falling edge. There is 1 period at the end for recovery.</text:p>
      <text:p text:style-name="Text_20_body"><draw:frame draw:style-name="fr1" draw:name="Frame6" text:anchor-type="paragraph" svg:x="0cm" svg:y="0.21cm" svg:width="17cm" draw:z-index="5"><draw:text-box fo:min-height="6.459cm"><text:p text:style-name="Drawing"><draw:g text:anchor-type="paragraph" draw:z-index="6" draw:style-name="gr1"><draw:line draw:style-name="gr3" draw:text-style-name="P114" svg:x1="3.399cm" svg:y1="1.2cm" svg:x2="3.599cm" svg:y2="2.2cm"><text:p/></draw:line><draw:line draw:style-name="gr3" draw:text-style-name="P114" svg:x1="3.599cm" svg:y1="2.2cm" svg:x2="4.399cm" svg:y2="2.2cm"><text:p/></draw:line><draw:line draw:style-name="gr4" draw:text-style-name="P114" svg:x1="2.399cm" svg:y1="1.2cm" svg:x2="3.399cm" svg:y2="1.2cm"><text:p/></draw:line><draw:line draw:style-name="gr11" draw:text-style-name="P114" svg:x1="4.399cm" svg:y1="2.2cm" svg:x2="11.399cm" svg:y2="2.2cm"><text:p/></draw:line><draw:line draw:style-name="gr4" draw:text-style-name="P114" svg:x1="11.599cm" svg:y1="1.2cm" svg:x2="12.399cm" svg:y2="1.2cm"><text:p/></draw:line><draw:line draw:style-name="gr11" draw:text-style-name="P114" svg:x1="4.6cm" svg:y1="1.2cm" svg:x2="11.6cm" svg:y2="1.2cm"><text:p/></draw:line><draw:line draw:style-name="gr11" draw:text-style-name="P114" svg:x1="5.999cm" svg:y1="2.2cm" svg:x2="6.199cm" svg:y2="1.2cm"><text:p/></draw:line><draw:line draw:style-name="gr11" draw:text-style-name="P114" svg:x1="5.399cm" svg:y1="2.2cm" svg:x2="5.599cm" svg:y2="1.2cm"><text:p/></draw:line><draw:line draw:style-name="gr11" draw:text-style-name="P114" svg:x1="6.199cm" svg:y1="2.2cm" svg:x2="6.399cm" svg:y2="1.2cm"><text:p/></draw:line><draw:line draw:style-name="gr11" draw:text-style-name="P114" svg:x1="5.599cm" svg:y1="2.2cm" svg:x2="5.799cm" svg:y2="1.2cm"><text:p/></draw:line><draw:line draw:style-name="gr11" draw:text-style-name="P114" svg:x1="5.799cm" svg:y1="2.2cm" svg:x2="5.999cm" svg:y2="1.2cm"><text:p/></draw:line><draw:line draw:style-name="gr11" draw:text-style-name="P114" svg:x1="6.999cm" svg:y1="2.2cm" svg:x2="7.199cm" svg:y2="1.2cm"><text:p/></draw:line><draw:line draw:style-name="gr11" draw:text-style-name="P114" svg:x1="6.401cm" svg:y1="2.2cm" svg:x2="6.601cm" svg:y2="1.2cm"><text:p/></draw:line><draw:line draw:style-name="gr11" draw:text-style-name="P114" svg:x1="7.2cm" svg:y1="2.2cm" svg:x2="7.4cm" svg:y2="1.2cm"><text:p/></draw:line><draw:line draw:style-name="gr11" draw:text-style-name="P114" svg:x1="6.599cm" svg:y1="2.2cm" svg:x2="6.799cm" svg:y2="1.2cm"><text:p/></draw:line><draw:line draw:style-name="gr11" draw:text-style-name="P114" svg:x1="6.799cm" svg:y1="2.2cm" svg:x2="6.999cm" svg:y2="1.2cm"><text:p/></draw:line><draw:line draw:style-name="gr9" draw:text-style-name="P114" svg:x1="7.4cm" svg:y1="2.2cm" svg:x2="7.6cm" svg:y2="1.2cm"><text:p/></draw:line><draw:line draw:style-name="gr11" draw:text-style-name="P114" svg:x1="8.2cm" svg:y1="2.2cm" svg:x2="8.4cm" svg:y2="1.2cm"><text:p/></draw:line><draw:line draw:style-name="gr11" draw:text-style-name="P114" svg:x1="7.799cm" svg:y1="2.2cm" svg:x2="7.999cm" svg:y2="1.2cm"><text:p/></draw:line><draw:line draw:style-name="gr11" draw:text-style-name="P114" svg:x1="8.999cm" svg:y1="2.2cm" svg:x2="9.199cm" svg:y2="1.2cm"><text:p/></draw:line><draw:line draw:style-name="gr11" draw:text-style-name="P114" svg:x1="8.599cm" svg:y1="2.2cm" svg:x2="8.799cm" svg:y2="1.2cm"><text:p/></draw:line><draw:frame draw:style-name="gr12" draw:text-style-name="P113" svg:width="1.001cm" svg:height="0.701cm" svg:x="3.399cm" svg:y="0.199cm"><draw:text-box><text:p text:style-name="P112"><text:span text:style-name="T69">8</text:span></text:p></draw:text-box></draw:frame><draw:frame draw:style-name="gr12" draw:text-style-name="P113" svg:width="1.001cm" svg:height="0.701cm" svg:x="4.399cm" svg:y="0.199cm"><draw:text-box><text:p text:style-name="P112"><text:span text:style-name="T69">7</text:span></text:p></draw:text-box></draw:frame><draw:frame draw:style-name="gr12" draw:text-style-name="P113" svg:width="1.001cm" svg:height="0.701cm" svg:x="5.399cm" svg:y="0.199cm"><draw:text-box><text:p text:style-name="P112"><text:span text:style-name="T69">6</text:span></text:p></draw:text-box></draw:frame><draw:frame draw:style-name="gr12" draw:text-style-name="P113" svg:width="1.001cm" svg:height="0.701cm" svg:x="6.4cm" svg:y="0.199cm"><draw:text-box><text:p text:style-name="P112"><text:span text:style-name="T69">5</text:span></text:p></draw:text-box></draw:frame><draw:frame draw:style-name="gr12" draw:text-style-name="P113" svg:width="1.001cm" svg:height="0.701cm" svg:x="7.4cm" svg:y="0.199cm"><draw:text-box><text:p text:style-name="P112"><text:span text:style-name="T69">4</text:span></text:p></draw:text-box></draw:frame><draw:frame draw:style-name="gr12" draw:text-style-name="P113" svg:width="1.001cm" svg:height="0.701cm" svg:x="8.4cm" svg:y="0.199cm"><draw:text-box><text:p text:style-name="P112"><text:span text:style-name="T69">3</text:span></text:p></draw:text-box></draw:frame><draw:frame draw:style-name="gr12" draw:text-style-name="P113" svg:width="0.999cm" svg:height="0.701cm" svg:x="9.4cm" svg:y="0.199cm"><draw:text-box><text:p text:style-name="P112"><text:span text:style-name="T69">2</text:span></text:p></draw:text-box></draw:frame><draw:frame draw:style-name="gr12" draw:text-style-name="P113" svg:width="1.001cm" svg:height="0.701cm" svg:x="10.398cm" svg:y="0.199cm"><draw:text-box><text:p text:style-name="P112"><text:span text:style-name="T69">1</text:span></text:p></draw:text-box></draw:frame><draw:line draw:style-name="gr11" draw:text-style-name="P114" svg:x1="9.399cm" svg:y1="2.2cm" svg:x2="9.599cm" svg:y2="1.2cm"><text:p/></draw:line><draw:line draw:style-name="gr11" draw:text-style-name="P114" svg:x1="10.199cm" svg:y1="2.2cm" svg:x2="10.399cm" svg:y2="1.2cm"><text:p/></draw:line><draw:line draw:style-name="gr11" draw:text-style-name="P114" svg:x1="9.8cm" svg:y1="2.2cm" svg:x2="10cm" svg:y2="1.2cm"><text:p/></draw:line><draw:line draw:style-name="gr11" draw:text-style-name="P114" svg:x1="10.999cm" svg:y1="2.2cm" svg:x2="11.199cm" svg:y2="1.2cm"><text:p/></draw:line><draw:line draw:style-name="gr11" draw:text-style-name="P114" svg:x1="10.599cm" svg:y1="2.2cm" svg:x2="10.799cm" svg:y2="1.2cm"><text:p/></draw:line><draw:frame draw:style-name="gr12" draw:text-style-name="P113" svg:width="1.001cm" svg:height="0.701cm" svg:x="11.398cm" svg:y="0.199cm"><draw:text-box><text:p text:style-name="P112"><text:span text:style-name="T69">0</text:span></text:p></draw:text-box></draw:frame><draw:line draw:style-name="gr6" draw:text-style-name="P114" svg:x1="3.399cm" svg:y1="2.4cm" svg:x2="3.399cm" svg:y2="6.45cm"><text:p/></draw:line><draw:line draw:style-name="gr6" draw:text-style-name="P114" svg:x1="5.399cm" svg:y1="2.4cm" svg:x2="5.399cm" svg:y2="6.45cm"><text:p/></draw:line><draw:line draw:style-name="gr6" draw:text-style-name="P114" svg:x1="11.399cm" svg:y1="2.4cm" svg:x2="11.399cm" svg:y2="4.4cm"><text:p/></draw:line><draw:line draw:style-name="gr6" draw:text-style-name="P114" svg:x1="4.399cm" svg:y1="2.4cm" svg:x2="4.399cm" svg:y2="5.45cm"><text:p/></draw:line><draw:line draw:style-name="gr7" draw:text-style-name="P114" svg:x1="7.599cm" svg:y1="5.2cm" svg:x2="4.399cm" svg:y2="5.2cm"><text:p/></draw:line><draw:line draw:style-name="gr7" draw:text-style-name="P114" svg:x1="7.599cm" svg:y1="6.2cm" svg:x2="5.399cm" svg:y2="6.2cm"><text:p/></draw:line><draw:line draw:style-name="gr7" draw:text-style-name="P114" svg:x1="2.399cm" svg:y1="5.2cm" svg:x2="3.399cm" svg:y2="5.2cm"><text:p/></draw:line><draw:line draw:style-name="gr7" draw:text-style-name="P114" svg:x1="14.599cm" svg:y1="4.2cm" svg:x2="12.399cm" svg:y2="4.2cm"><text:p/></draw:line><draw:line draw:style-name="gr6" draw:text-style-name="P114" svg:x1="12.399cm" svg:y1="2.4cm" svg:x2="12.399cm" svg:y2="4.4cm"><text:p/></draw:line><draw:line draw:style-name="gr6" draw:text-style-name="P114" svg:x1="3.399cm" svg:y1="5.2cm" svg:x2="4.399cm" svg:y2="5.2cm"><text:p/></draw:line><draw:line draw:style-name="gr6" draw:text-style-name="P114" svg:x1="11.399cm" svg:y1="4.2cm" svg:x2="12.399cm" svg:y2="4.2cm"><text:p/></draw:line><draw:line draw:style-name="gr8" draw:text-style-name="P114" svg:x1="3.399cm" svg:y1="4.2cm" svg:x2="11.399cm" svg:y2="4.2cm"><text:p/></draw:line><draw:line draw:style-name="gr8" draw:text-style-name="P114" svg:x1="3.399cm" svg:y1="3.2cm" svg:x2="12.399cm" svg:y2="3.2cm"><text:p/></draw:line><draw:frame draw:style-name="gr2" draw:text-style-name="P113" svg:width="1.502cm" svg:height="0.802cm" svg:x="5.899cm" svg:y="5.399cm"><draw:text-box><text:p text:style-name="P112"><text:span text:style-name="T69">t</text:span><text:span text:style-name="T70">DATS</text:span></text:p></draw:text-box></draw:frame><draw:frame draw:style-name="gr2" draw:text-style-name="P113" svg:width="1.701cm" svg:height="0.802cm" svg:x="5.899cm" svg:y="4.399cm"><draw:text-box><text:p text:style-name="P112"><text:span text:style-name="T69">t</text:span><text:span text:style-name="T70">LOW1</text:span></text:p></draw:text-box></draw:frame><draw:frame draw:style-name="gr2" draw:text-style-name="P113" svg:width="1.5cm" svg:height="0.802cm" svg:x="12.899cm" svg:y="3.401cm"><draw:text-box><text:p text:style-name="P112"><text:span text:style-name="T69">t</text:span><text:span text:style-name="T70">REC</text:span></text:p></draw:text-box></draw:frame><draw:line draw:style-name="gr6" draw:text-style-name="P114" svg:x1="3.399cm" svg:y1="0.2cm" svg:x2="12.399cm" svg:y2="0.2cm"><text:p/></draw:line><draw:line draw:style-name="gr6" draw:text-style-name="P114" svg:x1="3.399cm" svg:y1="0cm" svg:x2="3.399cm" svg:y2="0.4cm"><text:p/></draw:line><draw:line draw:style-name="gr6" draw:text-style-name="P114" svg:x1="4.399cm" svg:y1="0cm" svg:x2="4.399cm" svg:y2="0.4cm"><text:p/></draw:line><draw:line draw:style-name="gr6" draw:text-style-name="P114" svg:x1="5.399cm" svg:y1="0cm" svg:x2="5.399cm" svg:y2="0.4cm"><text:p/></draw:line><draw:line draw:style-name="gr6" draw:text-style-name="P114" svg:x1="6.401cm" svg:y1="0cm" svg:x2="6.401cm" svg:y2="0.4cm"><text:p/></draw:line><draw:line draw:style-name="gr6" draw:text-style-name="P114" svg:x1="7.4cm" svg:y1="0cm" svg:x2="7.4cm" svg:y2="0.4cm"><text:p/></draw:line><draw:line draw:style-name="gr6" draw:text-style-name="P114" svg:x1="8.399cm" svg:y1="0cm" svg:x2="8.399cm" svg:y2="0.4cm"><text:p/></draw:line><draw:line draw:style-name="gr6" draw:text-style-name="P114" svg:x1="9.399cm" svg:y1="0cm" svg:x2="9.399cm" svg:y2="0.4cm"><text:p/></draw:line><draw:line draw:style-name="gr6" draw:text-style-name="P114" svg:x1="10.399cm" svg:y1="0cm" svg:x2="10.399cm" svg:y2="0.4cm"><text:p/></draw:line><draw:line draw:style-name="gr6" draw:text-style-name="P114" svg:x1="11.399cm" svg:y1="0cm" svg:x2="11.399cm" svg:y2="0.4cm"><text:p/></draw:line><draw:line draw:style-name="gr6" draw:text-style-name="P114" svg:x1="12.399cm" svg:y1="0cm" svg:x2="12.399cm" svg:y2="0.4cm"><text:p/></draw:line><draw:frame draw:style-name="gr2" draw:text-style-name="P113" svg:width="1.502cm" svg:height="0.802cm" svg:x="5.899cm" svg:y="2.415cm"><draw:text-box><text:p text:style-name="P112"><text:span text:style-name="T69">t</text:span><text:span text:style-name="T70">DATT</text:span></text:p></draw:text-box></draw:frame><draw:frame draw:style-name="gr13" draw:text-style-name="P113" svg:width="1.502cm" svg:height="0.793cm" svg:x="5.899cm" svg:y="3.413cm"><draw:text-box><text:p text:style-name="P112"><text:span text:style-name="T69">t</text:span><text:span text:style-name="T70">SLOT</text:span></text:p></draw:text-box></draw:frame><draw:line draw:style-name="gr11" draw:text-style-name="P114" svg:x1="11.399cm" svg:y1="2.2cm" svg:x2="11.599cm" svg:y2="1.2cm"><text:p/></draw:line><draw:line draw:style-name="gr9" draw:text-style-name="P114" svg:x1="4.399cm" svg:y1="2.2cm" svg:x2="4.599cm" svg:y2="1.2cm"><text:p/></draw:line><draw:line draw:style-name="gr7" draw:text-style-name="P114" svg:x1="2.399cm" svg:y1="6.2cm" svg:x2="3.399cm" svg:y2="6.2cm"><text:p/></draw:line><draw:line draw:style-name="gr6" draw:text-style-name="P114" svg:x1="3.399cm" svg:y1="6.2cm" svg:x2="5.399cm" svg:y2="6.2cm"><text:p/></draw:line></draw:g>Drawing <text:sequence text:ref-name="refDrawing5" text:name="Drawing" text:formula="ooow:Drawing+1" style:num-format="1">6</text:sequence>: Write 1, read timing diagram</text:p></draw:text-box></draw:frame></text:p>
      <text:p text:style-name="Text_20_body"/>
      <text:h text:style-name="Heading_20_1" text:outline-level="1"><text:soft-page-break/>SOPC builder integration</text:h>
      <text:p text:style-name="Text_20_body"/>
      <text:h text:style-name="Heading_20_1" text:outline-level="1">Software driver</text:h>
      <text:p text:style-name="Text_20_body"/>
      <text:h text:style-name="Heading_20_1" text:outline-level="1">Demo<text:span text:style-name="T67"> hardware and software</text:span> implementation</text:h>
      <text:p text:style-name="P68"/>
      <text:p text:style-name="P68"/>
      <text:p text:style-name="P108">Temperature device demo: </text:p>
      <text:p text:style-name="P108"/>
      <text:p text:style-name="P108">(0) 3F000000C8CF9B28 <text:s/>22.3 Celsius </text:p>
      <text:p text:style-name="P108">(1) 44000801E51EC510 <text:s/>22.8 Celsius </text:p>
      <text:p text:style-name="P108"/>
      <text:p text:style-name="P108">Press any key to continue </text:p>
      <text:p text:style-name="P68"/>
      <text:p text:style-name="P68"/>
      <text:h text:style-name="P81"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82091"/>
    </style:style>
    <style:style style:name="MT1" style:family="text">
      <style:text-properties officeooo:rsid="003820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ab/></text:span><text:span text:style-name="MT1"><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12-12T00:13:01</dc:date>
    <dc:creator>Iztok Jeras</dc:creator>
    <meta:editing-duration>PT54H16M44S</meta:editing-duration>
    <meta:editing-cycles>85</meta:editing-cycles>
    <meta:generator>OpenOffice.org/3.2$Linux OpenOffice.org_project/320m19$Build-9505</meta:generator>
    <meta:document-statistic meta:table-count="12" meta:image-count="0" meta:object-count="4" meta:page-count="15" meta:paragraph-count="669" meta:word-count="3859" meta:character-count="21236"/>
  </office:meta>
</office:document-meta>
</file>

<file path=Object 1/content.xml><?xml version="1.0" encoding="utf-8"?>
<math xmlns="http://www.w3.org/1998/Math/MathML">
  <semantics>
    <mrow>
      <mrow>
        <mtext>CDR_N</mtext>
        <mi mathvariant="normal">=</mi>
        <mrow>
          <msub>
            <mi>f</mi>
            <mi mathvariant="italic">clk</mi>
          </msub>
          <mi mathvariant="normal">⋅</mi>
          <mn>7.5</mn>
        </mrow>
      </mrow>
      <mo stretchy="false">μ</mo>
      <mrow>
        <mi>s</mi>
        <mi mathvariant="normal">−</mi>
        <mn>1</mn>
      </mrow>
    </mrow>
    <annotation encoding="StarMath 5.0">"CDR_N" = f_{clk} cdot 7.5 {%mu}s - 1</annotation>
  </semantics>
</math>
</file>

<file path=Object 2/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3/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row>
        <mi>s</mi>
        <mi mathvariant="normal">−</mi>
        <mn>1</mn>
      </mrow>
    </mrow>
    <annotation encoding="StarMath 5.0">"CDR_O" = f_{clk} cdot 1.0 {%mu}s - 1</annotation>
  </semantics>
</math>
</file>